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text-properties officeooo:rsid="0001dcd6" officeooo:paragraph-rsid="0001dcd6"/>
    </style:style>
    <style:style style:name="P52" style:family="paragraph" style:parent-style-name="Text_20_body">
      <style:text-properties officeooo:rsid="0001dcd6" officeooo:paragraph-rsid="000363b2"/>
    </style:style>
    <style:style style:name="P53" style:family="paragraph" style:parent-style-name="Text_20_body">
      <style:text-properties officeooo:rsid="0001dcd6" officeooo:paragraph-rsid="00089d47"/>
    </style:style>
    <style:style style:name="P54" style:family="paragraph" style:parent-style-name="Text_20_body">
      <style:text-properties officeooo:paragraph-rsid="000a7d30"/>
    </style:style>
    <style:style style:name="P55" style:family="paragraph" style:parent-style-name="Text_20_body">
      <style:text-properties officeooo:paragraph-rsid="000bf2b7"/>
    </style:style>
    <style:style style:name="P56" style:family="paragraph" style:parent-style-name="Text_20_body">
      <style:paragraph-properties fo:break-before="page"/>
    </style:style>
    <style:style style:name="P57" style:family="paragraph" style:parent-style-name="Contents_20_Heading">
      <style:paragraph-properties fo:break-before="page"/>
    </style:style>
    <style:style style:name="P58" style:family="paragraph" style:parent-style-name="Text_20_body">
      <style:paragraph-properties fo:margin-left="0.9756in" fo:margin-right="0in" fo:text-indent="0in" style:auto-text-indent="false"/>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2" style:family="paragraph" style:parent-style-name="Footnote">
      <style:paragraph-properties fo:margin-left="0in" fo:margin-right="0in" fo:text-indent="0in" style:auto-text-indent="false"/>
    </style:style>
    <style:style style:name="P63" style:family="paragraph" style:parent-style-name="Preformatted_20_Text">
      <style:paragraph-properties fo:margin-left="0in" fo:margin-right="0in" fo:margin-top="0in" fo:margin-bottom="0.1965in" style:contextual-spacing="false" fo:text-indent="0in" style:auto-text-indent="false"/>
    </style:style>
    <style:style style:name="P64"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5" style:family="paragraph" style:parent-style-name="Preformatted_20_Text">
      <style:paragraph-properties fo:margin-left="0in" fo:margin-right="0in" fo:margin-top="0in" fo:margin-bottom="0in" style:contextual-spacing="false" fo:text-indent="0in" style:auto-text-indent="false"/>
    </style:style>
    <style:style style:name="P6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7" style:family="paragraph" style:parent-style-name="Text_20_body">
      <style:paragraph-properties fo:margin-left="0.9673in" fo:margin-right="0in" fo:text-indent="0in" style:auto-text-indent="false"/>
    </style:style>
    <style:style style:name="P68" style:family="paragraph" style:parent-style-name="Text_20_body">
      <style:paragraph-properties fo:margin-left="0.9835in" fo:margin-right="0in" fo:text-indent="0in" style:auto-text-indent="false"/>
    </style:style>
    <style:style style:name="P69"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0"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1" style:family="paragraph" style:parent-style-name="Standard">
      <style:paragraph-properties fo:margin-left="0.9835in" fo:margin-right="0in" fo:text-indent="0in" style:auto-text-indent="false"/>
    </style:style>
    <style:style style:name="P72" style:family="paragraph" style:parent-style-name="Heading">
      <style:paragraph-properties fo:text-align="center" style:justify-single-word="false"/>
      <style:text-properties fo:font-size="70pt" style:font-size-asian="70pt" style:font-size-complex="70pt"/>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4">
      <style:paragraph-properties>
        <style:tab-stops>
          <style:tab-stop style:position="6.1035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parent-style-name="Contents_20_5">
      <style:paragraph-properties>
        <style:tab-stops>
          <style:tab-stop style:position="5.9071in" style:type="right" style:leader-style="dotted" style:leader-text="."/>
        </style:tab-stops>
      </style:paragraph-properties>
    </style:style>
    <style:style style:name="P78" style:family="paragraph" style:parent-style-name="Text_20_body" style:list-style-name="L90"/>
    <style:style style:name="P79" style:family="paragraph" style:parent-style-name="Text_20_body" style:list-style-name="L91">
      <style:text-properties style:text-underline-style="none" fo:font-weight="normal" style:font-weight-asian="normal" style:font-weight-complex="normal"/>
    </style:style>
    <style:style style:name="P80" style:family="paragraph" style:parent-style-name="Text_20_body" style:list-style-name="L92"/>
    <style:style style:name="P81" style:family="paragraph" style:parent-style-name="Text_20_body" style:list-style-name="L93"/>
    <style:style style:name="P82" style:family="paragraph" style:parent-style-name="Text_20_body" style:list-style-name="L94"/>
    <style:style style:name="P83" style:family="paragraph" style:parent-style-name="Text_20_body" style:list-style-name="L95"/>
    <style:style style:name="P84" style:family="paragraph" style:parent-style-name="Text_20_body" style:list-style-name="L96"/>
    <style:style style:name="P85" style:family="paragraph" style:parent-style-name="Text_20_body" style:list-style-name="L97">
      <style:text-properties fo:font-weight="bold" style:font-weight-asian="bold" style:font-weight-complex="bold"/>
    </style:style>
    <style:style style:name="P86" style:family="paragraph" style:parent-style-name="Text_20_body" style:list-style-name="L99">
      <style:text-properties fo:font-weight="bold" style:font-weight-asian="bold" style:font-weight-complex="bold"/>
    </style:style>
    <style:style style:name="P87" style:family="paragraph" style:parent-style-name="Text_20_body" style:list-style-name="L119">
      <style:paragraph-properties fo:text-align="start" style:justify-single-word="false"/>
      <style:text-properties fo:font-weight="bold" style:font-weight-asian="bold" style:font-weight-complex="bold"/>
    </style:style>
    <style:style style:name="P88" style:family="paragraph" style:parent-style-name="Text_20_body" style:list-style-name="L121">
      <style:text-properties fo:font-weight="bold" style:font-weight-asian="bold" style:font-weight-complex="bold"/>
    </style:style>
    <style:style style:name="P89" style:family="paragraph" style:parent-style-name="Text_20_body" style:list-style-name="L133">
      <style:text-properties fo:font-weight="bold" style:font-weight-asian="bold" style:font-weight-complex="bold"/>
    </style:style>
    <style:style style:name="P90" style:family="paragraph" style:parent-style-name="Text_20_body" style:list-style-name="L98"/>
    <style:style style:name="P91" style:family="paragraph" style:parent-style-name="Text_20_body" style:list-style-name="L98">
      <style:text-properties fo:font-weight="normal" style:font-weight-asian="normal" style:font-weight-complex="normal"/>
    </style:style>
    <style:style style:name="P92" style:family="paragraph" style:parent-style-name="Text_20_body" style:list-style-name="L130">
      <style:text-properties fo:font-weight="normal" style:font-weight-asian="normal" style:font-weight-complex="normal"/>
    </style:style>
    <style:style style:name="P93" style:family="paragraph" style:parent-style-name="Text_20_body" style:list-style-name="L100"/>
    <style:style style:name="P94" style:family="paragraph" style:parent-style-name="Text_20_body" style:list-style-name="L101"/>
    <style:style style:name="P95" style:family="paragraph" style:parent-style-name="Text_20_body" style:list-style-name="L102"/>
    <style:style style:name="P96" style:family="paragraph" style:parent-style-name="Text_20_body" style:list-style-name="L103"/>
    <style:style style:name="P97" style:family="paragraph" style:parent-style-name="Text_20_body" style:list-style-name="L103">
      <style:text-properties fo:font-style="normal" style:font-style-asian="normal" style:font-style-complex="normal"/>
    </style:style>
    <style:style style:name="P98" style:family="paragraph" style:parent-style-name="Text_20_body" style:list-style-name="L104">
      <style:text-properties fo:font-style="normal" fo:font-weight="normal" style:font-style-asian="normal" style:font-weight-asian="normal" style:font-style-complex="normal" style:font-weight-complex="normal"/>
    </style:style>
    <style:style style:name="P99" style:family="paragraph" style:parent-style-name="Text_20_body" style:list-style-name="L122">
      <style:text-properties fo:font-style="normal" fo:font-weight="normal" style:font-style-asian="normal" style:font-weight-asian="normal" style:font-style-complex="normal" style:font-weight-complex="normal"/>
    </style:style>
    <style:style style:name="P100" style:family="paragraph" style:parent-style-name="Text_20_body" style:list-style-name="L123">
      <style:text-properties fo:font-style="normal" fo:font-weight="normal" style:font-style-asian="normal" style:font-weight-asian="normal" style:font-style-complex="normal" style:font-weight-complex="normal"/>
    </style:style>
    <style:style style:name="P101" style:family="paragraph" style:parent-style-name="Text_20_body" style:list-style-name="L124">
      <style:text-properties fo:font-style="normal" fo:font-weight="normal" style:font-style-asian="normal" style:font-weight-asian="normal" style:font-style-complex="normal" style:font-weight-complex="normal"/>
    </style:style>
    <style:style style:name="P102" style:family="paragraph" style:parent-style-name="Text_20_body" style:list-style-name="L125">
      <style:text-properties fo:font-style="normal" fo:font-weight="normal" style:font-style-asian="normal" style:font-weight-asian="normal" style:font-style-complex="normal" style:font-weight-complex="normal"/>
    </style:style>
    <style:style style:name="P103" style:family="paragraph" style:parent-style-name="Text_20_body" style:list-style-name="L126">
      <style:text-properties fo:font-style="normal" fo:font-weight="normal" style:font-style-asian="normal" style:font-weight-asian="normal" style:font-style-complex="normal" style:font-weight-complex="normal"/>
    </style:style>
    <style:style style:name="P104" style:family="paragraph" style:parent-style-name="Text_20_body" style:list-style-name="L128">
      <style:text-properties fo:font-style="normal" fo:font-weight="normal" style:font-style-asian="normal" style:font-weight-asian="normal" style:font-style-complex="normal" style:font-weight-complex="normal"/>
    </style:style>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8"/>
    <style:style style:name="P110" style:family="paragraph" style:parent-style-name="Text_20_body" style:list-style-name="L109"/>
    <style:style style:name="P111" style:family="paragraph" style:parent-style-name="Text_20_body" style:list-style-name="L110"/>
    <style:style style:name="P112" style:family="paragraph" style:parent-style-name="Text_20_body" style:list-style-name="L111"/>
    <style:style style:name="P113" style:family="paragraph" style:parent-style-name="Text_20_body" style:list-style-name="L112"/>
    <style:style style:name="P114" style:family="paragraph" style:parent-style-name="Text_20_body" style:list-style-name="L113"/>
    <style:style style:name="P115" style:family="paragraph" style:parent-style-name="Text_20_body" style:list-style-name="L114"/>
    <style:style style:name="P116" style:family="paragraph" style:parent-style-name="Text_20_body" style:list-style-name="L115"/>
    <style:style style:name="P117" style:family="paragraph" style:parent-style-name="Text_20_body" style:list-style-name="L116"/>
    <style:style style:name="P118" style:family="paragraph" style:parent-style-name="Text_20_body" style:list-style-name="L117"/>
    <style:style style:name="P119" style:family="paragraph" style:parent-style-name="Text_20_body" style:list-style-name="L118"/>
    <style:style style:name="P120" style:family="paragraph" style:parent-style-name="Text_20_body" style:list-style-name="L119">
      <style:paragraph-properties fo:text-align="start" style:justify-single-word="false"/>
    </style:style>
    <style:style style:name="P121" style:family="paragraph" style:parent-style-name="Text_20_body" style:list-style-name="L120"/>
    <style:style style:name="P122" style:family="paragraph" style:parent-style-name="Text_20_body" style:list-style-name="L121"/>
    <style:style style:name="P123" style:family="paragraph" style:parent-style-name="Text_20_body" style:list-style-name="L122"/>
    <style:style style:name="P124" style:family="paragraph" style:parent-style-name="Text_20_body" style:list-style-name="L127"/>
    <style:style style:name="P125" style:family="paragraph" style:parent-style-name="Text_20_body" style:list-style-name="L129"/>
    <style:style style:name="P126" style:family="paragraph" style:parent-style-name="Text_20_body" style:list-style-name="L131"/>
    <style:style style:name="P127" style:family="paragraph" style:parent-style-name="Text_20_body" style:list-style-name="L132"/>
    <style:style style:name="P128" style:family="paragraph" style:parent-style-name="Text_20_body" style:list-style-name="L133"/>
    <style:style style:name="P129" style:family="paragraph" style:parent-style-name="Text_20_body" style:list-style-name="L134"/>
    <style:style style:name="P130" style:family="paragraph" style:parent-style-name="Text_20_body" style:list-style-name="L135"/>
    <style:style style:name="P131" style:family="paragraph" style:parent-style-name="Text_20_body" style:list-style-name="L136"/>
    <style:style style:name="P132" style:family="paragraph" style:parent-style-name="Text_20_body" style:list-style-name="L137"/>
    <style:style style:name="P133" style:family="paragraph" style:parent-style-name="Text_20_body" style:list-style-name="L138"/>
    <style:style style:name="P134" style:family="paragraph" style:parent-style-name="Text_20_body" style:list-style-name="L139"/>
    <style:style style:name="P135" style:family="paragraph" style:parent-style-name="Text_20_body" style:list-style-name="L140"/>
    <style:style style:name="P136" style:family="paragraph" style:parent-style-name="Text_20_body" style:list-style-name="L141"/>
    <style:style style:name="P137" style:family="paragraph" style:parent-style-name="Text_20_body" style:list-style-name="L142"/>
    <style:style style:name="P138" style:family="paragraph" style:parent-style-name="Text_20_body" style:list-style-name="L142">
      <style:text-properties officeooo:paragraph-rsid="000de535"/>
    </style:style>
    <style:style style:name="P139" style:family="paragraph" style:parent-style-name="Text_20_body" style:list-style-name="L143"/>
    <style:style style:name="P140" style:family="paragraph" style:parent-style-name="Text_20_body" style:list-style-name="L144"/>
    <style:style style:name="P141" style:family="paragraph" style:parent-style-name="Text_20_body" style:list-style-name="L144">
      <style:text-properties fo:font-style="italic" fo:font-weight="bold" style:font-style-asian="italic" style:font-weight-asian="bold" style:font-style-complex="italic" style:font-weight-complex="bold"/>
    </style:style>
    <style:style style:name="P142" style:family="paragraph" style:parent-style-name="Text_20_body" style:list-style-name="L145"/>
    <style:style style:name="P143" style:family="paragraph" style:parent-style-name="Text_20_body" style:list-style-name="L146">
      <style:text-properties fo:color="#000000"/>
    </style:style>
    <style:style style:name="P144" style:family="paragraph" style:parent-style-name="Text_20_body" style:list-style-name="L148"/>
    <style:style style:name="P145" style:family="paragraph" style:parent-style-name="Text_20_body" style:list-style-name="L149"/>
    <style:style style:name="P146" style:family="paragraph" style:parent-style-name="Text_20_body" style:list-style-name="L150"/>
    <style:style style:name="P147" style:family="paragraph" style:parent-style-name="Text_20_body" style:list-style-name="L151"/>
    <style:style style:name="P148" style:family="paragraph" style:parent-style-name="Text_20_body" style:list-style-name="L152"/>
    <style:style style:name="P149" style:family="paragraph" style:parent-style-name="Text_20_body" style:list-style-name="L153"/>
    <style:style style:name="P150" style:family="paragraph" style:parent-style-name="Text_20_body" style:list-style-name="L154"/>
    <style:style style:name="P151" style:family="paragraph" style:parent-style-name="Text_20_body" style:list-style-name="L155"/>
    <style:style style:name="P152" style:family="paragraph" style:parent-style-name="Text_20_body" style:list-style-name="L156"/>
    <style:style style:name="P153" style:family="paragraph" style:parent-style-name="Text_20_body" style:list-style-name="L95">
      <style:paragraph-properties fo:margin-left="0.4925in" fo:margin-right="0in" fo:text-indent="-0.25in" style:auto-text-indent="false"/>
    </style:style>
    <style:style style:name="P154" style:family="paragraph" style:parent-style-name="Heading_20_1">
      <style:paragraph-properties fo:break-before="page"/>
    </style:style>
    <style:style style:name="P155" style:family="paragraph" style:parent-style-name="Heading_20_2">
      <style:text-properties fo:font-weight="bold" style:font-weight-asian="bold" style:font-weight-complex="bold"/>
    </style:style>
    <style:style style:name="P156" style:family="paragraph" style:parent-style-name="Heading_20_2">
      <style:text-properties fo:font-style="italic" fo:font-weight="bold" style:font-style-asian="italic" style:font-weight-asian="bold" style:font-style-complex="italic" style:font-weight-complex="bold"/>
    </style:style>
    <style:style style:name="P157" style:family="paragraph" style:parent-style-name="Heading_20_2">
      <style:text-properties fo:color="#000000"/>
    </style:style>
    <style:style style:name="P158" style:family="paragraph" style:parent-style-name="Heading_20_2">
      <style:text-properties fo:font-weight="normal" style:font-weight-asian="normal" style:font-weight-complex="normal"/>
    </style:style>
    <style:style style:name="P159" style:family="paragraph" style:parent-style-name="Heading_20_3">
      <style:text-properties fo:font-size="12pt" style:font-size-asian="12pt" style:font-size-complex="12pt"/>
    </style:style>
    <style:style style:name="P160" style:family="paragraph" style:parent-style-name="Heading_20_3">
      <style:text-properties fo:font-style="normal" fo:font-weight="bold" style:font-style-asian="normal" style:font-weight-asian="bold" style:font-style-complex="normal" style:font-weight-complex="bold"/>
    </style:style>
    <style:style style:name="P161" style:family="paragraph" style:parent-style-name="Heading_20_3">
      <style:text-properties fo:font-weight="normal" style:font-weight-asian="normal" style:font-weight-complex="normal"/>
    </style:style>
    <style:style style:name="P162" style:family="paragraph" style:parent-style-name="Heading_20_3">
      <style:text-properties officeooo:rsid="000a7d30" officeooo:paragraph-rsid="000a7d30"/>
    </style:style>
    <style:style style:name="P163" style:family="paragraph" style:parent-style-name="Heading_20_3">
      <style:text-properties fo:color="#000000"/>
    </style:style>
    <style:style style:name="P164" style:family="paragraph" style:parent-style-name="Heading_20_4">
      <style:text-properties fo:font-style="italic" fo:font-weight="bold" style:font-style-asian="italic" style:font-weight-asian="bold" style:font-style-complex="italic" style:font-weight-complex="bold"/>
    </style:style>
    <style:style style:name="P165" style:family="paragraph" style:parent-style-name="Heading_20_4">
      <style:text-properties officeooo:rsid="0001dcd6" officeooo:paragraph-rsid="0001dcd6"/>
    </style:style>
    <style:style style:name="P166" style:family="paragraph" style:parent-style-name="Heading_20_4">
      <style:paragraph-properties fo:margin-left="0in" fo:margin-right="0in" fo:text-indent="0in" style:auto-text-indent="false"/>
    </style:style>
    <style:style style:name="P167" style:family="paragraph" style:parent-style-name="Preformatted_20_Text" style:list-style-name="L147">
      <style:text-properties fo:color="#800080"/>
    </style:style>
    <style:style style:name="P168" style:family="paragraph">
      <style:paragraph-properties fo:margin-left="0in" fo:margin-right="0in" fo:margin-top="0in" fo:margin-bottom="0in" fo:line-height="100%" fo:text-align="center" fo:text-indent="0in" style:text-autospace="none">
        <style:tab-stops/>
      </style:paragraph-properties>
    </style:style>
    <style:style style:name="P16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2" style:family="paragraph">
      <style:paragraph-properties fo:text-align="center"/>
    </style:style>
    <style:style style:name="P173" style:family="paragraph">
      <style:paragraph-properties fo:margin-left="0in" fo:margin-right="0in" fo:margin-top="0in" fo:margin-bottom="0in" fo:line-height="100%" fo:text-align="start" fo:text-indent="0in"/>
    </style:style>
    <style:style style:name="P174"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5" style:family="paragraph">
      <style:paragraph-properties fo:margin-left="0in" fo:margin-right="0in" fo:margin-top="0in" fo:margin-bottom="0in" fo:line-height="100%" fo:text-align="center" fo:text-indent="0in"/>
    </style:style>
    <style:style style:name="P176"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7"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color="#008000" officeooo:rsid="000a7d30"/>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style:text-position="super 58%"/>
    </style:style>
    <style:style style:name="T46" style:family="text">
      <style:text-properties style:text-position="super 58%" fo:font-style="normal" style:font-style-asian="normal" style:font-style-complex="normal"/>
    </style:style>
    <style:style style:name="T47" style:family="text">
      <style:text-properties style:text-position="super 58%" style:text-underline-style="none"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color="#ff0000" fo:font-size="10pt" fo:font-weight="normal" style:font-size-asian="10pt" style:font-weight-asian="normal" style:font-size-complex="10pt" style:font-weight-complex="normal"/>
    </style:style>
    <style:style style:name="T50"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ff0000" fo:font-size="10pt" fo:font-style="normal" style:font-size-asian="10pt" style:font-style-asian="normal" style:font-size-complex="10pt" style:font-style-complex="normal"/>
    </style:style>
    <style:style style:name="T52"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3"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8080" fo:font-size="10pt" fo:font-weight="normal" style:font-size-asian="10pt" style:font-weight-asian="normal" style:font-size-complex="10pt" style:font-weight-complex="normal"/>
    </style:style>
    <style:style style:name="T5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800080"/>
    </style:style>
    <style:style style:name="T59"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800080" fo:font-size="10pt" fo:font-weight="normal" style:font-size-asian="10pt" style:font-weight-asian="normal" style:font-size-complex="10pt" style:font-weight-complex="normal"/>
    </style:style>
    <style:style style:name="T61" style:family="text">
      <style:text-properties fo:color="#800080" fo:font-style="italic"/>
    </style:style>
    <style:style style:name="T62" style:family="text">
      <style:text-properties fo:color="#800080" fo:font-style="normal" style:font-style-asian="normal" style:font-style-complex="normal"/>
    </style:style>
    <style:style style:name="T63" style:family="text">
      <style:text-properties fo:color="#800080"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fo:color="#0000ff"/>
    </style:style>
    <style:style style:name="T6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7" style:family="text">
      <style:text-properties fo:color="#0000ff" style:font-name="Courier New" fo:font-size="10pt" style:font-name-asian="Courier New" style:font-size-asian="10pt" style:font-name-complex="Courier New" style:font-size-complex="10pt"/>
    </style:style>
    <style:style style:name="T6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0000ff" fo:font-size="10pt" fo:font-weight="bold" style:font-size-asian="10pt" style:font-weight-asian="bold" style:font-size-complex="10pt" style:font-weight-complex="bold"/>
    </style:style>
    <style:style style:name="T7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1" style:family="text">
      <style:text-properties fo:color="#ff8000" fo:font-size="10pt" fo:font-weight="normal" style:font-size-asian="10pt" style:font-weight-asian="normal" style:font-size-complex="10pt" style:font-weight-complex="normal"/>
    </style:style>
    <style:style style:name="T7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ff8000" fo:font-weight="normal" style:font-weight-asian="normal" style:font-weight-complex="normal"/>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fo:color="#c0c0c0"/>
    </style:style>
    <style:style style:name="T78" style:family="text">
      <style:text-properties fo:color="#c0c0c0" fo:font-weight="normal" style:font-weight-asian="normal" style:font-weight-complex="normal"/>
    </style:style>
    <style:style style:name="T79" style:family="text">
      <style:text-properties fo:color="#800000"/>
    </style:style>
    <style:style style:name="T80" style:family="text">
      <style:text-properties fo:color="#808000"/>
    </style:style>
    <style:style style:name="T81" style:family="text">
      <style:text-properties officeooo:rsid="000363b2"/>
    </style:style>
    <style:style style:name="T82" style:family="text">
      <style:text-properties officeooo:rsid="0004f923"/>
    </style:style>
    <style:style style:name="T83" style:family="text">
      <style:text-properties officeooo:rsid="0006dec1"/>
    </style:style>
    <style:style style:name="T84" style:family="text">
      <style:text-properties officeooo:rsid="00089d47"/>
    </style:style>
    <style:style style:name="T85" style:family="text">
      <style:text-properties officeooo:rsid="0008f56e"/>
    </style:style>
    <style:style style:name="T86" style:family="text">
      <style:text-properties officeooo:rsid="000a7d30"/>
    </style:style>
    <style:style style:name="T87" style:family="text">
      <style:text-properties officeooo:rsid="000de535"/>
    </style:style>
    <style:style style:name="T88"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9"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0"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2"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3"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4"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5"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Ogre 2.1 Porting Manual</text:p>
      <text:p text:style-name="P48">(DRAFT)</text:p>
      <text:p text:style-name="P47"/>
      <text:p text:style-name="P47"/>
      <text:p text:style-name="P47"/>
      <text:p text:style-name="P47"/>
      <text:p text:style-name="P47">Last revision: 2015-0<text:span text:style-name="T85">4</text:span>-<text:span text:style-name="T85">04</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7">Table of Contents</text:p>
          </text:index-title>
          <text:p text:style-name="P73">1 Legal<text:tab/>6</text:p>
          <text:p text:style-name="P73">2 Changes: Objects, Scene &amp; Nodes<text:tab/>7</text:p>
          <text:p text:style-name="P75">2.1 Names are now optional<text:tab/>7</text:p>
          <text:p text:style-name="P75">2.2 How to debug MovableObjects' (and Nodes) data<text:tab/>7</text:p>
          <text:p text:style-name="P76">2.2.1 Interpreting ArrayVector3<text:tab/>9</text:p>
          <text:p text:style-name="P76">2.2.2 Dummy pointers instead of NULL<text:tab/>10</text:p>
          <text:p text:style-name="P75">2.3 Attachment and Visibility<text:tab/>11</text:p>
          <text:p text:style-name="P75">2.4 Attaching/Detaching is more expensive than hiding<text:tab/>11</text:p>
          <text:p text:style-name="P75">2.5 All MovableObjects require a SceneNode (Lights &amp; Cameras)<text:tab/>11</text:p>
          <text:p text:style-name="P75">2.6 Obtaining derived transforms<text:tab/>12</text:p>
          <text:p text:style-name="P75">2.7 SCENE_STATIC and SCENE_DYNAMIC<text:tab/>13</text:p>
          <text:p text:style-name="P76">2.7.1 What means a Node to be SCENE_STATIC:<text:tab/>13</text:p>
          <text:p text:style-name="P76">2.7.2 What means a Entities (and InstancedEntities) to be SCENE_STATIC:<text:tab/>13</text:p>
          <text:p text:style-name="P76">2.7.3 General<text:tab/>14</text:p>
          <text:p text:style-name="P75">2.8 Ogre asserts mCachedAabbOutOfDate or mCachedTransformOutOfDate while in debug mode<text:tab/>15</text:p>
          <text:p text:style-name="P75">2.9 Custom classes derived from Renderable or MovableObject<text:tab/>15</text:p>
          <text:p text:style-name="P75">2.10 How do I get the vertex information from the new v2 Mesh classes?<text:tab/>16</text:p>
          <text:p text:style-name="P75">2.11 How do I set the element offsets, vertex buffer's source and index?<text:tab/>17</text:p>
          <text:p text:style-name="P75">2.12 My scene looks too dark or dull!<text:tab/>18</text:p>
          <text:p text:style-name="P75">2.13 I activated gamma correction, but now my GUI textures look washed out!<text:tab/>19</text:p>
          <text:p text:style-name="P73">3 Technical Overview<text:tab/>20</text:p>
          <text:p text:style-name="P75">3.1 Overview<text:tab/>20</text:p>
          <text:p text:style-name="P76">3.1.1 SIMD Coherence<text:tab/>21</text:p>
          <text:p text:style-name="P75">3.2 Memory Managers usage patterns<text:tab/>21</text:p>
          <text:p text:style-name="P76">3.2.1 Cleanups<text:tab/>21</text:p>
          <text:p text:style-name="P75">3.3 Memory preallocation<text:tab/>22</text:p>
          <text:p text:style-name="P75">3.4 Configuring memory managers<text:tab/>22</text:p>
          <text:p text:style-name="P75">3.5 Where is RenderTarget::update? Why do I get errors in Viewport?<text:tab/>22</text:p>
          <text:p text:style-name="P73">4 Compositor<text:tab/>24</text:p>
          <text:p text:style-name="P75">4.1 Nodes<text:tab/>25</text:p>
          <text:p text:style-name="P76">4.1.1 Input &amp; output channels and RTTs<text:tab/>26</text:p>
          <text:p text:style-name="P74">4.1.1.1 Locally declared textures<text:tab/>26</text:p>
          <text:p text:style-name="P74">4.1.1.2 It comes from an input channel.<text:tab/>26</text:p>
          <text:p text:style-name="P74">4.1.1.3 It is a global texture<text:tab/>27</text:p>
          <text:p text:style-name="P74">4.1.1.4 Main RenderTarget<text:tab/>28</text:p>
          <text:p text:style-name="P76">4.1.2 Target<text:tab/>29</text:p>
          <text:p text:style-name="P76">4.1.3 Passes<text:tab/>29</text:p>
          <text:p text:style-name="P74">4.1.3.1 clear<text:tab/>30</text:p>
          <text:p text:style-name="P74">4.1.3.2 quad<text:tab/>30</text:p>
          <text:p text:style-name="P74">4.1.3.3 resolve<text:tab/>32</text:p>
          <text:p text:style-name="P74">4.1.3.4 render_scene<text:tab/>32</text:p>
          <text:p text:style-name="P74">4.1.3.5 stencil<text:tab/>34</text:p>
          <text:p text:style-name="P76">4.1.4 Textures<text:tab/>34</text:p>
          <text:p text:style-name="P74">4.1.4.1 MSAA: Explicit vs Implicit resolves<text:tab/>34</text:p>
          <text:p text:style-name="P77"><text:s/>Implicit resolves<text:tab/>34</text:p>
          <text:p text:style-name="P77"><text:s/>Explicit resolves<text:tab/>35</text:p>
          <text:p text:style-name="P77"><text:s/>Resources<text:tab/>35</text:p>
          <text:p text:style-name="P75">4.2 Shadow Nodes<text:tab/>35</text:p>
          <text:p text:style-name="P76"><text:soft-page-break/>4.2.1 Setting up shadow nodes<text:tab/>36</text:p>
          <text:p text:style-name="P76">4.2.2 Example<text:tab/>38</text:p>
          <text:p text:style-name="P76">4.2.3 Shadow map atlas<text:tab/>41</text:p>
          <text:p text:style-name="P76">4.2.4 Reuse, recalculate and first<text:tab/>41</text:p>
          <text:p text:style-name="P76">4.2.5 Shadow mapping setup types<text:tab/>43</text:p>
          <text:p text:style-name="P74">4.2.5.1 Uniform shadow mapping<text:tab/>43</text:p>
          <text:p text:style-name="P74">4.2.5.2 Focused<text:tab/>43</text:p>
          <text:p text:style-name="P74">4.2.5.3 LispSM<text:tab/>44</text:p>
          <text:p text:style-name="P74">4.2.5.4 PSSM / CSM<text:tab/>44</text:p>
          <text:p text:style-name="P74">4.2.5.5 Plane Optimal<text:tab/>44</text:p>
          <text:p text:style-name="P76">4.2.6 Writing shaders<text:tab/>45</text:p>
          <text:p text:style-name="P75">4.3 Workspaces<text:tab/>45</text:p>
          <text:p text:style-name="P76">4.3.1 Data dependencies between nodes and circular dependencies<text:tab/>48</text:p>
          <text:p text:style-name="P75">4.4 Setting up code<text:tab/>48</text:p>
          <text:p text:style-name="P76">4.4.1 Initializing the workspace<text:tab/>48</text:p>
          <text:p text:style-name="P76">4.4.2 Simple bootstrap for beginners<text:tab/>48</text:p>
          <text:p text:style-name="P76">4.4.3 Advanced C++ users<text:tab/>49</text:p>
          <text:p text:style-name="P75">4.5 Stereo and Split-Screen Rendering<text:tab/>49</text:p>
          <text:p text:style-name="P76">4.5.1 Per-Workspace offset and scale<text:tab/>50</text:p>
          <text:p text:style-name="P76">4.5.2 Viewport modifier mask<text:tab/>50</text:p>
          <text:p text:style-name="P76">4.5.3 Execution mask<text:tab/>50</text:p>
          <text:p text:style-name="P76">4.5.4 Default values<text:tab/>50</text:p>
          <text:p text:style-name="P73">5 Instancing<text:tab/>52</text:p>
          <text:p text:style-name="P75">5.1 What is instancing?<text:tab/>52</text:p>
          <text:p text:style-name="P75">5.2 Instancing 101<text:tab/>52</text:p>
          <text:p text:style-name="P76">5.2.1 Instances per batch<text:tab/>53</text:p>
          <text:p text:style-name="P75">5.3 Techniques<text:tab/>53</text:p>
          <text:p text:style-name="P76">5.3.1 ShaderBased<text:tab/>53</text:p>
          <text:p text:style-name="P76">5.3.2 VTF (Software)<text:tab/>54</text:p>
          <text:p text:style-name="P76">5.3.3 HW VTF<text:tab/>54</text:p>
          <text:p text:style-name="P74">5.3.3.1 HW VTF LUT<text:tab/>54</text:p>
          <text:p text:style-name="P76">5.3.4 HW Basic<text:tab/>55</text:p>
          <text:p text:style-name="P75">5.4 Custom parameters<text:tab/>55</text:p>
          <text:p text:style-name="P75">5.5 Supporting multiple submeshes<text:tab/>56</text:p>
          <text:p text:style-name="P75">5.6 Defragmenting batches<text:tab/>57</text:p>
          <text:p text:style-name="P76">5.6.1 What is batch fragmentation?<text:tab/>57</text:p>
          <text:p text:style-name="P76">5.6.2 Prevention: Avoiding fragmentation<text:tab/>58</text:p>
          <text:p text:style-name="P76">5.6.3 Cure: Defragmenting on the fly<text:tab/>58</text:p>
          <text:p text:style-name="P75">5.7 Troubleshooting<text:tab/>58</text:p>
          <text:p text:style-name="P73">6 Threading<text:tab/>61</text:p>
          <text:p text:style-name="P75">6.1 Initializing<text:tab/>61</text:p>
          <text:p text:style-name="P76">6.1.1 Ideal number of threads<text:tab/>61</text:p>
          <text:p text:style-name="P76">6.1.2 More info about InstancingThreadedCullingMethod<text:tab/>61</text:p>
          <text:p text:style-name="P75">6.2 What tasks are threaded in Ogre<text:tab/>63</text:p>
          <text:p text:style-name="P75">6.3 Using Ogre's threading system for custom tasks<text:tab/>63</text:p>
          <text:p text:style-name="P75">6.4 Thread safety of SceneNodes<text:tab/>64</text:p>
          <text:p text:style-name="P73">7 Performance Hints<text:tab/>66</text:p>
          <text:p text:style-name="P73">8 HLMS: High Level Material System<text:tab/>67</text:p>
          <text:p text:style-name="P75">8.1 Fundamental changes<text:tab/>67</text:p>
          <text:p text:style-name="P76">8.1.1 Viewports and Scissor tests<text:tab/>67</text:p>
          <text:p text:style-name="P76"><text:soft-page-break/>8.1.2 A lot of data is stored in “Blocks”<text:tab/>67</text:p>
          <text:p text:style-name="P76">8.1.3 Materials are still alive<text:tab/>68</text:p>
          <text:p text:style-name="P76">8.1.4 Fixed Function has been removed<text:tab/>69</text:p>
          <text:p text:style-name="P75">8.2 The three components<text:tab/>69</text:p>
          <text:p text:style-name="P75">8.3 Blocks<text:tab/>70</text:p>
          <text:p text:style-name="P76">8.3.1 Datablocks<text:tab/>71</text:p>
          <text:p text:style-name="P76">8.3.2 Macroblocks<text:tab/>71</text:p>
          <text:p text:style-name="P76">8.3.3 Blendblocks<text:tab/>71</text:p>
          <text:p text:style-name="P76">8.3.4 Samplerblocks<text:tab/>71</text:p>
          <text:p text:style-name="P75">8.4 Hlms templates<text:tab/>72</text:p>
          <text:p text:style-name="P75">8.5 The Hlms preprocessor<text:tab/>72</text:p>
          <text:p text:style-name="P76">8.5.1 Preprocessor syntax<text:tab/>73</text:p>
          <text:p text:style-name="P74">8.5.1.1 @property( expression )<text:tab/>73</text:p>
          <text:p text:style-name="P74">8.5.1.2 @foreach( scopedVar, count, [start] )<text:tab/>74</text:p>
          <text:p text:style-name="P74">8.5.1.3 @counter( variable )<text:tab/>75</text:p>
          <text:p text:style-name="P74">8.5.1.4 @value( variable )<text:tab/>76</text:p>
          <text:p text:style-name="P74">8.5.1.5 @set add sub mul div mod min max<text:tab/>76</text:p>
          <text:p text:style-name="P74">8.5.1.6 @piece( nameOfPiece )<text:tab/>76</text:p>
          <text:p text:style-name="P74">8.5.1.7 @insertpiece( nameOfPiece )<text:tab/>77</text:p>
          <text:p text:style-name="P74">8.5.1.8 @pset padd psub pmul pdiv pmod pmin pmax<text:tab/>77</text:p>
          <text:p text:style-name="P75">8.6 Creation of shaders<text:tab/>77</text:p>
          <text:p text:style-name="P76">8.6.1 C++ interaction with shader templates<text:tab/>80</text:p>
          <text:p text:style-name="P76">8.6.2 Common conventions<text:tab/>80</text:p>
          <text:p text:style-name="P76">8.6.3 Hot reloading<text:tab/>81</text:p>
          <text:p text:style-name="P76">8.6.4 Disabling a stage<text:tab/>81</text:p>
          <text:p text:style-name="P75">8.7 Run-time rendering<text:tab/>81</text:p>
          <text:p text:style-name="P76">8.7.1 preparePassHash<text:tab/>81</text:p>
          <text:p text:style-name="P76">8.7.2 fillBuffersFor<text:tab/>81</text:p>
          <text:p text:style-name="P75">8.8 Using the HLMS implementations<text:tab/>81</text:p>
          <text:p text:style-name="P76">8.8.1 Initialization<text:tab/>81</text:p>
          <text:p text:style-name="P76">8.8.2 Deinitialization<text:tab/>82</text:p>
          <text:p text:style-name="P76">8.8.3 Creating a datablock<text:tab/>82</text:p>
          <text:p text:style-name="P75">8.9 The Hlms Texture Manager<text:tab/>83</text:p>
          <text:p text:style-name="P76">8.9.1 Automatic batching<text:tab/>83</text:p>
          <text:p text:style-name="P74">8.9.1.1 Texture types<text:tab/>84</text:p>
          <text:p text:style-name="P74">8.9.1.2 Automatic parameters<text:tab/>85</text:p>
          <text:p text:style-name="P74">8.9.1.3 Loading a texture twice (i.e. with a different format) via aliasing<text:tab/>86</text:p>
          <text:p text:style-name="P76">8.9.2 Manual: Texture packs<text:tab/>87</text:p>
          <text:p text:style-name="P76">8.9.3 Watching out for memory consumption<text:tab/>87</text:p>
          <text:p text:style-name="P74">8.9.3.1 Additional memory considerations<text:tab/>91</text:p>
          <text:p text:style-name="P75">8.10 Troubleshooting<text:tab/>91</text:p>
          <text:p text:style-name="P76">8.10.1 My shadows don't show up or are very glitchy.<text:tab/>91</text:p>
          <text:p text:style-name="P73">9 AZDO changes (Aproaching Zero Driver Overhead)<text:tab/>93</text:p>
          <text:p text:style-name="P75">9.1 V2 and v1 objects<text:tab/>93</text:p>
          <text:p text:style-name="P76">9.1.1 Longevity of the v1 objects and deprecation<text:tab/>93</text:p>
          <text:p text:style-name="P75">9.2 Render Queue<text:tab/>94</text:p>
          <text:p text:style-name="P75">9.3 The VaoManager<text:tab/>94</text:p>
          <text:p text:style-name="P73">10 The Command Buffer<text:tab/>96</text:p>
          <text:p text:style-name="P75">10.1 Adding a command<text:tab/>96</text:p>
          <text:p text:style-name="P75">10.2 Structure of a command<text:tab/>97</text:p>
          <text:p text:style-name="P75"><text:soft-page-break/>10.3 Execution table<text:tab/>97</text:p>
          <text:p text:style-name="P76">10.3.1 Hacks and Tricks<text:tab/>98</text:p>
          <text:p text:style-name="P75">10.4 Post-processing the command buffer<text:tab/>99</text:p>
        </text:index-body>
      </text:table-of-content>
      <text:p text:style-name="Text_20_body"/>
      <text:h text:style-name="P154"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6"/>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6">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8">“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5">///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5162611726207431009" text:style-name="L90">
        <text:list-item>
          <text:p text:style-name="P78">Transform::mParents = 0x00700000</text:p>
        </text:list-item>
        <text:list-item>
          <text:p text:style-name="P78">Transform::mParents = 0x00700000</text:p>
        </text:list-item>
        <text:list-item>
          <text:p text:style-name="P78">Transform::mParents = 0x00700000</text:p>
        </text:list-item>
        <text:list-item>
          <text:p text:style-name="P78">Transform::mParents = 0x00700000</text:p>
        </text:list-item>
        <text:list-item>
          <text:p text:style-name="P78">Transform::mParents = 0x00700010</text:p>
        </text:list-item>
        <text:list-item>
          <text:p text:style-name="P78">Transform::mParents = 0x00700010</text:p>
        </text:list-item>
        <text:list-item>
          <text:p text:style-name="P78">Transform::mParents = 0x00700010</text:p>
        </text:list-item>
        <text:list-item>
          <text:p text:style-name="P78">Transform::mParents = 0x00700010</text:p>
        </text:list-item>
        <text:list-item>
          <text:p text:style-name="P78">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5">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9"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5">rd</text:span> column because mIndex is 1; if mIndex were 3; we would have to read the 1<text:span text:style-name="T45">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5">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4">NO</text:span><text:span text:style-name="T75">. </text:span><text:span text:style-name="T76">In SSE2 SIMD builds, ArrayVector3 packs 4 vectors together (because ARRAY_PACKED_REALS = 4). If 4 Nodes are created named A, B, C, D; the picture above is saying:</text:span></text:p>
      <text:list xml:id="list7661488352847064063" text:style-name="L91">
        <text:list-item>
          <text:p text:style-name="P79">m_chunkBase[0] = { D.x, C.x, B.x, A.x }</text:p>
        </text:list-item>
        <text:list-item>
          <text:p text:style-name="P79">m_chunkBase[1] = { D.y, C.y, B.y, A.y }</text:p>
        </text:list-item>
        <text:list-item>
          <text:p text:style-name="P79">m_chunkBase[2] = { D.z, C.z, B.z, A.z }</text:p>
        </text:list-item>
      </text:list>
      <text:p text:style-name="Text_20_body"><text:span text:style-name="T76">So, to know the contents of B, you need to look at the 3</text:span><text:span text:style-name="T47">rd </text:span><text:span text:style-name="T7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5758049582483313622" text:style-name="L92">
        <text:list-item>
          <text:p text:style-name="P80">Node::_getDerivedPosition</text:p>
        </text:list-item>
        <text:list-item>
          <text:p text:style-name="P80">Node::_getDerivedOrientation</text:p>
        </text:list-item>
        <text:list-item>
          <text:p text:style-name="P8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1">1</text:span><text:span text:style-name="T20">,</text:span><text:span text:style-name="T4"> </text:span><text:span text:style-name="T71">1</text:span><text:span text:style-name="T20">,</text:span><text:span text:style-name="T4"> </text:span><text:span text:style-name="T71">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003044489333137200" text:style-name="L93">
        <text:list-item>
          <text:p text:style-name="P81">Node::_getDerivedPositionUpdated</text:p>
        </text:list-item>
        <text:list-item>
          <text:p text:style-name="P81">Node::_getDerivedOrientationUpdated</text:p>
        </text:list-item>
        <text:list-item>
          <text:p text:style-name="P8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1">1</text:span><text:span text:style-name="T20">,</text:span><text:span text:style-name="T4"> </text:span><text:span text:style-name="T71">1</text:span><text:span text:style-name="T20">,</text:span><text:span text:style-name="T4"> </text:span><text:span text:style-name="T71">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1">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1">6</text:span><text:span text:style-name="T20">,</text:span><text:span text:style-name="T4"> </text:span><text:span text:style-name="T71">1</text:span><text:span text:style-name="T20">,</text:span><text:span text:style-name="T4"> </text:span><text:span text:style-name="T71">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062911181576035800" text:style-name="L94">
        <text:list-item>
          <text:p text:style-name="P8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824780955034412222" text:style-name="L95">
        <text:list-item>
          <text:p text:style-name="P83">Nodes/Objects are of type SCENE_STATIC and their data changed (i.e. you called setPosition) but no call to SceneManager::notifyStaticDirty was made.</text:p>
        </text:list-item>
      </text:list>
      <text:list xml:id="list5136593401795507504" text:style-name="L96">
        <text:list-item>
          <text:list>
            <text:list-item>
              <text:p text:style-name="P84"><text:span text:style-name="T44">Solution:</text:span> Call SceneManager::notifyStaticDirty, or use a function that implicitly calls that function.</text:p>
            </text:list-item>
          </text:list>
        </text:list-item>
      </text:list>
      <text:list xml:id="list112857507309684" text:continue-list="list7824780955034412222" text:style-name="L95">
        <text:list-item>
          <text:p text:style-name="P83">You've manually modified their data (i.e. you called setPosition) after SceneManager::updateAllTransforms or SceneManager::updateAllBounds happened; most likely through a listener.</text:p>
        </text:list-item>
      </text:list>
      <text:list xml:id="list7108246495309359170" text:style-name="L97">
        <text:list-item>
          <text:list>
            <text:list-item>
              <text:p text:style-name="P85">Solutions:</text:p>
            </text:list-item>
          </text:list>
        </text:list-item>
      </text:list>
      <text:list xml:id="list9204062867727161434" text:style-name="L98">
        <text:list-item>
          <text:list>
            <text:list-item>
              <text:p text:style-name="P91">Move your calculations so that they happen before updateAllTransforms.</text:p>
            </text:list-item>
            <text:list-item>
              <text:p text:style-name="P90"><text:span text:style-name="T64">If it's just a few nodes, call </text:span><text:span text:style-name="T58">Node</text:span><text:span text:style-name="T1">::</text:span>_getFullTransformUpdated<text:span text:style-name="T64"> or </text:span><text:span text:style-name="T63">MovableObject</text:span><text:span text:style-name="T14">::</text:span><text:span text:style-name="T64">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1">If it they're many nodes/entities, manually call updateAllTransforms/updateAllBounds again.</text:p>
            </text:list-item>
          </text:list>
        </text:list-item>
      </text:list>
      <text:list xml:id="list112856478228681" text:continue-list="list112857507309684" text:style-name="L95">
        <text:list-item>
          <text:p text:style-name="P153">It's a bug in Ogre. Because the refactor was very large, some components still try to modify nodes and movables after the call to updateAllTransforms/updateAllBounds.</text:p>
        </text:list-item>
      </text:list>
      <text:list xml:id="list8851468426638521846" text:style-name="L99">
        <text:list-item>
          <text:list>
            <text:list-item>
              <text:p text:style-name="P86">Solution: <text:a xlink:type="simple" xlink:href="https://ogre3d.atlassian.net/browse/OGRE"><text:span text:style-name="T64">Report the bug to JIRA</text:span></text:a><text:span text:style-name="T6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4">In Ogre 1.x; advanced users could submit or inject Renderables directly to the RenderQueue without the </text:span><text:soft-page-break/><text:span text:style-name="T6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4">Since Ogre 2.x; a Renderable </text:span><text:span text:style-name="T38">must</text:span><text:span text:style-name="T64">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4">For objects that are part of the scene, Ogre 1.x employed the </text:span><text:a xlink:type="simple" xlink:href="http://en.wikipedia.org/wiki/Visitor_pattern"><text:span text:style-name="T64">visitor pattern</text:span></text:a><text:span text:style-name="T64">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5"><text:span text:style-name="T58">Mesh</text:span><text:span text:style-name="T77"> </text:span><text:span text:style-name="T1">*mesh;</text:span></text:p>
            <text:p text:style-name="P65"><text:span text:style-name="T58">SubMesh</text:span><text:span text:style-name="T77"> </text:span><text:span text:style-name="T1">*submesh</text:span><text:span text:style-name="T77"> </text:span><text:span text:style-name="T1">=</text:span><text:span text:style-name="T77"> </text:span><text:span text:style-name="T1">mesh-&gt;getSubMesh(</text:span><text:span text:style-name="T19">0</text:span><text:span text:style-name="T1">);</text:span></text:p>
            <text:p text:style-name="P65"><text:span text:style-name="T58">VertexArrayObjectArray</text:span><text:span text:style-name="T77"> </text:span><text:span text:style-name="T1">vaos</text:span><text:span text:style-name="T77"> </text:span><text:span text:style-name="T1">=</text:span><text:span text:style-name="T77"> </text:span><text:span text:style-name="T1">submesh-&gt;</text:span><text:span text:style-name="T79">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5"><text:span text:style-name="T80">if</text:span><text:span text:style-name="T1">(</text:span><text:span text:style-name="T77"> </text:span><text:span text:style-name="T1">!vaos.empty()</text:span><text:span text:style-name="T77"> </text:span><text:span text:style-name="T1">)</text:span></text:p>
            <text:p text:style-name="P66">{</text:p>
            <text:p text:style-name="P66"><text:span text:style-name="T77"><text:s text:c="4"/></text:span><text:span text:style-name="T33">//Get</text:span><text:span text:style-name="T77"> </text:span><text:span text:style-name="T33">the</text:span><text:span text:style-name="T77"> </text:span><text:span text:style-name="T33">first</text:span><text:span text:style-name="T77"> </text:span><text:span text:style-name="T33">LOD</text:span><text:span text:style-name="T77"> </text:span><text:span text:style-name="T33">level</text:span></text:p>
            <text:p text:style-name="P65"><text:span text:style-name="T77"><text:s text:c="4"/></text:span><text:span text:style-name="T58">VertexArrayObject</text:span><text:span text:style-name="T77"> </text:span><text:span text:style-name="T1">*vao</text:span><text:span text:style-name="T77"> </text:span><text:span text:style-name="T1">=</text:span><text:span text:style-name="T77"> </text:span><text:span text:style-name="T1">vaos[</text:span><text:span text:style-name="T19">0</text:span><text:span text:style-name="T1">];</text:span></text:p>
            <text:p text:style-name="P65"><text:span text:style-name="T77"><text:s text:c="4"/></text:span><text:span text:style-name="T80">const</text:span><text:span text:style-name="T77"> </text:span><text:span text:style-name="T58">VertexBufferPackedVec</text:span><text:span text:style-name="T77"> </text:span><text:span text:style-name="T1">&amp;vertexBuffers</text:span><text:span text:style-name="T77"> </text:span><text:span text:style-name="T1">=</text:span><text:span text:style-name="T77"> </text:span><text:span text:style-name="T1">vao-&gt;getVertexBuffers();</text:span></text:p>
            <text:p text:style-name="P65"><text:span text:style-name="T77"><text:s text:c="4"/></text:span><text:span text:style-name="T58">IndexBufferPacked</text:span><text:span text:style-name="T77"> </text:span><text:span text:style-name="T1">*indexBuffer</text:span><text:span text:style-name="T77"> </text:span><text:span text:style-name="T1">=</text:span><text:span text:style-name="T77"> </text:span><text:span text:style-name="T1">vao-&gt;getIndexBuffer();</text:span></text:p>
            <text:p text:style-name="P66">}</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5"><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vertexBuffers.size();</text:span><text:span text:style-name="T77"> </text:span><text:span text:style-name="T1">++i</text:span><text:span text:style-name="T77"> </text:span><text:span text:style-name="T1">)</text:span></text:p>
            <text:p text:style-name="P66">{</text:p>
            <text:p text:style-name="P65"><text:span text:style-name="T77"><text:s text:c="4"/></text:span><text:span text:style-name="T33">//There</text:span><text:span text:style-name="T77"> </text:span><text:span text:style-name="T33">could</text:span><text:span text:style-name="T77"> </text:span><text:span text:style-name="T33">be</text:span><text:span text:style-name="T77"> </text:span><text:span text:style-name="T33">more</text:span><text:span text:style-name="T77"> </text:span><text:span text:style-name="T33">than</text:span><text:span text:style-name="T77"> </text:span><text:span text:style-name="T33">one</text:span><text:span text:style-name="T77"> </text:span><text:span text:style-name="T33">vertex</text:span><text:span text:style-name="T77"> </text:span><text:span text:style-name="T33">buffer,</text:span><text:span text:style-name="T77"> </text:span><text:span text:style-name="T33">or</text:span><text:span text:style-name="T77"> </text:span><text:span text:style-name="T33">even</text:span><text:span text:style-name="T77"> </text:span><text:span text:style-name="T33">none!</text:span></text:p>
            <text:p text:style-name="P65"><text:span text:style-name="T77"><text:s text:c="4"/></text:span><text:span text:style-name="T58">VertexBufferPacked</text:span><text:span text:style-name="T77"> </text:span><text:span text:style-name="T1">*vertexBuffer</text:span><text:span text:style-name="T77"> </text:span><text:span text:style-name="T1">=</text:span><text:span text:style-name="T77"> </text:span><text:span text:style-name="T1">vertexBuffers[i];</text:span></text:p>
            <text:p text:style-name="P65"><text:span text:style-name="T77"><text:s text:c="4"/></text:span><text:span text:style-name="T80">const</text:span><text:span text:style-name="T77"> </text:span><text:span text:style-name="T58">VertexElement2Vec</text:span><text:span text:style-name="T77"> </text:span><text:span text:style-name="T1">&amp;vertexElements</text:span><text:span text:style-name="T77"> </text:span><text:span text:style-name="T1">=</text:span><text:span text:style-name="T77"> </text:span><text:span text:style-name="T1">vertexBuffer-&gt;getVertexElements();</text:span></text:p>
            <text:p text:style-name="P66">}</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5"><text:span text:style-name="T80">class</text:span><text:span text:style-name="T77"> </text:span><text:span text:style-name="T58">VertexDeclaration</text:span></text:p>
            <text:p text:style-name="P66">{</text:p>
            <text:p text:style-name="P65"><text:span text:style-name="T80">public</text:span><text:span text:style-name="T1">:</text:span></text:p>
            <text:p text:style-name="P65"><text:span text:style-name="T77"><text:s text:c="4"/></text:span><text:span text:style-name="T80">virtual</text:span><text:span text:style-name="T77"> </text:span><text:span text:style-name="T80">const</text:span><text:span text:style-name="T77"> </text:span>VertexElement<text:span text:style-name="T1">&amp;</text:span><text:span text:style-name="T77"> </text:span><text:span text:style-name="T15">addElement</text:span><text:span text:style-name="T1">(</text:span><text:span text:style-name="T80">unsigned</text:span><text:span text:style-name="T77"> </text:span><text:span text:style-name="T80">short</text:span><text:span text:style-name="T77"> </text:span>source<text:span text:style-name="T1">,</text:span></text:p>
            <text:p text:style-name="P65"><text:span text:style-name="T77"><text:s text:c="44"/></text:span><text:span text:style-name="T58">size_t</text:span><text:span text:style-name="T77"> </text:span>offset<text:span text:style-name="T1">,</text:span></text:p>
            <text:p text:style-name="P65"><text:span text:style-name="T77"><text:s text:c="44"/></text:span><text:span text:style-name="T58">VertexElementType</text:span><text:span text:style-name="T77"> </text:span>theType<text:span text:style-name="T1">,</text:span></text:p>
            <text:p text:style-name="P65"><text:span text:style-name="T77"><text:s text:c="44"/></text:span><text:span text:style-name="T58">VertexElementSemantic</text:span><text:span text:style-name="T77"> </text:span>semantic<text:span text:style-name="T1">,</text:span></text:p>
            <text:p text:style-name="P65"><text:span text:style-name="T77"><text:s text:c="44"/></text:span><text:span text:style-name="T80">unsigned</text:span><text:span text:style-name="T77"> </text:span><text:span text:style-name="T80">short</text:span><text:span text:style-name="T77"> </text:span>index<text:span text:style-name="T77"> </text:span><text:span text:style-name="T1">=</text:span><text:span text:style-name="T77"> </text:span><text:span text:style-name="T19">0</text:span><text:span text:style-name="T1">);</text:span></text:p>
            <text:p text:style-name="P66">};</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5"><text:span text:style-name="T33">//V1</text:span><text:span text:style-name="T77"> </text:span><text:span text:style-name="T33">format</text:span></text:p>
            <text:p text:style-name="P63"><text:span text:style-name="T58">v1</text:span><text:span text:style-name="T1">::</text:span><text:span text:style-name="T58">VertexDeclaration</text:span><text:span text:style-name="T77"> </text:span><text:span text:style-name="T1">vertexDecl;</text:span></text:p>
            <text:p text:style-name="P65"><text:span text:style-name="T58">size_t</text:span><text:span text:style-name="T77"> </text:span><text:span text:style-name="T1">offset</text:span><text:span text:style-name="T77"> </text:span><text:span text:style-name="T1">=</text:span><text:span text:style-name="T77"> </text:span><text:span text:style-name="T19">0</text:span><text:span text:style-name="T1">;</text:span></text:p>
            <text:p text:style-name="P65"><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3</text:span><text:span text:style-name="T1">,</text:span><text:span text:style-name="T77"> </text:span><text:span text:style-name="T58">VES_POSITION</text:span><text:span text:style-name="T1">,</text:span><text:span text:style-name="T77"> </text:span><text:span text:style-name="T19">0</text:span><text:span text:style-name="T77"> </text:span><text:span text:style-name="T1">);</text:span></text:p>
            <text:p text:style-name="P65"><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5"><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3</text:span><text:span text:style-name="T1">,</text:span><text:span text:style-name="T77"> </text:span><text:span text:style-name="T58">VES_NORMAL</text:span><text:span text:style-name="T1">,</text:span><text:span text:style-name="T77"> </text:span><text:span text:style-name="T19">0</text:span><text:span text:style-name="T77"> </text:span><text:span text:style-name="T1">);</text:span></text:p>
            <text:p text:style-name="P65"><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5"><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0</text:span><text:span text:style-name="T77"> </text:span><text:span text:style-name="T1">);</text:span></text:p>
            <text:p text:style-name="P65"><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5"><text:span text:style-name="T33">//Secon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p>
            <text:p text:style-name="P65"><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1</text:span><text:span text:style-name="T77"> </text:span><text:span text:style-name="T1">);</text:span></text:p>
            <text:p text:style-name="P65"><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5"><text:span text:style-name="T33">//Thir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span text:style-name="T77"> </text:span><text:span text:style-name="T33">in</text:span><text:span text:style-name="T77"> </text:span><text:span text:style-name="T33">a</text:span><text:span text:style-name="T77"> </text:span><text:span text:style-name="T33">second</text:span><text:span text:style-name="T77"> </text:span><text:span text:style-name="T33">buffer</text:span></text:p>
            <text:p text:style-name="P65"><text:span text:style-name="T1">vertexDecl.</text:span><text:span text:style-name="T15">addElement</text:span><text:span text:style-name="T1">(</text:span><text:span text:style-name="T77"> </text:span><text:span text:style-name="T19">1</text:span><text:span text:style-name="T1">,</text:span><text:span text:style-name="T77"> </text:span><text:span text:style-name="T19">0</text:span><text:span text:style-name="T1">,</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2</text:span><text:span text:style-name="T77">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5"><text:span text:style-name="T33">//V2</text:span><text:span text:style-name="T77"> </text:span><text:span text:style-name="T33">format</text:span></text:p>
            <text:p text:style-name="P65"><text:span text:style-name="T58">VertexElement2VecVec</text:span><text:span text:style-name="T77"> </text:span><text:span text:style-name="T1">multVertexDecl;</text:span></text:p>
            <text:p text:style-name="P63"><text:span text:style-name="T1">multVertexDecl.reserve(</text:span><text:span text:style-name="T77"> </text:span><text:span text:style-name="T19">2</text:span><text:span text:style-name="T77"> </text:span><text:span text:style-name="T1">);</text:span><text:span text:style-name="T77"> </text:span><text:span text:style-name="T33">//Not</text:span><text:span text:style-name="T77"> </text:span><text:span text:style-name="T33">strictly</text:span><text:span text:style-name="T77"> </text:span><text:span text:style-name="T33">necessary.</text:span></text:p>
            <text:p text:style-name="P65"><text:span text:style-name="T58">VertexElement2Vec</text:span><text:span text:style-name="T77"> </text:span><text:span text:style-name="T1">vertexDecl;</text:span></text:p>
            <text:p text:style-name="P63"><text:span text:style-name="T1">vertexDecl.reserve(</text:span><text:span text:style-name="T77"> </text:span><text:span text:style-name="T19">4</text:span><text:span text:style-name="T77"> </text:span><text:span text:style-name="T1">);</text:span><text:span text:style-name="T77"> </text:span><text:span text:style-name="T33">//Not</text:span><text:span text:style-name="T77"> </text:span><text:span text:style-name="T33">strictly</text:span><text:span text:style-name="T77"> </text:span><text:span text:style-name="T33">necessary.</text:span></text:p>
            <text:p text:style-name="P65"><text:span text:style-name="T1">vertexDecl.push_back(</text:span><text:span text:style-name="T77"> </text:span><text:span text:style-name="T58">VertexElement2</text:span><text:span text:style-name="T1">(</text:span><text:span text:style-name="T77"> </text:span><text:span text:style-name="T58">VET_FLOAT3</text:span><text:span text:style-name="T1">,</text:span><text:span text:style-name="T77"> </text:span><text:span text:style-name="T58">VES_POSITION</text:span><text:span text:style-name="T77"> </text:span><text:span text:style-name="T1">)</text:span><text:span text:style-name="T77"> </text:span><text:span text:style-name="T1">);</text:span></text:p>
            <text:p text:style-name="P65"><text:span text:style-name="T1">vertexDecl.push_back(</text:span><text:span text:style-name="T77"> </text:span><text:span text:style-name="T58">VertexElement2</text:span><text:span text:style-name="T1">(</text:span><text:span text:style-name="T77"> </text:span><text:span text:style-name="T58">VET_FLOAT3</text:span><text:span text:style-name="T1">,</text:span><text:span text:style-name="T77"> </text:span><text:span text:style-name="T58">VES_NORMAL</text:span><text:span text:style-name="T77"> </text:span><text:span text:style-name="T1">)</text:span><text:span text:style-name="T77"> </text:span><text:span text:style-name="T1">);</text:span></text:p>
            <text:p text:style-name="P65"><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5"><text:span text:style-name="T33">//Secon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p>
            <text:p text:style-name="P63"><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3"><text:span text:style-name="T1">multVertexDecl.push_back(</text:span><text:span text:style-name="T77"> </text:span><text:span text:style-name="T1">vertexDecl</text:span><text:span text:style-name="T77"> </text:span><text:span text:style-name="T1">);</text:span><text:span text:style-name="T77"> </text:span><text:span text:style-name="T33">//Add</text:span><text:span text:style-name="T77"> </text:span><text:span text:style-name="T33">the</text:span><text:span text:style-name="T77"> </text:span><text:span text:style-name="T33">decl.</text:span><text:span text:style-name="T77"> </text:span><text:span text:style-name="T33">of</text:span><text:span text:style-name="T77"> </text:span><text:span text:style-name="T33">the</text:span><text:span text:style-name="T77"> </text:span><text:span text:style-name="T33">first</text:span><text:span text:style-name="T77"> </text:span><text:span text:style-name="T33">buffer</text:span></text:p>
            <text:p text:style-name="P66">vertexDecl.clear();</text:p>
            <text:p text:style-name="P65"><text:span text:style-name="T33">//Thir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span text:style-name="T77"> </text:span><text:span text:style-name="T33">in</text:span><text:span text:style-name="T77"> </text:span><text:span text:style-name="T33">a</text:span><text:span text:style-name="T77"> </text:span><text:span text:style-name="T33">second</text:span><text:span text:style-name="T77"> </text:span><text:span text:style-name="T33">buffer</text:span></text:p>
            <text:p text:style-name="P63"><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5"><text:span text:style-name="T1">multVertexDec</text:span>l<text:span text:style-name="T1">.push_bac</text:span>k<text:span text:style-name="T1">(</text:span><text:span text:style-name="T77"> </text:span><text:span text:style-name="T1">vertexDec</text:span>l<text:span text:style-name="T77"> </text:span><text:span text:style-name="T1">);</text:span><text:span text:style-name="T77"> </text:span><text:span text:style-name="T33">//Add</text:span><text:span text:style-name="T77"> </text:span><text:span text:style-name="T33">the</text:span><text:span text:style-name="T77"> </text:span><text:span text:style-name="T33">decl.</text:span><text:span text:style-name="T77"> </text:span><text:span text:style-name="T33">of</text:span><text:span text:style-name="T77"> </text:span><text:span text:style-name="T33">the</text:span><text:span text:style-name="T77"> </text:span><text:span text:style-name="T33">second</text:span><text:span text:style-name="T77">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8">VaoManager</text:span><text:span text:style-name="T1">::calculateVertexSize(</text:span><text:span text:style-name="T77"> </text:span><text:span text:style-name="T80">const</text:span><text:span text:style-name="T77"> </text:span><text:span text:style-name="T58">VertexElement2Vec</text:span><text:span text:style-name="T77"> </text:span><text:span text:style-name="T1">&amp;vertexElements</text:span><text:span text:style-name="T77">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4">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5"><text:span text:style-name="T79">mRoot</text:span><text:span text:style-name="T1">-&gt;getRenderSystem()-&gt;</text:span><text:span text:style-name="T15">setConfigOption</text:span><text:span text:style-name="T1">(</text:span><text:span text:style-name="T77"> </text:span><text:span text:style-name="T33">"sRGB</text:span><text:span text:style-name="T77"> </text:span><text:span text:style-name="T33">Gamma</text:span><text:span text:style-name="T77"> </text:span><text:span text:style-name="T33">Conversion"</text:span><text:span text:style-name="T1">,</text:span><text:span text:style-name="T77"> </text:span><text:span text:style-name="T33">"Yes"</text:span><text:span text:style-name="T77"> </text:span><text:span text:style-name="T1">);</text:span></text:p>
            <text:p text:style-name="P65"><text:span text:style-name="T79">mRoot</text:span><text:span text:style-name="T1">-&gt;initialise(</text:span><text:span text:style-name="T80">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5"><text:span text:style-name="T58">Ogre</text:span><text:span text:style-name="T1">::</text:span><text:span text:style-name="T58">NameValuePairList</text:span><text:span text:style-name="T77"> </text:span><text:span text:style-name="T1">params;</text:span></text:p>
            <text:p text:style-name="P65"><text:span text:style-name="T1">params.insert(</text:span><text:span text:style-name="T77"> </text:span><text:span text:style-name="T58">std</text:span><text:span text:style-name="T1">::make_pair(</text:span><text:span text:style-name="T33">"gamma"</text:span><text:span text:style-name="T1">,</text:span><text:span text:style-name="T77"> </text:span><text:span text:style-name="T33">"true"</text:span><text:span text:style-name="T1">)</text:span><text:span text:style-name="T77"> </text:span><text:span text:style-name="T1">);</text:span></text:p>
            <text:p text:style-name="P65"><text:span text:style-name="T79">mRenderWindow</text:span><text:span text:style-name="T77"> </text:span><text:span text:style-name="T1">=</text:span><text:span text:style-name="T77"> </text:span><text:span text:style-name="T58">Ogre</text:span><text:span text:style-name="T1">::</text:span><text:span text:style-name="T58">Root</text:span><text:span text:style-name="T1">::getSingleton().createRenderWindow(</text:span><text:span text:style-name="T77"> </text:span><text:span text:style-name="T1">windowTitle,</text:span><text:span text:style-name="T77"> </text:span><text:span text:style-name="T1">width,</text:span><text:span text:style-name="T77"> </text:span><text:span text:style-name="T1">height,</text:span><text:span text:style-name="T77"> </text:span>fullscreen<text:span text:style-name="T1">,</text:span><text:span text:style-name="T77"> </text:span><text:span text:style-name="T1">&amp;</text:span>params<text:span text:style-name="T77">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4">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8">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54"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2"><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2499519539310280597" text:style-name="L100">
        <text:list-item>
          <text:p text:style-name="P93">Multiple NodeArrayMemoryManager. One per parent level.</text:p>
          <text:list>
            <text:list-item>
              <text:p text:style-name="P93">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9" svg:width="3.5441in" svg:height="1.7717in" svg:x="0in" svg:y="0in"><text:p text:style-name="P168"><text:span text:style-name="T88">NodeMemoryManager</text:span></text:p><text:p text:style-name="P168"><text:span text:style-name="T89">(contains multiple...)</text:span></text:p><text:p text:style-name="P168"><text:span text:style-name="T88"/></text:p><text:p text:style-name="P168"><text:span text:style-name="T88"/></text:p><text:p text:style-name="P168"><text:span text:style-name="T88"/></text:p><text:p text:style-name="P168"><text:span text:style-name="T88"/></text:p><text:p text:style-name="P168"><text:span text:style-name="T88"/></text:p><text:p text:style-name="P168"><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3.1012in" svg:height="0.9969in" svg:x="0.3319in" svg:y="0.6646in"><text:p text:style-name="P168"><text:span text:style-name="T88"/></text:p><text:p text:style-name="P168"><text:span text:style-name="T88"/></text:p><text:p text:style-name="P168"><text:span text:style-name="T88">class NodeArrayMemoryManager</text:span></text:p><text:p text:style-name="P168"><text:span text:style-name="T90"/></text:p><text:p text:style-name="P168"><text:span text:style-name="T90"/></text:p><text:p text:style-name="P168"><text:span text:style-name="T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2.4362in" svg:height="0.4433in" svg:x="0.9299in" svg:y="1.1075in"><text:p text:style-name="P168"><text:span text:style-name="T91"><text:s/></text:span><text:span text:style-name="T91">: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2.3252in" svg:height="0.9969in" svg:x="3.6543in" svg:y="0.0445in"><text:p text:style-name="P168"><text:span text:style-name="T88"/></text:p><text:p text:style-name="P168"><text:span text:style-name="T88"/></text:p><text:p text:style-name="P168"><text:span text:style-name="T88">Transform</text:span></text:p><text:p text:style-name="P168"><text:span text:style-name="T90"/></text:p><text:p text:style-name="P168"><text:span text:style-name="T90"/></text:p><text:p text:style-name="P168"><text:span text:style-name="T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1.9941in" svg:height="0.5539in" svg:x="3.9417in" svg:y="0.4209in"><text:p text:style-name="P168"><text:span text:style-name="T88">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12856572449061" text:continue-numbering="true" text:style-name="L100">
        <text:list-item>
          <text:p text:style-name="P93">Multiple ObjectDataArrayMemoryManager. One per render queue.</text:p>
          <text:list>
            <text:list-item>
              <text:p text:style-name="P93">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9" svg:width="3.5441in" svg:height="1.7717in" svg:x="0in" svg:y="0in"><text:p text:style-name="P168"><text:span text:style-name="T88">ObjectMemoryManager</text:span></text:p><text:p text:style-name="P168"><text:span text:style-name="T89">(contains multiple...)</text:span></text:p><text:p text:style-name="P168"><text:span text:style-name="T88"/></text:p><text:p text:style-name="P168"><text:span text:style-name="T88"/></text:p><text:p text:style-name="P168"><text:span text:style-name="T88"/></text:p><text:p text:style-name="P168"><text:span text:style-name="T88"/></text:p><text:p text:style-name="P168"><text:span text:style-name="T88"/></text:p><text:p text:style-name="P168"><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3.1012in" svg:height="0.9969in" svg:x="0.3319in" svg:y="0.6646in"><text:p text:style-name="P168"><text:span text:style-name="T88"/></text:p><text:p text:style-name="P168"><text:span text:style-name="T88"/></text:p><text:p text:style-name="P168"><text:span text:style-name="T88">class ObjectDataArrayMemoryManager</text:span></text:p><text:p text:style-name="P168"><text:span text:style-name="T90"/></text:p><text:p text:style-name="P168"><text:span text:style-name="T90"/></text:p><text:p text:style-name="P168"><text:span text:style-name="T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2.4362in" svg:height="0.4433in" svg:x="0.9299in" svg:y="1.1075in"><text:p text:style-name="P168"><text:span text:style-name="T91"><text:s/></text:span><text:span text:style-name="T91">: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2.3252in" svg:height="0.9969in" svg:x="3.6543in" svg:y="0.0445in"><text:p text:style-name="P168"><text:span text:style-name="T88"/></text:p><text:p text:style-name="P168"><text:span text:style-name="T88"/></text:p><text:p text:style-name="P168"><text:span text:style-name="T88">MovableObject</text:span></text:p><text:p text:style-name="P168"><text:span text:style-name="T90"/></text:p><text:p text:style-name="P168"><text:span text:style-name="T90"/></text:p><text:p text:style-name="P168"><text:span text:style-name="T9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1.9941in" svg:height="0.5539in" svg:x="3.9417in" svg:y="0.4209in"><text:p text:style-name="P168"><text:span text:style-name="T88">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640437389288079151" text:style-name="L101">
        <text:list-item>
          <text:p text:style-name="P94">The buffer is resized. Any pointer to the slots will be invalidated (i.e. holding an external reference to Transform::mPosition). The Nodes &amp;MovableObjects internal pointers are automatically updated.</text:p>
        </text:list-item>
        <text:list-item>
          <text:p text:style-name="P94">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154"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9">0</text:span><text:span text:style-name="T4"> Input_as_MyLocaName </text:span><text:span text:style-name="T54">//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0">0</text:span><text:span text:style-name="T5">xffffffff<text:tab/> </text:span><text:span text:style-name="T54">//Viewport's visibility mask</text:span></text:p>
            <text:p text:style-name="P6"/>
            <text:p text:style-name="P2"><text:span text:style-name="T5"><text:tab/><text:tab/><text:tab/>rq_first<text:tab/><text:tab/></text:span><text:span text:style-name="T50">50</text:span><text:span text:style-name="T5"><text:tab/><text:tab/></text:span><text:span text:style-name="T54">//Inclusive</text:span></text:p>
            <text:p text:style-name="P2"><text:span text:style-name="T5"><text:tab/><text:tab/><text:tab/>rq_last<text:tab/><text:tab/></text:span><text:span text:style-name="T50">51</text:span><text:span text:style-name="T5"><text:tab/><text:tab/></text:span><text:span text:style-name="T54">//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862093122194478582" text:style-name="L102">
        <text:list-item>
          <text:p text:style-name="P95">It was locally declared.</text:p>
        </text:list-item>
        <text:list-item>
          <text:p text:style-name="P95">It comes from an input channel.</text:p>
        </text:list-item>
        <text:list-item>
          <text:p text:style-name="P95">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9">texture</text:span><text:span text:style-name="T5"> rt0 </text:span><text:span text:style-name="T50">800</text:span><text:span text:style-name="T5"> </text:span><text:span text:style-name="T50">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6792312987222462766" text:style-name="L103">
        <text:list-item>
          <text:p text:style-name="P96"><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97">The parameter “scope” is no longer available.</text:p>
        </text:list-item>
        <text:list-item>
          <text:p text:style-name="P9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9">0</text:span><text:span text:style-name="T4"> myFirstInput</text:span></text:p>
            <text:p text:style-name="P2"><text:span text:style-name="T4"><text:tab/>in </text:span><text:span text:style-name="T49">1</text:span><text:span text:style-name="T4"> mySecondInput</text:span></text:p>
            <text:p text:style-name="P10"><text:tab/></text:p>
            <text:p text:style-name="P2"><text:span text:style-name="T4"><text:tab/></text:span><text:span text:style-name="T60">texture</text:span><text:span text:style-name="T4"> rt0 target_width_scaled </text:span><text:span text:style-name="T49">0.25</text:span><text:span text:style-name="T4"> target_height_scaled </text:span><text:span text:style-name="T49">0.25</text:span><text:span text:style-name="T4"> PF_R8G8B8</text:span></text:p>
            <text:p text:style-name="P10"/>
            <text:p text:style-name="P2"><text:span text:style-name="T4"><text:tab/>out </text:span><text:span text:style-name="T49">0</text:span><text:span text:style-name="T4"> mySecondInput</text:span></text:p>
            <text:p text:style-name="P2"><text:span text:style-name="T4"><text:tab/>out </text:span><text:span text:style-name="T49">1</text:span><text:span text:style-name="T4"> myFirstInput</text:span></text:p>
            <text:p text:style-name="P2"><text:span text:style-name="T4"><text:tab/>out </text:span><text:span text:style-name="T49">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067742411150733771" text:style-name="L104">
        <text:list-item>
          <text:p text:style-name="P105"><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98">They can't be used in input or output channels.</text:p>
        </text:list-item>
        <text:list-item>
          <text:p text:style-name="P98">Global textures can be seen by any node belonging to the same workspace, but they can't see a global texture that belongs to a different workspace.</text:p>
        </text:list-item>
        <text:list-item>
          <text:p text:style-name="P98">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17779698502875252" text:style-name="L105">
        <text:list-item>
          <text:p text:style-name="P106">in &lt;channel_id&gt; &lt;local_texture_name&gt;</text:p>
        </text:list-item>
      </text:list>
      <text:p text:style-name="P67">channel_id is a number in range [0; inf) but must be consecutive and continuous (no gaps, i.e. define channel 0, 2, but not 1). loca_texture_name cannot start with “global_”. A node definition may have no input.</text:p>
      <text:list xml:id="list112858550809235" text:continue-numbering="true" text:style-name="L105">
        <text:list-item>
          <text:p text:style-name="P106">out &lt;channel_id&gt; &lt;local_texture_name&gt;</text:p>
        </text:list-item>
      </text:list>
      <text:p text:style-name="P67">channel_id is a number in range [0; inf) but must be consecutive and continuous (no gaps, i.e. define channel 0, 2, but not 1). loca_texture_name cannot start with “global_”. A node definition may have no output.</text:p>
      <text:list xml:id="list112858057744305" text:continue-numbering="true" text:style-name="L105">
        <text:list-item>
          <text:p text:style-name="P106">custom_id &lt;string&gt;</text:p>
        </text:list-item>
      </text:list>
      <text:p text:style-name="P67">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7">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2866574854240690392" text:style-name="L106">
        <text:list-item>
          <text:p text:style-name="P107">clear (PASS_CLEAR)</text:p>
        </text:list-item>
        <text:list-item>
          <text:p text:style-name="P107">quad (PASS_QUAD)</text:p>
        </text:list-item>
        <text:list-item>
          <text:p text:style-name="P107">resolve (PASS_RESOLVE)</text:p>
        </text:list-item>
        <text:list-item>
          <text:p text:style-name="P107">render_scene (PASS_SCENE)</text:p>
        </text:list-item>
        <text:list-item>
          <text:p text:style-name="P107">stencil (PASS_STENCIL)</text:p>
        </text:list-item>
      </text:list>
      <text:list xml:id="list4784031597426589549" text:style-name="L107">
        <text:list-item>
          <text:p text:style-name="P108">custom (PASS_CUSTOM)</text:p>
        </text:list-item>
      </text:list>
      <text:p text:style-name="Text_20_body">More passes are planned including the ability for users to extend with custom passes which used to be present in 1.x.</text:p>
      <text:p text:style-name="Text_20_body">Planned passes are:</text:p>
      <text:list xml:id="list6045366235458663668" text:style-name="L108">
        <text:list-item>
          <text:p text:style-name="P109">Paraboloid mapping passes (useful for efficient env. mapping and point light shadow maps)</text:p>
        </text:list-item>
        <text:list-item>
          <text:p text:style-name="P109">N pass (optimizes Ogre data for two or more passes i.e. a Z pre-pass with minimum overhead in the engine since the cull data is the same)</text:p>
        </text:list-item>
      </text:list>
      <text:p text:style-name="Text_20_body">All passes support the following script parameters:</text:p>
      <text:list xml:id="list112858112981124" text:continue-list="list112858057744305" text:style-name="L105">
        <text:list-item>
          <text:p text:style-name="P106">pass &lt;type&gt; [customId]</text:p>
        </text:list-item>
      </text:list>
      <text:p text:style-name="P67">'<text:span text:style-name="T37">type</text:span>' must be one of the supported types: clear, quad, resolve, render_scene, stencil, custom.</text:p>
      <text:p text:style-name="P67"><text:soft-page-break/>The <text:span text:style-name="T37">customId</text:span><text:span text:style-name="T42"> parameter is optional and is used by custom passes to give the registered custom pass provider the means to identify multiple types, in case there are more than one type of custom passes.</text:span></text:p>
      <text:list xml:id="list112858527914135" text:continue-numbering="true" text:style-name="L105">
        <text:list-item>
          <text:p text:style-name="P106">num_initial &lt;number&gt;</text:p>
        </text:list-item>
      </text:list>
      <text:p text:style-name="P67">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7">This parameter replaces the “only_initial” parameter in Ogre 1.x.</text:p>
      <text:list xml:id="list112856714054790" text:continue-numbering="true" text:style-name="L105">
        <text:list-item>
          <text:p text:style-name="P106">identifier &lt;number&gt;</text:p>
        </text:list-item>
      </text:list>
      <text:p text:style-name="P67">An arbitrary user-defined numeric ID used for identifying individual passes in the C++ code.</text:p>
      <text:list xml:id="list112858550152665" text:continue-numbering="true" text:style-name="L105">
        <text:list-item>
          <text:p text:style-name="P106">execution_mask &lt;hex number&gt;</text:p>
        </text:list-item>
      </text:list>
      <text:p text:style-name="P67">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12858276435118" text:continue-numbering="true" text:style-name="L105">
        <text:list-item>
          <text:p text:style-name="P106">viewport_modifier_mask &lt;hex number&gt;</text:p>
        </text:list-item>
      </text:list>
      <text:p text:style-name="P67">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707575971368716304" text:style-name="L109">
        <text:list-item>
          <text:p text:style-name="P110">use_quad [yes|no]</text:p>
        </text:list-item>
      </text:list>
      <text:p text:style-name="P58">Default is <text:span text:style-name="T39">no</text:span>. When <text:span text:style-name="T37">no</text:span>; the compositor will draw a fullscreen <text:span text:style-name="T37">triangle</text:span>. Due to how modern 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8">When the viewport is not 0 0 1 1; this value is forced to <text:span text:style-name="T37">yes</text:span>. The following picture illustrates a <text:soft-page-break/>fullscreen triangle:</text:p>
      <text:p text:style-name="P58"><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8">Using camera_far_corners_world_space will also force to use a quad instead of a tri (but camera_far_corners_view_space works with tris)</text:p>
      <text:p text:style-name="P58">For an explanation of why this is a performance optimization, refer to “<text:a xlink:type="simple" xlink:href="http://fgiesen.wordpress.com/2013/02/10/optimizing-the-basic-rasterizer/">Optimizing the basic rasterizer</text:a>” by Fabien Giesen.</text:p>
      <text:p text:style-name="P59"/>
      <text:p text:style-name="P59">The following setting was available in Ogre 1.x; but was not documented:</text:p>
      <text:list xml:id="list112858642698939" text:continue-list="list112858276435118" text:style-name="L105">
        <text:list-item>
          <text:p text:style-name="P106">quad_normals [camera_far_corners_view_space|camera_far_corners_world_space]</text:p>
        </text:list-item>
      </text:list>
      <text:p text:style-name="P67">Sends through the “NORMALS” semantic the camera's frustum corners in either world space or view space. This is particularly useful for efficiently reconstructing position using only the depth and the corners.</text:p>
      <text:p text:style-name="P67">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9">Starting Ogre 2.0, UV coordinates are always sent to the vertex shader in pass quads.</text:p>
      <text:p text:style-name="P59"/>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4">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2981499591912732555" text:style-name="L110">
        <text:list-item>
          <text:p text:style-name="P111">rq_first <text:s/>&lt;id&gt;</text:p>
        </text:list-item>
      </text:list>
      <text:p text:style-name="P68">Replaces first_render_queue. The default is 0. Must be a value between 0 and 255. The value is inclusive</text:p>
      <text:list xml:id="list112857214853663" text:continue-numbering="true" text:style-name="L110">
        <text:list-item>
          <text:p text:style-name="P111">rq_last <text:s/>&lt;id&gt;</text:p>
        </text:list-item>
      </text:list>
      <text:p text:style-name="P68">Replaces last_render_queue. The default is “max” which is a special parameter that implies the last active render queue ID. If numeric, value must be between 0 and 255. The value is <text:span text:style-name="T44">not</text:span> inclusive.</text:p>
      <text:list xml:id="list112858051670828" text:continue-numbering="true" text:style-name="L110">
        <text:list-item>
          <text:p text:style-name="P111">viewport <text:s/>&lt;left&gt; &lt;top&gt; &lt;width&gt; &lt;height&gt; [&lt;scissor_left&gt; &lt;scissor_top&gt; &lt;scissor_width&gt; &lt;scissor_height&gt;]</text:p>
        </text:list-item>
      </text:list>
      <text:p text:style-name="P68">Specifies the viewport. Also supported by all other passes (i.e. clear &amp; quads), The default is “0 0 1 1” which covers the entire screen. Values should be between 0 and 1.</text:p>
      <text:p text:style-name="P68">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68">The Compositor will automatically share Viewport pointers between different passes to the same RenderTarget (even for different nodes) as long as they share the exact same parameters.</text:p>
      <text:list xml:id="list112857005247714" text:continue-numbering="true" text:style-name="L110">
        <text:list-item>
          <text:p text:style-name="P111">visibility_mask &lt;number&gt;</text:p>
        </text:list-item>
      </text:list>
      <text:p text:style-name="P68">Visibility mask to be used by the pass' viewport. Those entities that fail the test '<text:span text:style-name="T37">entityMask &amp; </text:span><text:soft-page-break/><text:span text:style-name="T37">visibility_mask</text:span>' will not be rendered. There are no significant changes to Ogre 1.x, except that the script compiler now accepts hexadecimal values with the 0x prefix; not just decimal values.</text:p>
      <text:list xml:id="list112857339173729" text:continue-numbering="true" text:style-name="L110">
        <text:list-item>
          <text:p text:style-name="P111">shadows &lt;off|shadow_node_name&gt; &lt;reuse|recalculate|first&gt;</text:p>
        </text:list-item>
      </text:list>
      <text:p text:style-name="P68">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5199856957846936402" text:style-name="L111">
        <text:list-item>
          <text:p text:style-name="P112">overlays &lt;off|on&gt;</text:p>
        </text:list-item>
      </text:list>
      <text:p text:style-name="P68">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12856757937941" text:continue-list="list112857339173729" text:style-name="L110">
        <text:list-item>
          <text:p text:style-name="P111">camera &lt;camera_name&gt;</text:p>
        </text:list-item>
      </text:list>
      <text:p text:style-name="P68">When not specified, the default camera is used for rendering the pass (this default camera is specified when instantiating the workspace from C++).</text:p>
      <text:p text:style-name="P68">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12858170583238" text:continue-numbering="true" text:style-name="L110">
        <text:list-item>
          <text:p text:style-name="P111">lod_camera &lt;camera_name&gt;</text:p>
        </text:list-item>
      </text:list>
      <text:p text:style-name="P68">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12857222485807" text:continue-numbering="true" text:style-name="L110">
        <text:list-item>
          <text:p text:style-name="P111">lod_update_list <text:span text:style-name="T75">[yes|no]</text:span></text:p>
        </text:list-item>
      </text:list>
      <text:p text:style-name="P68">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12857711020662" text:continue-numbering="true" text:style-name="L110">
        <text:list-item>
          <text:p text:style-name="P111">lod_bias <text:s/>&lt;bias&gt;</text:p>
        </text:list-item>
      </text:list>
      <text:p text:style-name="P68">Applies a bias multiplier to the lod. Valid values are in range [0; Inf). A higher lod bias causes <text:soft-page-break/>LOD to pop up sooner. Default: 1.0</text:p>
      <text:list xml:id="list112857375056140" text:continue-numbering="true" text:style-name="L110">
        <text:list-item>
          <text:p text:style-name="P111">camera_cubemap_reorient <text:span text:style-name="T75">[yes|no]</text:span></text:p>
        </text:list-item>
      </text:list>
      <text:p text:style-name="P68">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8"><text:span text:style-name="T44">Note:</text:span> if the target is not a cubemap, Ogre will still try to rotate the camera, often to unintended angles.</text:p>
      <text:h text:style-name="P166" text:outline-level="4">stencil</text:h>
      <text:p text:style-name="P59">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4940296736059608652" text:style-name="L112">
        <text:list-item>
          <text:p text:style-name="P113">Attempting to bind a dirty RTT as a texture will cause Ogre to send the MSAA buffer; granting the shader the ability to access subsamples.</text:p>
        </text:list-item>
        <text:list-item>
          <text:p text:style-name="P11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251591777851974161" text:style-name="L113">
        <text:list-item>
          <text:p text:style-name="P114"><text:a xlink:type="simple" xlink:href="http://mynameismjp.wordpress.com/2012/10/24/msaa-overview/"><text:span text:style-name="T64">A Quick Overview of MSAA</text:span></text:a></text:p>
        </text:list-item>
        <text:list-item>
          <text:p text:style-name="P114"><text:a xlink:type="simple" xlink:href="http://mynameismjp.wordpress.com/2012/10/28/msaa-resolve-filters/"><text:span text:style-name="T6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12858364876230" text:continue-list="list112857375056140" text:style-name="L110">
        <text:list-item>
          <text:p text:style-name="P111">technique &lt;uniform|planeoptimal|focused|lispsm|pssm&gt;</text:p>
        </text:list-item>
      </text:list>
      <text:p text:style-name="P68">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12858525376545" text:continue-numbering="true" text:style-name="L110">
        <text:list-item>
          <text:p text:style-name="P111">use_aggressive_focus_region &lt;true|false&gt;</text:p>
        </text:list-item>
      </text:list>
      <text:p text:style-name="P68">Used by Focused, LispSM &amp; PSSM techniques. Default is true. If you're having shadow mapping glitches, try setting this value to false. Note however, quality degradation for disabling it can be noticeable.</text:p>
      <text:list xml:id="list112858430027457" text:continue-numbering="true" text:style-name="L110">
        <text:list-item>
          <text:p text:style-name="P111">optimal_adjust_factor &lt;factor&gt;</text:p>
        </text:list-item>
      </text:list>
      <text:p text:style-name="P68">Used by LispSM &amp; PSSM techniques. Default is 5. Lower values improve the quality of shadow maps closer to camera, while higher values reduce the “projection skew” which is the key feature of lispsm; thus causing quality to revert and look more like focused.</text:p>
      <text:p text:style-name="P69">Tip:<text:span text:style-name="T64"> When this value is negative, lispsm reverts to a focused shadow map technique. This is very useful for users who want to use PSSM techniques with focused setups instead of LispSM.</text:span></text:p>
      <text:list xml:id="list112857219288024" text:continue-numbering="true" text:style-name="L110">
        <text:list-item>
          <text:p text:style-name="P111">light_direction_threshold &lt;angle_in_degrees&gt;</text:p>
        </text:list-item>
      </text:list>
      <text:p text:style-name="P68">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9">Notes:<text:span text:style-name="T64"> When optimal_adjust_factor is negative (i.e. pssm + focused), this setting is ignored.</text:span></text:p>
      <text:list xml:id="list112857581119609" text:continue-numbering="true" text:style-name="L110">
        <text:list-item>
          <text:p text:style-name="P111">num_splits &lt;num_splits&gt;</text:p>
        </text:list-item>
      </text:list>
      <text:p text:style-name="P68">Only used by PSSM techniques. Specifies the number of splits per light. Can vary per <text:soft-page-break/>shadow map. The number of splits must be greater than 2. Default is 3.</text:p>
      <text:list xml:id="list112857777243368" text:continue-numbering="true" text:style-name="L110">
        <text:list-item>
          <text:p text:style-name="P111">pssm_lambda &lt;lambda&gt;</text:p>
        </text:list-item>
      </text:list>
      <text:p text:style-name="P68">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62180039459917782" text:style-name="L114">
        <text:list-item>
          <text:p text:style-name="P115">shadow_atlas &lt;name&gt; light &lt;light index&gt; [split &lt;split index&gt;]</text:p>
        </text:list-item>
      </text:list>
      <text:p text:style-name="P68">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514957687120216402" text:style-name="L115">
        <text:list-item>
          <text:p text:style-name="P116">&lt;Name&gt;</text:p>
        </text:list-item>
      </text:list>
      <text:p text:style-name="P68">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112858185397204" text:continue-numbering="true" text:style-name="L115">
        <text:list-item>
          <text:p text:style-name="P116">&lt;fsaa&gt;</text:p>
        </text:list-item>
      </text:list>
      <text:p text:style-name="P68">The default value is always 0 regardless of system settings. Setting this to higher values will activate fsaa. This behavior differs from regular texture declarations.</text:p>
      <text:list xml:id="list112857144317189" text:continue-numbering="true" text:style-name="L115">
        <text:list-item>
          <text:p text:style-name="P116">&lt;gamma&gt;</text:p>
        </text:list-item>
      </text:list>
      <text:p text:style-name="P68">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12856697706267" text:continue-numbering="true" text:style-name="L115">
        <text:list-item>
          <text:p text:style-name="P116">light &lt;index&gt;</text:p>
        </text:list-item>
      </text:list>
      <text:p text:style-name="P68">Indicates which light index will be associated with this shadow map. i.e. the Shadow map #0 may contain the Nth closest shadow mapping light to the entity, not necessarily the first one.</text:p>
      <text:list xml:id="list112857268708758" text:continue-numbering="true" text:style-name="L115">
        <text:list-item>
          <text:p text:style-name="P116">split &lt;split index&gt;</text:p>
        </text:list-item>
      </text:list>
      <text:p text:style-name="P68">Default: 0; only necessary when using PSSM techniques. Indicates which split this shadow map refers to.</text:p>
      <text:p text:style-name="P59"/>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2">0</text:span><text:span text:style-name="T11"> </text:span><text:span text:style-name="T52">2048</text:span><text:span text:style-name="T11"> </text:span><text:span text:style-name="T52">2048</text:span><text:span text:style-name="T11"> PF_FLOAT16_R light </text:span><text:span text:style-name="T52">0</text:span></text:p>
            <text:p text:style-name="P2"><text:span text:style-name="T11"><text:tab/></text:span><text:span text:style-name="T56">//Render shadow map "0"</text:span></text:p>
            <text:p text:style-name="P2"><text:span text:style-name="T11"><text:tab/>shadow_map </text:span><text:span text:style-name="T52">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2"><text:span text:style-name="T11"><text:tab/>shadow_map </text:span><text:span text:style-name="T52">5</text:span><text:span text:style-name="T11"> </text:span><text:span text:style-name="T52">512</text:span><text:span text:style-name="T11"> </text:span><text:span text:style-name="T52">512</text:span><text:span text:style-name="T11"> PF_FLOAT16_R light </text:span><text:span text:style-name="T52">3</text:span></text:p>
            <text:p text:style-name="P12"/>
            <text:p text:style-name="P2"><text:span text:style-name="T11"><text:tab/></text:span><text:span text:style-name="T56">//Render shadow maps "myStringName", "1", "2", "3", "4" and "5"</text:span></text:p>
            <text:p text:style-name="P2"><text:span text:style-name="T11"><text:tab/>shadow_map myStringName </text:span><text:span text:style-name="T52">1</text:span><text:span text:style-name="T11"> </text:span><text:span text:style-name="T52">2 3 4</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56">//(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6">//Render 2nd closest light in the 4th shadow map</text:span></text:p>
            <text:p text:style-name="P2"><text:span text:style-name="T11"><text:tab/></text:span><text:span text:style-name="T56">//(could be directional, point, spot)</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text:span><text:span text:style-name="T56">//Render 3rd closest light in the 5th shadow map</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12"/>
            <text:p text:style-name="P2"><text:span text:style-name="T11"><text:tab/></text:span><text:span text:style-name="T56">//Don't use aggressive focus region on shadow map 5 (and from anything</text:span></text:p>
            <text:p text:style-name="P2"><text:span text:style-name="T11"><text:tab/></text:span><text:span text:style-name="T56">//declared from now on, we can also turn it back on later) just for</text:span></text:p>
            <text:p text:style-name="P2"><text:span text:style-name="T11"><text:tab/></text:span><text:span text:style-name="T56">//showcasing how this works</text:span></text:p>
            <text:p text:style-name="P2"><text:span text:style-name="T11"><text:tab/>use_aggressive_focus_region </text:span><text:span text:style-name="T66">false</text:span></text:p>
            <text:p text:style-name="P2"><text:span text:style-name="T11"><text:tab/>shadow_map </text:span><text:span text:style-name="T52">5</text:span><text:span text:style-name="T11"> </text:span><text:span text:style-name="T52">target_width_scaled 0.25</text:span><text:span text:style-name="T11"> </text:span><text:span text:style-name="T52">1024</text:span><text:span text:style-name="T11"> PF_FLOAT16_R light </text:span><text:span text:style-name="T52">3</text:span></text:p>
            <text:p text:style-name="P12"/>
            <text:p text:style-name="P2"><text:span text:style-name="T11"><text:tab/></text:span><text:span text:style-name="T56">//Render shadow maps "myStringName", "1", "2", and "5"</text:span></text:p>
            <text:p text:style-name="P2"><text:span text:style-name="T11"><text:tab/>shadow_map myStringName </text:span><text:span text:style-name="T52">1</text:span><text:span text:style-name="T11"> </text:span><text:span text:style-name="T52">2</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2">0</text:span><text:span text:style-name="T11">xffffffff</text:span></text:p>
            <text:p text:style-name="P2"><text:span text:style-name="T11"><text:tab/><text:tab/><text:tab/>rq_first </text:span><text:span text:style-name="T52">0</text:span></text:p>
            <text:p text:style-name="P2"><text:span text:style-name="T11"><text:tab/><text:tab/><text:tab/>rq_last max </text:span><text:span text:style-name="T56">//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nder shadow map "4" with a different setting</text:span></text:p>
            <text:p text:style-name="P2"><text:span text:style-name="T11"><text:tab/>shadow_map </text:span><text:span text:style-name="T52">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4</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0</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gular way of declaring passes also works.</text:span></text:p>
            <text:p text:style-name="P2"><text:span text:style-name="T11"><text:tab/>target </text:span><text:span text:style-name="T52">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3</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2</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6">//Send this RTT to the output channel. Other nodes can now use it.</text:span></text:p>
            <text:p text:style-name="P2"><text:span text:style-name="T11"><text:tab/>out </text:span><text:span text:style-name="T52">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4"><text:tab/></text:span><text:span text:style-name="T25">technique</text:span><text:span text:style-name="T64"> pssm</text:span></text:p>
            <text:p text:style-name="P2"><text:span text:style-name="T10"><text:tab/></text:span><text:span text:style-name="T56">//Render 1st closest light, splits 0 1 &amp; 2, and 2</text:span><text:span text:style-name="T57">nd</text:span><text:span text:style-name="T56"> light into myAtlas</text:span></text:p>
            <text:p text:style-name="P2"><text:span text:style-name="T11"><text:tab/>shadow_map myAtlas </text:span><text:span text:style-name="T52">2048</text:span><text:span text:style-name="T11"> </text:span><text:span text:style-name="T52">2048</text:span><text:span text:style-name="T11"> PF_FLOAT16_R light </text:span><text:span text:style-name="T52">0</text:span><text:span text:style-name="T11"> split </text:span><text:span text:style-name="T52">0 </text:span><text:span text:style-name="T11">viewport</text:span><text:span text:style-name="T52"> 0 0 0.5 0.5</text:span></text:p>
            <text:p text:style-name="P2"><text:span text:style-name="T11"><text:tab/>shadow_atlas myAtlas light </text:span><text:span text:style-name="T52">0</text:span><text:span text:style-name="T11"> split </text:span><text:span text:style-name="T52">1 </text:span><text:span text:style-name="T11">viewport</text:span><text:span text:style-name="T52"> 0 0.5 0.5 0.5</text:span></text:p>
            <text:p text:style-name="P2"><text:span text:style-name="T11"><text:tab/>shadow_atlas myAtlas light </text:span><text:span text:style-name="T52">0</text:span><text:span text:style-name="T11"> split </text:span><text:span text:style-name="T52">2 </text:span><text:span text:style-name="T11">viewport</text:span><text:span text:style-name="T52">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2">1 </text:span><text:span text:style-name="T11">viewport</text:span><text:span text:style-name="T52"> 0.5 0.5 0.5 0.5</text:span></text:p>
            <text:p text:style-name="P2"><text:span text:style-name="T11"><text:tab/></text:span><text:span text:style-name="T56">/*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6">/*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3">1</text:span><text:span text:style-name="T10"> </text:span><text:span text:style-name="T53">1</text:span><text:span text:style-name="T10"> </text:span><text:span text:style-name="T53">1</text:span><text:span text:style-name="T10"> </text:span><text:span text:style-name="T53">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span><text:span text:style-name="T13">}</text:span></text:p>
            <text:p text:style-name="P2"><text:span text:style-name="T11"><text:tab/></text:span><text:span text:style-name="T56">/*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72566300009681317" text:style-name="L116">
        <text:list-item>
          <text:p text:style-name="P117"><text:soft-page-break/>SHADOW_NODE_REUSE</text:p>
        </text:list-item>
        <text:list-item>
          <text:p text:style-name="P117">SHADOW_NODE_RECALCULATE</text:p>
        </text:list-item>
        <text:list-item>
          <text:p text:style-name="P11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96813433076695726" text:style-name="L117">
        <text:list-item>
          <text:p text:style-name="P118">One for opaque geometry.</text:p>
        </text:list-item>
        <text:list-item>
          <text:p text:style-name="P11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25544096443933932" text:style-name="L118">
        <text:list-item>
          <text:p text:style-name="P119">One for opaque geometry.</text:p>
        </text:list-item>
        <text:list-item>
          <text:p text:style-name="P119">Another for reflections, seen from a different camera.</text:p>
        </text:list-item>
        <text:list-item>
          <text:p text:style-name="P119">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39">When the third pass kicks in, the camera has changed again; thus we need to execute the shadow node... again!</text:p>
      <text:p text:style-name="P36"><text:span text:style-name="T42">Ogre will log a warning when it detects a suboptimal compositor setup such as this one. To be more specific, Ogre detects that the 3</text:span><text:span text:style-name="T46">rd</text:span><text:span text:style-name="T42"> pass uses the same results as the 1</text:span><text:span text:style-name="T46">st</text:span><text:span text:style-name="T42"> pass, but the shadow node is being forced to recalculate in the third one, instead of reusing.</text:span></text:p>
      <text:p text:style-name="P39">There are several ways to solve this problem:</text:p>
      <text:list xml:id="list6619421100234812567" text:style-name="L119">
        <text:list-item>
          <text:p text:style-name="P87"><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87"><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20"><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691317805032050196" text:style-name="L120">
        <text:list-item>
          <text:p text:style-name="P121"><text:a xlink:type="simple" xlink:href="http://mynameismjp.wordpress.com/2013/09/10/shadow-maps/">A Sampling of Shadow Techniques</text:a></text:p>
        </text:list-item>
        <text:list-item>
          <text:p text:style-name="P121"><text:a xlink:type="simple" xlink:href="http://msdn.microsoft.com/en-us/library/windows/desktop/ee416307(v=vs.85).aspx">Cascaded Shadow Maps</text:a></text:p>
        </text:list-item>
        <text:list-item>
          <text:p text:style-name="P121"><text:a xlink:type="simple" xlink:href="http://visual-computing.intel-research.net/art/publications/sdsm/">Sample Distribution Shadow Maps</text:a></text:p>
        </text:list-item>
        <text:list-item>
          <text:p text:style-name="P12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71"/>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12858065944494" text:continue-list="list112857268708758" text:style-name="L115">
        <text:list-item>
          <text:p text:style-name="P116">&lt;Node Name 1&gt;</text:p>
        </text:list-item>
      </text:list>
      <text:p text:style-name="P68">The name of the Node that will be executed before “<text:span text:style-name="T37">Node Name 2”</text:span></text:p>
      <text:list xml:id="list112857776499504" text:continue-numbering="true" text:style-name="L115">
        <text:list-item>
          <text:p text:style-name="P116">[&lt;output ch #&gt;] [&lt;output ch #&gt;] … [&lt;output ch #&gt;]</text:p>
        </text:list-item>
      </text:list>
      <text:p text:style-name="P70">Channel numbers from “<text:span text:style-name="T37">Node Name 1”</text:span>'s output channels that will be connected to “<text:span text:style-name="T37">Node Name 2</text:span>”.</text:p>
      <text:list xml:id="list112857317785647" text:continue-numbering="true" text:style-name="L115">
        <text:list-item>
          <text:p text:style-name="P116">&lt;Node Name 2&gt;</text:p>
        </text:list-item>
      </text:list>
      <text:p text:style-name="P70">The name of the Node that will be executed after “<text:span text:style-name="T37">Node Name 1”</text:span></text:p>
      <text:list xml:id="list112858142454541" text:continue-numbering="true" text:style-name="L115">
        <text:list-item>
          <text:p text:style-name="P116">[&lt;input ch #&gt;] [&lt;input ch #&gt;] … [&lt;input ch #&gt;]</text:p>
        </text:list-item>
      </text:list>
      <text:p text:style-name="P70">Channel numbers from “<text:span text:style-name="T37">Node Name 2”</text:span>'s inputs channels that will be connected from “<text:span text:style-name="T37">Node Name 1”</text:span> bindings.</text:p>
      <text:p text:style-name="P61">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1">0</text:span><text:span text:style-name="T7"> </text:span><text:span text:style-name="T51">1</text:span><text:span text:style-name="T7"> </text:span><text:span text:style-name="T51">2</text:span><text:span text:style-name="T7"> nodeB </text:span><text:span text:style-name="T51">1</text:span><text:span text:style-name="T7"> </text:span><text:span text:style-name="T51">2</text:span><text:span text:style-name="T7"> </text:span><text:span text:style-name="T51">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1">0</text:span><text:span text:style-name="T7"> </text:span><text:span text:style-name="T51">2</text:span><text:span text:style-name="T7"> nodeB <text:s/></text:span><text:span text:style-name="T51">0</text:span><text:span text:style-name="T7"> </text:span><text:span text:style-name="T51">1</text:span></text:p>
            <text:p text:style-name="P8"/>
            <text:p text:style-name="P24">//Connect nodeC to nodeB</text:p>
            <text:p text:style-name="P24">//C's output channel 3 ==&gt; B's input channel 1</text:p>
            <text:p text:style-name="P2"><text:span text:style-name="T7">connect nodeC </text:span><text:span text:style-name="T51">3</text:span><text:span text:style-name="T7"> nodeB </text:span><text:span text:style-name="T51">1</text:span></text:p>
          </table:table-cell>
        </table:table-row>
      </table:table>
      <text:p text:style-name="P61"/>
      <text:p text:style-name="P60">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1"/>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12857610504165" text:continue-numbering="true" text:style-name="L115">
        <text:list-item>
          <text:p text:style-name="P116">&lt;Node Name 1&gt;</text:p>
        </text:list-item>
      </text:list>
      <text:p text:style-name="P68">The name of the Node that will receive the final RTT</text:p>
      <text:list xml:id="list112856658450812" text:continue-numbering="true" text:style-name="L115">
        <text:list-item>
          <text:p text:style-name="P116">&lt;input channel #&gt;</text:p>
        </text:list-item>
      </text:list>
      <text:p text:style-name="P68">The number of the input channel from <text:span text:style-name="T37">Node Name 1</text:span><text:span text:style-name="T42">.</text:span></text:p>
      <text:p text:style-name="P61">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2">0</text:span></text:p>
          </table:table-cell>
        </table:table-row>
      </table:table>
      <text:p text:style-name="P61"/>
      <text:p text:style-name="P35">Tip:<text:span text:style-name="T6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1">0</text:span><text:span text:style-name="T4"> MyRenderWindow</text:span></text:p>
            <text:p text:style-name="P2"><text:span text:style-name="T4"><text:tab/>out </text:span><text:span text:style-name="T7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3">0</text:span></text:p>
            <text:p text:style-name="P10"/>
            <text:p text:style-name="P10"><text:tab/>connect RttSplitter nodeA</text:p>
            <text:p text:style-name="P2"><text:span text:style-name="T4"><text:tab/>connect RttSplitter </text:span><text:span text:style-name="T71">0</text:span><text:span text:style-name="T4"> nodeB </text:span><text:span text:style-name="T71">0</text:span></text:p>
            <text:p text:style-name="P2"><text:span text:style-name="T4"><text:tab/>connect RttSplitter </text:span><text:span text:style-name="T71">0</text:span><text:span text:style-name="T4"> nodeC </text:span><text:span text:style-name="T7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12857538692699" text:continue-numbering="true" text:style-name="L115">
        <text:list-item>
          <text:p text:style-name="P116">&lt;Node Name&gt;</text:p>
        </text:list-item>
      </text:list>
      <text:p text:style-name="P70">The name of the original instance</text:p>
      <text:list xml:id="list112857417988891" text:continue-numbering="true" text:style-name="L115">
        <text:list-item>
          <text:p text:style-name="P116">&lt;Aliased Name&gt;</text:p>
        </text:list-item>
      </text:list>
      <text:p text:style-name="P70">The alias name to give to this separate instance. The alias must be unique across the workspace, and must also be unique across the names of original node definitions.</text:p>
      <text:p text:style-name="P61">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1">0</text:span><text:span text:style-name="T4"> UniqueNode1 </text:span><text:span text:style-name="T71">0</text:span></text:p>
            <text:p text:style-name="P2"><text:span text:style-name="T4"><text:tab/>connect nodeA<text:tab/><text:tab/></text:span><text:span text:style-name="T71">0</text:span><text:span text:style-name="T4"> nodeB </text:span><text:span text:style-name="T71">0</text:span></text:p>
            <text:p text:style-name="P2"><text:span text:style-name="T4"><text:tab/>connect UniqueNode1<text:tab/></text:span><text:span text:style-name="T71">0</text:span><text:span text:style-name="T4"> nodeB </text:span><text:span text:style-name="T71">1</text:span></text:p>
            <text:p text:style-name="P3">}</text:p>
          </table:table-cell>
        </table:table-row>
      </table:table>
      <text:p text:style-name="P59"/>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9">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9">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1">0.6f</text:span><text:span text:style-name="T20">,</text:span><text:span text:style-name="T4"> </text:span><text:span text:style-name="T71">0.0f</text:span><text:span text:style-name="T20">,</text:span><text:span text:style-name="T4"> </text:span><text:span text:style-name="T71">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9">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9">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9">0.6</text:span><text:span text:style-name="T4"> </text:span><text:span text:style-name="T49">0</text:span><text:span text:style-name="T4"> </text:span><text:span text:style-name="T49">0.6</text:span><text:span text:style-name="T4"> </text:span><text:span text:style-name="T49">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9">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9">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8">Vector4</text:span> to <text:span text:style-name="T58">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5"><text:span text:style-name="T58">Real</text:span><text:span text:style-name="T77"> </text:span><text:span text:style-name="T1">left</text:span><text:span text:style-name="T77"> <text:s text:c="2"/></text:span><text:span text:style-name="T1">=</text:span><text:span text:style-name="T77"> </text:span><text:span text:style-name="T79">mDefinition</text:span><text:span text:style-name="T1">-&gt;</text:span><text:span text:style-name="T79">mVpLeft</text:span><text:span text:style-name="T77"> <text:s text:c="5"/></text:span><text:span text:style-name="T1">+</text:span><text:span text:style-name="T77"> </text:span><text:span text:style-name="T1">vpModifier.</text:span><text:span text:style-name="T79">x</text:span><text:span text:style-name="T1">;</text:span></text:p>
            <text:p text:style-name="P65"><text:span text:style-name="T58">Real</text:span><text:span text:style-name="T77"> </text:span><text:span text:style-name="T1">top</text:span><text:span text:style-name="T77"> <text:s text:c="3"/></text:span><text:span text:style-name="T1">=</text:span><text:span text:style-name="T77"> </text:span><text:span text:style-name="T79">mDefinition</text:span><text:span text:style-name="T1">-&gt;</text:span><text:span text:style-name="T79">mVpTop</text:span><text:span text:style-name="T77"> <text:s text:c="6"/></text:span><text:span text:style-name="T1">+</text:span><text:span text:style-name="T77"> </text:span><text:span text:style-name="T1">vpModifier.</text:span><text:span text:style-name="T79">y</text:span><text:span text:style-name="T1">;</text:span></text:p>
            <text:p text:style-name="P65"><text:span text:style-name="T58">Real</text:span><text:span text:style-name="T77"> </text:span><text:span text:style-name="T1">width</text:span><text:span text:style-name="T77"> <text:s/></text:span><text:span text:style-name="T1">=</text:span><text:span text:style-name="T77"> </text:span><text:span text:style-name="T79">mDefinition</text:span><text:span text:style-name="T1">-&gt;</text:span><text:span text:style-name="T79">mVpWidth</text:span><text:span text:style-name="T77"> <text:s text:c="4"/></text:span><text:span text:style-name="T1">*</text:span><text:span text:style-name="T77"> </text:span><text:span text:style-name="T1">vpModifier.</text:span><text:span text:style-name="T79">z</text:span><text:span text:style-name="T1">;</text:span></text:p>
            <text:p text:style-name="P65"><text:span text:style-name="T58">Real</text:span><text:span text:style-name="T77"> </text:span><text:span text:style-name="T1">height</text:span><text:span text:style-name="T77"> </text:span><text:span text:style-name="T1">=</text:span><text:span text:style-name="T77"> </text:span><text:span text:style-name="T79">mDefinition</text:span><text:span text:style-name="T1">-&gt;</text:span><text:span text:style-name="T79">mVpHeight</text:span><text:span text:style-name="T77"> <text:s text:c="3"/></text:span><text:span text:style-name="T1">*</text:span><text:span text:style-name="T77"> </text:span><text:span text:style-name="T1">vpModifier.</text:span><text:span text:style-name="T79">w</text:span><text:span text:style-name="T1">;</text:span></text:p>
          </table:table-cell>
        </table:table-row>
      </table:table>
      <text:p text:style-name="Text_20_body">This means that to render to the left eye, you would need to specify <text:span text:style-name="T58">Vector4</text:span><text:span text:style-name="T1">(</text:span><text:span text:style-name="T77"> </text:span><text:span text:style-name="T19">0.0f</text:span><text:span text:style-name="T1">,</text:span><text:span text:style-name="T77"> </text:span><text:span text:style-name="T19">0.0f</text:span><text:span text:style-name="T1">,</text:span><text:span text:style-name="T77"> </text:span><text:span text:style-name="T19">0.5f</text:span><text:span text:style-name="T1">,</text:span><text:span text:style-name="T77"> </text:span><text:span text:style-name="T19">1.0f</text:span><text:span text:style-name="T77"> </text:span><text:span text:style-name="T1">)</text:span> and to render to the right eye you would specify <text:span text:style-name="T58">Vector4</text:span><text:span text:style-name="T1">(</text:span><text:span text:style-name="T77"> </text:span><text:span text:style-name="T19">0.5f</text:span><text:span text:style-name="T1">,</text:span><text:span text:style-name="T77"> </text:span><text:span text:style-name="T19">0.0f</text:span><text:span text:style-name="T1">,</text:span><text:span text:style-name="T77"> </text:span><text:span text:style-name="T19">0.5f</text:span><text:span text:style-name="T1">,</text:span><text:span text:style-name="T77"> </text:span><text:span text:style-name="T19">1.0f</text:span><text:span text:style-name="T77">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5"><text:span text:style-name="T33">//Override</text:span><text:span text:style-name="T77"> </text:span><text:span text:style-name="T33">so</text:span><text:span text:style-name="T77"> </text:span><text:span text:style-name="T33">that</text:span><text:span text:style-name="T77"> </text:span><text:span text:style-name="T33">it</text:span><text:span text:style-name="T77"> </text:span><text:span text:style-name="T33">only</text:span><text:span text:style-name="T77"> </text:span><text:span text:style-name="T33">gets</text:span><text:span text:style-name="T77"> </text:span><text:span text:style-name="T33">executed</text:span><text:span text:style-name="T77"> </text:span><text:span text:style-name="T33">on</text:span><text:span text:style-name="T77"> </text:span><text:span text:style-name="T33">the</text:span><text:span text:style-name="T77"> </text:span><text:span text:style-name="T33">first</text:span><text:span text:style-name="T77"> </text:span><text:span text:style-name="T33">execution</text:span><text:span text:style-name="T77"> </text:span><text:span text:style-name="T33">on</text:span><text:span text:style-name="T77"> </text:span><text:span text:style-name="T33">the</text:span></text:p>
            <text:p text:style-name="P65"><text:span text:style-name="T33">//whole</text:span><text:span text:style-name="T77"> </text:span><text:span text:style-name="T33">screen</text:span><text:span text:style-name="T77"> </text:span><text:span text:style-name="T33">(i.e.</text:span><text:span text:style-name="T77"> </text:span><text:span text:style-name="T33">clear</text:span><text:span text:style-name="T77"> </text:span><text:span text:style-name="T33">the</text:span><text:span text:style-name="T77"> </text:span><text:span text:style-name="T33">whole</text:span><text:span text:style-name="T77"> </text:span><text:span text:style-name="T33">viewport</text:span><text:span text:style-name="T77"> </text:span><text:span text:style-name="T33">during</text:span><text:span text:style-name="T77"> </text:span><text:span text:style-name="T33">the</text:span><text:span text:style-name="T77"> </text:span><text:span text:style-name="T33">left</text:span><text:span text:style-name="T77"> </text:span><text:span text:style-name="T33">eye</text:span><text:span text:style-name="T77"> </text:span><text:span text:style-name="T33">pass)</text:span></text:p>
            <text:p text:style-name="P65"><text:span text:style-name="T79">mExecutionMask</text:span><text:span text:style-name="T77"> <text:s text:c="9"/></text:span><text:span text:style-name="T1">=</text:span><text:span text:style-name="T77"> </text:span><text:span text:style-name="T19">0x01</text:span><text:span text:style-name="T1">;</text:span></text:p>
            <text:p text:style-name="P65"><text:soft-page-break/><text:span text:style-name="T79">mViewportModifierMask</text:span><text:span text:style-name="T77"> <text:s text:c="2"/></text:span><text:span text:style-name="T1">=</text:span><text:span text:style-name="T77">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5"><text:span text:style-name="T80">for</text:span><text:span text:style-name="T1">(</text:span><text:span text:style-name="T77"> </text:span><text:span text:style-name="T80">int</text:span><text:span text:style-name="T77"> </text:span><text:span text:style-name="T1">i=</text:span><text:span text:style-name="T19">0</text:span><text:span text:style-name="T1">;</text:span><text:span text:style-name="T77"> </text:span><text:span text:style-name="T1">i&lt;</text:span><text:span text:style-name="T19">4</text:span><text:span text:style-name="T1">;</text:span><text:span text:style-name="T77"> </text:span><text:span text:style-name="T1">++i</text:span><text:span text:style-name="T77"> </text:span><text:span text:style-name="T1">)</text:span></text:p>
            <text:p text:style-name="P66">{</text:p>
            <text:p text:style-name="P65"><text:span text:style-name="T77"><text:s text:c="4"/></text:span><text:span text:style-name="T58">Vector4</text:span><text:span text:style-name="T77"> </text:span><text:span text:style-name="T1">vpModifier(</text:span><text:span text:style-name="T77"> </text:span><text:span text:style-name="T1">(i</text:span><text:span text:style-name="T77"> </text:span><text:span text:style-name="T1">%</text:span><text:span text:style-name="T77"> </text:span><text:span text:style-name="T19">2</text:span><text:span text:style-name="T1">)</text:span><text:span text:style-name="T77"> </text:span><text:span text:style-name="T1">*</text:span><text:span text:style-name="T77"> </text:span><text:span text:style-name="T19">0.5f</text:span><text:span text:style-name="T1">,</text:span><text:span text:style-name="T77"> </text:span><text:span text:style-name="T1">(i</text:span><text:span text:style-name="T77"> </text:span><text:span text:style-name="T1">&gt;&gt;</text:span><text:span text:style-name="T77"> </text:span><text:span text:style-name="T19">1</text:span><text:span text:style-name="T1">)</text:span><text:span text:style-name="T77"> </text:span><text:span text:style-name="T1">*</text:span><text:span text:style-name="T77"> </text:span><text:span text:style-name="T19">0.5f</text:span><text:span text:style-name="T1">,</text:span><text:span text:style-name="T77"> </text:span><text:span text:style-name="T19">0.25f</text:span><text:span text:style-name="T1">,</text:span><text:span text:style-name="T77"> </text:span><text:span text:style-name="T19">0.25f</text:span><text:span text:style-name="T77"> </text:span><text:span text:style-name="T1">);</text:span></text:p>
            <text:p text:style-name="P65"><text:span text:style-name="T77"><text:s text:c="4"/></text:span><text:span text:style-name="T1">m_workspace[i]</text:span><text:span text:style-name="T77"> </text:span><text:span text:style-name="T1">=</text:span><text:span text:style-name="T77"> </text:span><text:span text:style-name="T1">mgr-&gt;</text:span>addWorkspace<text:span text:style-name="T1">(</text:span><text:span text:style-name="T77"> </text:span>sceneManager<text:span text:style-name="T1">,</text:span><text:span text:style-name="T77"> </text:span>renderTarget<text:span text:style-name="T1">,</text:span></text:p>
            <text:p text:style-name="P65"><text:span text:style-name="T77"><text:s text:c="40"/></text:span>playerCam<text:span text:style-name="T1">[i],</text:span><text:span text:style-name="T77"> </text:span><text:span text:style-name="T33">"MainWorkspace"</text:span><text:span text:style-name="T1">,</text:span><text:span text:style-name="T77"> </text:span><text:span text:style-name="T80">true</text:span><text:span text:style-name="T1">,</text:span></text:p>
            <text:p text:style-name="P65"><text:span text:style-name="T77"><text:s text:c="40"/></text:span><text:span text:style-name="T1">-</text:span><text:span text:style-name="T19">1</text:span><text:span text:style-name="T1">,</text:span><text:span text:style-name="T77"> </text:span><text:span text:style-name="T1">vpModifier,</text:span></text:p>
            <text:p text:style-name="P65"><text:span text:style-name="T77"><text:s text:c="40"/></text:span><text:span text:style-name="T1">(</text:span><text:span text:style-name="T19">1</text:span><text:span text:style-name="T77"> </text:span><text:span text:style-name="T1">&lt;&lt;</text:span><text:span text:style-name="T77"> </text:span><text:span text:style-name="T1">i),</text:span><text:span text:style-name="T77"> </text:span><text:span text:style-name="T1">(</text:span><text:span text:style-name="T19">1</text:span><text:span text:style-name="T77"> </text:span><text:span text:style-name="T1">&lt;&lt;</text:span><text:span text:style-name="T77"> </text:span><text:span text:style-name="T1">i)</text:span><text:span text:style-name="T77"> </text:span><text:span text:style-name="T1">);</text:span></text:p>
            <text:p text:style-name="P66">}</text:p>
          </table:table-cell>
        </table:table-row>
      </table:table>
      <text:p text:style-name="Text_20_body"/>
      <text:h text:style-name="P154"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3569428647233264619" text:style-name="L121">
        <text:list-item>
          <text:p text:style-name="P122"><text:span text:style-name="T44">Software:</text:span><text:span text:style-name="T6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8">Hardware:<text:span text:style-name="T6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4">. It is not possible to use instancing with FFP (Fixed Function Pipeline)</text:span></text:p>
      <text:h text:style-name="Heading_20_2" text:outline-level="2">Instanc<text:span text:style-name="T38">ing 101</text:span></text:h>
      <text:p text:style-name="P41">A common question is why should I use instancing. The big reason is performance. There can be 10x improvements or more when used correctly. Here's a guide on when you should use instancing:</text:p>
      <text:list xml:id="list8041515304542294860" text:style-name="L122">
        <text:list-item>
          <text:p text:style-name="P123"><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99">These Entities that repeat a lot also share the same material (or just a few materials, i.e. 3 or 4)</text:p>
        </text:list-item>
        <text:list-item>
          <text:p text:style-name="P99">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60"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342634027845047554" text:style-name="L123">
        <text:list-item>
          <text:p text:style-name="P10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5"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4">See </text:span><text:span text:style-name="T38">material Examples/Instancing/ShaderBased</text:span><text:span text:style-name="T39"> </text:span><text:span text:style-name="T40">for an example on how to write the vertex shader. Files:</text:span></text:p>
      <text:list xml:id="list6949047659720948245" text:style-name="L124">
        <text:list-item>
          <text:p text:style-name="P101">ShaderInstancing.material</text:p>
        </text:list-item>
        <text:list-item>
          <text:p text:style-name="P101"><text:soft-page-break/>ShaderInstancing.vert (GLSL)</text:p>
        </text:list-item>
        <text:list-item>
          <text:p text:style-name="P101">ShaderInstancing.cg (Cg, works with HLSL)</text:p>
        </text:list-item>
      </text:list>
      <text:h text:style-name="P160"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6292121251117190643" text:style-name="L125">
        <text:list-item>
          <text:p text:style-name="P102">VTFInstancing.material</text:p>
        </text:list-item>
        <text:list-item>
          <text:p text:style-name="P102">VTFInstancing.vert (GLSL)</text:p>
        </text:list-item>
        <text:list-item>
          <text:p text:style-name="P102">VTFInstancing.cg (Cg, also works with HLSL)</text:p>
        </text:list-item>
      </text:list>
      <text:h text:style-name="P160" text:outline-level="3">HW VTF</text:h>
      <text:p text:style-name="P41">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5574896317478464909" text:style-name="L126">
        <text:list-item>
          <text:p text:style-name="P103">HW_VTFInstancing.material</text:p>
        </text:list-item>
        <text:list-item>
          <text:p text:style-name="P103">HW_VTFInstancing.vert (GLSL)</text:p>
        </text:list-item>
        <text:list-item>
          <text:p text:style-name="P103">HW_VTFInstancing.cg (Cg, works with HLSL)</text:p>
        </text:list-item>
      </text:list>
      <text:h text:style-name="P164" text:outline-level="4">HW VTF LUT</text:h>
      <text:p text:style-name="P41">LUT is a special feature of HW VTF; which stands for <text:span text:style-name="T44">L</text:span>ook <text:span text:style-name="T44">U</text:span>p <text:span text:style-name="T44">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8">material Examples/Instancing/HW_VTF_LUT</text:span>. Files:</text:p>
      <text:list xml:id="list1622210724633335347" text:style-name="L127">
        <text:list-item>
          <text:p text:style-name="P12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7944028921799062217" text:style-name="L128">
        <text:list-item>
          <text:p text:style-name="P104">HWInstancing.material</text:p>
        </text:list-item>
        <text:list-item>
          <text:p text:style-name="P104">HWBasicInstancing.vert (GLSL)</text:p>
        </text:list-item>
        <text:list-item>
          <text:p text:style-name="P10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1">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1">0</text:span><text:span text:style-name="T20">,</text:span><text:span text:style-name="T4"> Vector4</text:span><text:span text:style-name="T20">(</text:span><text:span text:style-name="T4"> </text:span><text:span text:style-name="T71">1.0f</text:span><text:span text:style-name="T20">,</text:span><text:span text:style-name="T4"> </text:span><text:span text:style-name="T71">1.0f</text:span><text:span text:style-name="T20">,</text:span><text:span text:style-name="T4"> </text:span><text:span text:style-name="T71">1.2f</text:span><text:span text:style-name="T20">,</text:span><text:span text:style-name="T4"> </text:span><text:span text:style-name="T71">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1">1</text:span><text:span text:style-name="T20">,</text:span><text:span text:style-name="T4"> Vector4</text:span><text:span text:style-name="T20">(</text:span><text:span text:style-name="T4"> </text:span><text:span text:style-name="T71">0.2f</text:span><text:span text:style-name="T20">,</text:span><text:span text:style-name="T4"> </text:span><text:span text:style-name="T71">0.0f</text:span><text:span text:style-name="T20">,</text:span><text:span text:style-name="T4"> </text:span><text:span text:style-name="T71">0.7f</text:span><text:span text:style-name="T20">,</text:span><text:span text:style-name="T4"> </text:span><text:span text:style-name="T71">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9">for</text:span><text:span text:style-name="T20">(</text:span><text:span text:style-name="T4"> uint16 i</text:span><text:span text:style-name="T20">=</text:span><text:span text:style-name="T71">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9">for</text:span><text:span text:style-name="T20">(</text:span><text:span text:style-name="T4"> size_t i</text:span><text:span text:style-name="T20">=</text:span><text:span text:style-name="T71">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9">if</text:span><text:span text:style-name="T20">(</text:span><text:span text:style-name="T4"> i </text:span><text:span text:style-name="T20">!=</text:span><text:span text:style-name="T4"> </text:span><text:span text:style-name="T71">0</text:span><text:span text:style-name="T4"> </text:span><text:span text:style-name="T20">)</text:span></text:p>
            <text:p text:style-name="P2"><text:span text:style-name="T4"><text:tab/><text:tab/>instancedEntities</text:span><text:span text:style-name="T20">[</text:span><text:span text:style-name="T71">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9">for</text:span><text:span text:style-name="T20">(</text:span><text:span text:style-name="T4"> size_t i</text:span><text:span text:style-name="T20">=</text:span><text:span text:style-name="T71">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6" text:outline-level="2">Defragmenting batches</text:h>
      <text:h text:style-name="Heading_20_3" text:outline-level="3">What is batch fragmentation?</text:h>
      <text:p text:style-name="Text_20_body">There are two kinds of fragmentation:</text:p>
      <text:list xml:id="list2301254031561576845" text:style-name="L129">
        <text:list-item>
          <text:p text:style-name="P125">“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1" text:outline-level="3"><text:soft-page-break/>Prevention: Avoiding fragmentation</text:h>
      <text:p text:style-name="P45">If you're creating static objects that won't move (i.e. trees), create them sorted by proximity. This helps both types of fragmentation:</text:p>
      <text:list xml:id="list4268514181950130765" text:style-name="L130">
        <text:list-item>
          <text:p text:style-name="P92">When unloading areas (i.e. open world games), these objects will be removed all together, thus whole batches will no longer have active instances.</text:p>
        </text:list-item>
        <text:list-item>
          <text:p text:style-name="P92">Batches and instances are often assigned by order of creation. Those instances will belong to the same batch and thus maximizing culling efficiency.</text:p>
        </text:list-item>
      </text:list>
      <text:h text:style-name="P161"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4">For this reason, the function </text:span><text:span text:style-name="T39">InstanceManager::defragmentBatches( bool optimizeCulling )</text:span><text:span text:style-name="T64"> exists.</text:span></text:p>
      <text:p text:style-name="Text_20_body"><text:span text:style-name="T64">Using it as simple as calling the function. </text:span><text:span text:style-name="T44">The sample </text:span><text:span text:style-name="T38">NewInstancing</text:span><text:span text:style-name="T44"> shows how to do this interactively</text:span><text:span text:style-name="T64">. When </text:span><text:span text:style-name="T39">optimizeCulling </text:span><text:span text:style-name="T64">is true, both types of fragmentation will be attempted to be fixed. When false, only the “deletion” kind of fragmentation will be fixed.</text:span></text:p>
      <text:p text:style-name="Text_20_body"><text:span text:style-name="T64">Take in mind that when </text:span><text:span text:style-name="T39">optimizeCulling</text:span><text:span text:style-name="T64"> = true it takes significantly more time depending on the level of fragmentation and could cause framerate spikes, even stalls. Do it sparingly and profile the optimal frequency of calling.</text:span></text:p>
      <text:h text:style-name="P156" text:outline-level="2">Troubleshooting</text:h>
      <text:p text:style-name="P42">Q: My mesh doesn't show up.</text:p>
      <text:p text:style-name="P42">A: <text:span text:style-name="T64">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4">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7">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8">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8">float4</text:span><text:span text:style-name="T10"> m03_1<text:tab/></text:span><text:span text:style-name="T24">:</text:span><text:span text:style-name="T10"><text:tab/>TEXCOORD2</text:span><text:span text:style-name="T24">;</text:span></text:p>
            <text:p text:style-name="P2"><text:span text:style-name="T68">float4</text:span><text:span text:style-name="T10"> m03_2<text:tab/></text:span><text:span text:style-name="T24">:</text:span><text:span text:style-name="T10"><text:tab/>TEXCOORD3</text:span><text:span text:style-name="T24">;</text:span></text:p>
            <text:p text:style-name="P2"><text:span text:style-name="T68">float4</text:span><text:span text:style-name="T10"> m03_3<text:tab/></text:span><text:span text:style-name="T24">:</text:span><text:span text:style-name="T10"><text:tab/>TEXCOORD4</text:span><text:span text:style-name="T24">;</text:span></text:p>
            <text:p text:style-name="P14"><text:span text:style-name="T65">float4</text:span> mWeights<text:tab/><text:span text:style-name="T26">:</text:span><text:tab/>TEXCOORD5<text:span text:style-name="T26">;</text:span></text:p>
            <text:p text:style-name="P23"/>
            <text:p text:style-name="P2"><text:soft-page-break/><text:span text:style-name="T68">float2</text:span><text:span text:style-name="T10"> mOffset<text:tab/></text:span><text:span text:style-name="T24">:</text:span><text:span text:style-name="T10"><text:tab/>TEXCOORD6</text:span><text:span text:style-name="T24">;</text:span></text:p>
            <text:p text:style-name="P4"/>
            <text:p text:style-name="P25"/>
            <text:p text:style-name="P2"><text:span text:style-name="T67">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8">float4 </text:span><text:span text:style-name="T10">worldPos = </text:span><text:span text:style-name="T68">float4</text:span><text:span text:style-name="T24">(</text:span><text:span text:style-name="T10"> mul</text:span><text:span text:style-name="T24">(</text:span><text:span text:style-name="T10"> worldMatrix[0], inPos </text:span><text:span text:style-name="T24">)</text:span><text:span text:style-name="T10">.xyz, </text:span><text:span text:style-name="T70">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1], inPos </text:span><text:span text:style-name="T24">)</text:span><text:span text:style-name="T10">.xyz, </text:span><text:span text:style-name="T70">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2], inPos </text:span><text:span text:style-name="T24">)</text:span><text:span text:style-name="T10">.xyz, </text:span><text:span text:style-name="T70">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3], inPos </text:span><text:span text:style-name="T24">)</text:span><text:span text:style-name="T10">.xyz, </text:span><text:span text:style-name="T70">1.0</text:span><text:span text:style-name="T10">f </text:span><text:span text:style-name="T24">)</text:span><text:span text:style-name="T10"> * mWeights.w</text:span><text:span text:style-name="T24">;</text:span></text:p>
            <text:p text:style-name="P4"/>
            <text:p text:style-name="P2"><text:span text:style-name="T68">float4 </text:span><text:span text:style-name="T10">worldNor = </text:span><text:span text:style-name="T68">float4</text:span><text:span text:style-name="T24">(</text:span><text:span text:style-name="T10"> mul</text:span><text:span text:style-name="T24">(</text:span><text:span text:style-name="T10"> worldMatrix[0], inNor </text:span><text:span text:style-name="T24">)</text:span><text:span text:style-name="T10">.xyz, </text:span><text:span text:style-name="T70">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1], inNor </text:span><text:span text:style-name="T24">)</text:span><text:span text:style-name="T10">.xyz, </text:span><text:span text:style-name="T70">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2], inNor </text:span><text:span text:style-name="T24">)</text:span><text:span text:style-name="T10">.xyz, </text:span><text:span text:style-name="T70">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3], inNor </text:span><text:span text:style-name="T24">)</text:span><text:span text:style-name="T10">.xyz, </text:span><text:span text:style-name="T70">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4"> Your rig uses more than one weight per vertex. Either create the instance manager with the flag IM_FORCEONEWEIGHT, or modify the vertex shader to support the </text:span><text:span text:style-name="T74">exact</text:span><text:span text:style-name="T64"> amount of weights per vertex needed (see previous questions).</text:span></text:p>
      <text:p text:style-name="P41"/>
      <text:p text:style-name="P42">Q: How do I find how many weights per vertices is using my model?</text:p>
      <text:p text:style-name="P42"><text:soft-page-break/>A: <text:span text:style-name="T64">The quickest way is by looking at the size of VES_BLEND_WEIGHTS and divide it by 4</text:span><text:span text:style-name="T64"><text:note text:id="ftn9" text:note-class="footnote"><text:note-citation>9</text:note-citation><text:note-body><text:p text:style-name="Footnote">One weight is one float. One float is 4 bytes; hence number of weights * 4 is the size of the vertex element.</text:p></text:note-body></text:note></text:span><text:span text:style-name="T64">.</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4">In the picture above, the </text:span><text:a xlink:type="simple" xlink:href="http://yosoygames.com.ar/wp/ogre-meshy/"><text:span text:style-name="T64">Ogre Meshy</text:span></text:a><text:span text:style-name="T64"> viewer is being used to quickly display the mesh' information. It can be seen that the Hair uses 1 weight per vertex, while the Head needs 2 weights per vertex.</text:span></text:p>
      <text:h text:style-name="P154"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70">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253347943805910917" text:style-name="L131">
        <text:list-item>
          <text:p text:style-name="P126">HW Basic</text:p>
        </text:list-item>
        <text:list-item>
          <text:p text:style-name="P12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876229925777348616" text:style-name="L132">
        <text:list-item>
          <text:p text:style-name="P12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27">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356422068630099177" text:style-name="L133">
        <text:list-item>
          <text:p text:style-name="P128"><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8"><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9">Node transform updates:<text:span text:style-name="T64"> Updating all scene nodes' derived position and orientation by inheriting from their parent's derived position &amp; orientation. We have to wait for every parent level depth due to data dependencies.</text:span></text:p>
        </text:list-item>
        <text:list-item>
          <text:p text:style-name="P89">Updating all bounds: <text:span text:style-name="T64">Updating the World AABB by applying the node's transform to the local aabbs. The World AABB is needed for correct frustum culling, among other things.</text:span></text:p>
        </text:list-item>
        <text:list-item>
          <text:p text:style-name="P89">Frustum culling instanced entities: <text:a xlink:type="simple" xlink:href="#5.1.1.More info about InstancingThreadedCullingMethod|outline"><text:span text:style-name="T64">See previous section</text:span></text:a><text:span text:style-name="T6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5">/**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9">true</text:span><text:span text:style-name="T4"> </text:span><text:span text:style-name="T20">);</text:span></text:p>
            <text:p text:style-name="P10"><text:tab/></text:p>
            <text:p text:style-name="P2"><text:span text:style-name="T4"><text:tab/></text:span><text:span text:style-name="T69">return</text:span><text:span text:style-name="T4"> </text:span><text:span text:style-name="T71">0</text:span><text:span text:style-name="T20">;</text:span></text:p>
            <text:p text:style-name="P3">}</text:p>
          </table:table-cell>
        </table:table-row>
      </table:table>
      <text:p text:style-name="P38"/>
      <text:p text:style-name="P43"><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3">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5">/**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9">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9">return</text:span><text:span text:style-name="T4"> </text:span><text:span text:style-name="T71">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4">You </text:span><text:span text:style-name="T44">must</text:span><text:span text:style-name="T64"> call </text:span><text:span text:style-name="T39">waitForPendingUserScalableTask</text:span><text:span text:style-name="T64"> after calling </text:span><text:span text:style-name="T39">executeUserScalableTask</text:span><text:span text:style-name="T64">( myThreadedTask, false ) before </text:span><text:span text:style-name="T39">executeUserScalableTask</text:span><text:span text:style-name="T64">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8780278704129500640" text:style-name="L134">
        <text:list-item>
          <text:p text:style-name="P129"><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9"><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9"><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8620628524906021993" text:style-name="L135">
        <text:list-item>
          <text:p text:style-name="P130"><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0"><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0"><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54" text:outline-level="1">Performance Hints</text:h>
      <text:p text:style-name="P44">DO:</text:p>
      <text:list xml:id="list112856941035312" text:continue-list="list112857777243368" text:style-name="L136">
        <text:list-item>
          <text:p text:style-name="P131"><text:span text:style-name="T44">Sort your creation order of Entities by frequency of creation &amp; destruction (LIFO):</text:span><text:span text:style-name="T64"> Entities that will be created &amp; destroyed often should be done last. Entities that will never be destroyed should be created first, followed by Entities that will rarely be removed/destroyed.</text:span></text:p>
        </text:list-item>
        <text:list-item>
          <text:p text:style-name="P131"><text:span text:style-name="T44">Use Instancing whenever possible:</text:span> InstancedObjects are lightweight, have less RenderQueue and API draw call overhead</text:p>
        </text:list-item>
        <text:list-item>
          <text:p text:style-name="P131"><text:span text:style-name="T44">Reduce the number of bones in a rig to the minimum necessary.</text:span> Specially if there are going to be many copies of it</text:p>
        </text:list-item>
        <text:list-item>
          <text:p text:style-name="P13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1"/>
        </text:list-item>
      </text:list>
      <text:p text:style-name="P44">DON'T:</text:p>
      <text:list xml:id="list7257137298915128316" text:style-name="L137">
        <text:list-item>
          <text:p text:style-name="P132">Don't update objects created as SCENE_STATIC very often. Updating just one SceneNode or Entity will force to update many of them, possibly all; thus nullifying the performance benefits from SCENE_STATIC .</text:p>
        </text:list-item>
        <text:list-item>
          <text:p text:style-name="P132">Don't create objects that never move, rotate or scale as SCENE_DYNAMIC</text:p>
        </text:list-item>
        <text:list-item>
          <text:p text:style-name="P13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54"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947152890128616043" text:style-name="L138">
        <text:list-item>
          <text:p text:style-name="P133">Viewports hold the information about the scissor rectangle (see Viewport::setScissors)</text:p>
        </text:list-item>
        <text:list-item>
          <text:p text:style-name="P133">Enabling and disabling scissor testing is controlled via Macroblocks.</text:p>
        </text:list-item>
        <text:list-item>
          <text:p text:style-name="P133">RenderSystem::setScissorTest was removed.</text:p>
        </text:list-item>
        <text:list-item>
          <text:p text:style-name="P133">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8809490617943983222" text:style-name="L139">
        <text:list-item>
          <text:p text:style-name="P134">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4">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440761207374734462" text:style-name="L140">
        <text:list-item>
          <text:p text:style-name="P135">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5"><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215827862438348801" text:style-name="L141">
        <text:list-item>
          <text:p text:style-name="P136"><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36"><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6"><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2" svg:width="1.8098in" svg:height="1.5878in" svg:x="1.6272in" svg:y="2.0693in"><text:p text:style-name="P172">3. C++ implementation</text:p><text:p text:style-name="P172">Derives from base</text:p><text:p text:style-name="P172">class “Hlms”</text:p><text:p text:style-name="P172">Parses shader templates</text:p></draw:rect><draw:custom-shape draw:style-name="gr9" svg:width="1.5303in" svg:height="1.7713in" svg:x="0in" svg:y="0.0516in"><text:p text:style-name="P172">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2">2. Hlms shader</text:p><text:p text:style-name="P172">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4" svg:width="5.6843in" svg:height="3.3142in" svg:x="0in" svg:y="0in"><text:p text:style-name="P173"><text:span text:style-name="T92">HlmsPbsDatablock</text:span></text:p><text:p text:style-name="P173"><text:span text:style-name="T93"/></text:p><text:p text:style-name="P173"><text:span text:style-name="T93"><text:tab/></text:span><text:span text:style-name="T93">Diffuse, Specular, Roughness, Fresnel, Textures etc</text:span></text:p></draw:rect><draw:rect draw:style-name="gr11" draw:text-style-name="P176" svg:width="2.937in" svg:height="2.1488in" svg:x="2.6634in" svg:y="0.9634in"><text:p text:style-name="P175"><text:span text:style-name="T94">HlmsDatablock</text:span></text:p></draw:rect><draw:rect draw:style-name="gr12" draw:text-style-name="P177" svg:width="2.5295in" svg:height="0.7051in" svg:x="2.9429in" svg:y="2.2965in"><text:p text:style-name="P173"><text:span text:style-name="T95">Blendblock</text:span></text:p><text:p text:style-name="P173"><text:span text:style-name="T96">(alpha blending)</text:span></text:p></draw:rect><draw:rect draw:style-name="gr12" draw:text-style-name="P177" svg:width="2.5169in" svg:height="0.7343in" svg:x="2.9555in" svg:y="1.4791in"><text:p text:style-name="P173"><text:span text:style-name="T95">Macroblock</text:span></text:p><text:p text:style-name="P173"><text:span text:style-name="T96">(depth check &amp; writes, cull mode)</text:span></text:p></draw:rect><draw:rect draw:style-name="gr12" draw:text-style-name="P177" svg:width="2.1752in" svg:height="0.7343in" svg:x="0.3839in" svg:y="0.9799in"><text:p text:style-name="P173"><text:span text:style-name="T95">Samplerblock(s)</text:span></text:p><text:p text:style-name="P173"><text:span text:style-name="T96">(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212922218967799391" text:style-name="L142">
        <text:list-item>
          <text:p text:style-name="P137">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8">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 <text:span text:style-name="T87">You can use “piece_all” as a shortcut to collect from a piece file in all stages.</text:span></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331562588120846089" text:style-name="L143">
        <text:list-item>
          <text:p text:style-name="P139">@property</text:p>
        </text:list-item>
        <text:list-item>
          <text:p text:style-name="P139">@foreach</text:p>
        </text:list-item>
        <text:list-item>
          <text:p text:style-name="P139">@counter</text:p>
        </text:list-item>
        <text:list-item>
          <text:p text:style-name="P139">@value</text:p>
        </text:list-item>
        <text:list-item>
          <text:p text:style-name="P139">@set add sub mul div mod min max</text:p>
        </text:list-item>
        <text:list-item>
          <text:p text:style-name="P139">@piece</text:p>
        </text:list-item>
        <text:list-item>
          <text:p text:style-name="P139">@insertpiece</text:p>
        </text:list-item>
        <text:list-item>
          <text:p text:style-name="P139">@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2734889475325339367" text:style-name="L144">
        <text:list-item>
          <text:p text:style-name="P140"><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41">count <text:span text:style-name="T40">The number of times to repeat the loop (if start = 0). Count can read variables.</text:span></text:p>
        </text:list-item>
        <text:list-item>
          <text:p text:style-name="P141">start<text:span text:style-name="T40">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1">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1">0</text:span></text:p>
            <text:p text:style-name="P2"><text:soft-page-break/><text:span text:style-name="T4"><text:tab/></text:span><text:span text:style-name="T71">1</text:span></text:p>
            <text:p text:style-name="P2"><text:span text:style-name="T4"><text:tab/></text:span><text:span text:style-name="T71">2</text:span></text:p>
            <text:p text:style-name="P2"><text:span text:style-name="T4"><text:tab/></text:span><text:span text:style-name="T71">3</text:span></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1">0</text:span><text:span text:style-name="T4"> </text:span><text:span text:style-name="T71">1</text:span><text:span text:style-name="T4"> </text:span><text:span text:style-name="T71">2</text:span><text:span text:style-name="T4"> </text:span><text:span text:style-name="T71">3</text:span></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1">0</text:span></text:p>
            <text:p text:style-name="P10"><text:tab/></text:p>
            <text:p text:style-name="P2"><text:span text:style-name="T4"><text:tab/></text:span><text:span text:style-name="T71">1</text:span></text:p>
            <text:p text:style-name="P10"><text:tab/></text:p>
            <text:p text:style-name="P2"><text:span text:style-name="T4"><text:tab/></text:span><text:span text:style-name="T71">2</text:span></text:p>
            <text:p text:style-name="P10"><text:tab/></text:p>
            <text:p text:style-name="P2"><text:span text:style-name="T4"><text:tab/></text:span><text:span text:style-name="T71">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71">2</text:span><text:span text:style-name="T4"> </text:span><text:span text:style-name="T20">)</text:span><text:span text:style-name="T4"> @n@end</text:span></text:p>
          </table:table-cell>
          <table:table-cell table:style-name="Tabla58.B2" office:value-type="string">
            <text:p text:style-name="P2"><text:span text:style-name="T4"><text:s/></text:span><text:span text:style-name="T71">2</text:span><text:span text:style-name="T4"> </text:span><text:span text:style-name="T71">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1">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1">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1">1</text:span></text:p>
            <text:p text:style-name="P2"><text:span text:style-name="T4"><text:tab/></text:span><text:span text:style-name="T71">2</text:span></text:p>
          </table:table-cell>
        </table:table-row>
        <table:table-row>
          <table:table-cell table:style-name="Tabla58.A2" office:value-type="string">
            <text:p text:style-name="P2"><text:span text:style-name="T3">@foreach</text:span><text:span text:style-name="T20">(</text:span><text:span text:style-name="T4"> </text:span><text:span text:style-name="T71">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1">1</text:span><text:span text:style-name="T4"> </text:span><text:span text:style-name="T20">)</text:span></text:p>
                  <text:p text:style-name="P2"><text:span text:style-name="T4">@foreach</text:span><text:span text:style-name="T20">(</text:span><text:span text:style-name="T4"> </text:span><text:span text:style-name="T71">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1">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1">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1">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1">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1">1</text:span><text:span text:style-name="T4"> </text:span><text:span text:style-name="T20">+</text:span><text:span text:style-name="T4"> </text:span><text:span text:style-name="T71">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1">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1">6</text:span><text:span text:style-name="T4"> </text:span><text:span text:style-name="T20">/</text:span><text:span text:style-name="T4"> </text:span><text:span text:style-name="T71">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1">3</text:span><text:span text:style-name="T4"> </text:span><text:span text:style-name="T20">*</text:span><text:span text:style-name="T4"> </text:span><text:span text:style-name="T71">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1">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1">1</text:span><text:span text:style-name="T20">,</text:span><text:span text:style-name="T71">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3757347457420466824" text:style-name="L145">
        <text:list-item>
          <text:p text:style-name="P142">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2">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8">Renderable</text:span><text:span text:style-name="T1">::</text:span><text:span text:style-name="T15">setDatablock</text:span><text:span text:style-name="T1">()</text:span>, what happens is that <text:span text:style-name="T58">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9">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8" svg:width="1.5748in" svg:height="2.3224in" svg:x="3.8189in" svg:y="0in"><text:p text:style-name="P175"><text:span text:style-name="T9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xml:id="id1" draw:id="id1" svg:width="1.0295in" svg:height="0.4303in" svg:x="0in" svg:y="0.9055in"><text:p text:style-name="P175"><text:span text:style-name="T96">Datablock</text:span></text:p></draw:rect><draw:rect draw:style-name="gr14" draw:text-style-name="P179" xml:id="id3" draw:id="id3" svg:width="1.0303in" svg:height="0.4307in" svg:x="2.0016in" svg:y="1.9311in"><text:p text:style-name="P175"><text:span text:style-name="T96">Renderable</text:span></text:p></draw:rect><draw:rect draw:style-name="gr14" draw:text-style-name="P179" xml:id="id5" draw:id="id5" svg:width="1.0295in" svg:height="0.4307in" svg:x="3.9764in" svg:y="1.0626in"><text:p text:style-name="P175"><text:span text:style-name="T96">Properties</text:span></text:p></draw:rect><draw:rect draw:style-name="gr14" draw:text-style-name="P179" xml:id="id6" draw:id="id6" svg:width="1.0303in" svg:height="0.4307in" svg:x="3.9764in" svg:y="1.5354in"><text:p text:style-name="P175"><text:span text:style-name="T96">Pieces</text:span></text:p></draw:rect><draw:connector draw:style-name="gr15" draw:text-style-name="P178" draw:type="line" svg:x1="1.0291in" svg:y1="1.1205in" svg:x2="1.5354in" svg:y2="1.1217in" draw:start-shape="id1" draw:start-glue-point="1" draw:end-shape="id2" svg:d="M2614-155l1286 3" svg:viewBox="0 0 1288 5"><text:p/></draw:connector><draw:connector draw:style-name="gr15" draw:text-style-name="P178" draw:type="line" svg:x1="2.5161in" svg:y1="1.9311in" svg:x2="2.5in" svg:y2="1.4563in" draw:start-shape="id3" draw:start-glue-point="0" draw:end-shape="id2" draw:end-glue-point="2" svg:d="M6391 1905l-41-1206" svg:viewBox="0 0 42 1208"><text:p/></draw:connector><draw:custom-shape draw:style-name="gr16" draw:text-style-name="P178" xml:id="id2" draw:id="id2" svg:width="1.9295in" svg:height="0.6697in" svg:x="1.5354in" svg:y="0.7866in"><text:p text:style-name="P175"><text:span text:style-name="T96">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0" xml:id="id4" draw:id="id4" svg:width="0.985in" svg:height="0.3941in" svg:x="4.0154in" svg:y="0.5508in"><text:p text:style-name="P175"><text:span text:style-name="T98">Hash</text:span></text:p></draw:rect><draw:connector draw:style-name="gr15" draw:text-style-name="P178" draw:type="curve" svg:x1="5in" svg:y1="0.7476in" svg:x2="3.0311in" svg:y2="2.1465in" draw:start-shape="id4" draw:start-glue-point="1" draw:end-shape="id3" draw:end-glue-point="1" svg:d="M12700-1102c751 0 3251 3554-5001 3554" svg:viewBox="0 0 5948 3556"><text:p/></draw:connector><draw:connector draw:style-name="gr15" draw:text-style-name="P178" svg:x1="3.4646in" svg:y1="1.1217in" svg:x2="4.0154in" svg:y2="0.7476in" draw:start-shape="id2" draw:start-glue-point="1" draw:end-shape="id4" draw:end-glue-point="3" svg:d="M8800-152h700v-950h699" svg:viewBox="0 0 1401 953"><text:p/></draw:connector><draw:connector draw:style-name="gr15" draw:text-style-name="P178" svg:x1="3.4646in" svg:y1="1.122in" svg:x2="3.9764in" svg:y2="1.278in" draw:start-shape="id2" draw:start-glue-point="1" draw:end-shape="id5" draw:end-glue-point="3" svg:d="M8800-151h651v397h649" svg:viewBox="0 0 1302 399"><text:p/></draw:connector><draw:connector draw:style-name="gr15" draw:text-style-name="P178"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9" svg:width="1.1815in" svg:height="0.7843in" svg:x="1.6138in" svg:y="0in"><text:p text:style-name="P175"><text:span text:style-name="T96">Renderable</text:span></text:p></draw:rect><draw:rect draw:style-name="gr17" draw:text-style-name="P180" xml:id="id7" draw:id="id7" svg:width="0.9843in" svg:height="0.3941in" svg:x="1.7319in" svg:y="0.3118in"><text:p text:style-name="P175"><text:span text:style-name="T98">Hash</text:span></text:p></draw:rect><draw:custom-shape draw:style-name="gr16" draw:text-style-name="P178" xml:id="id8" draw:id="id8" svg:width="1.615in" svg:height="0.4724in" svg:x="3.228in" svg:y="0.5091in"><text:p text:style-name="P175"><text:span text:style-name="T96">Hlms::getMaterial</text:span></text:p><text:p text:style-name="P175"><text:span text:style-name="T96">(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8" draw:type="line" svg:x1="2.7161in" svg:y1="0.5087in" svg:x2="3.228in" svg:y2="0.7453in" draw:start-shape="id7" draw:start-glue-point="1" draw:end-shape="id8" svg:d="M6899-3606l1300 601" svg:viewBox="0 0 1302 603"><text:p/></draw:connector><draw:custom-shape draw:style-name="gr16" draw:text-style-name="P180" xml:id="id9" draw:id="id9" svg:width="1.378in" svg:height="0.5122in" svg:x="5.1181in" svg:y="0.5091in"><text:p text:style-name="P175"><text:span text:style-name="T98">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8" draw:type="line" svg:x1="4.8425in" svg:y1="0.7457in" svg:x2="5.1181in" svg:y2="0.7657in" draw:start-shape="id8" draw:start-glue-point="1" draw:end-shape="id9" draw:end-glue-point="5" svg:d="M12300-3004l700 51" svg:viewBox="0 0 702 53"><text:p/></draw:connector><draw:custom-shape draw:style-name="gr16" draw:text-style-name="P180" xml:id="id10" draw:id="id10" svg:width="1.2213in" svg:height="1.1815in" svg:x="5.1571in" svg:y="1.6898in"><text:p text:style-name="P175"><text:span text:style-name="T98">is shader</text:span></text:p><text:p text:style-name="P175"><text:span text:style-name="T98">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8" xml:id="id12" draw:id="id12" svg:width="2.1661in" svg:height="0.3941in" svg:x="2.322in" svg:y="2.3193in"><text:p text:style-name="P175"><text:span text:style-name="T96">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8" xml:id="id11" draw:id="id11" svg:width="1.4177in" svg:height="0.3941in" svg:x="4.8811in" svg:y="3.3429in"><text:p text:style-name="P175"><text:span text:style-name="T96">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0" draw:type="line" svg:x1="5.7673in" svg:y1="2.8709in" svg:x2="5.5898in" svg:y2="3.3433in" draw:start-shape="id10" draw:start-glue-point="6" draw:end-shape="id11" svg:d="M14649 2395l-451 1200" svg:viewBox="0 0 453 1201"><text:p text:style-name="P175"><text:span text:style-name="T98">YES</text:span></text:p><text:p text:style-name="P175"><text:span text:style-name="T98"/></text:p></draw:connector><draw:connector draw:style-name="gr19" draw:text-style-name="P180" draw:type="line" svg:x1="5.1571in" svg:y1="2.2807in" svg:x2="4.4882in" svg:y2="2.5161in" draw:start-shape="id10" draw:start-glue-point="5" draw:end-shape="id12" svg:d="M13099 896l-1699 598" svg:viewBox="0 0 1700 600"><text:p text:style-name="P175"><text:span text:style-name="T98">NO</text:span></text:p><text:p text:style-name="P175"><text:span text:style-name="T98"/></text:p></draw:connector><draw:connector draw:style-name="gr15" draw:text-style-name="P178" draw:type="line" svg:x1="5.8071in" svg:y1="1.0213in" svg:x2="5.7673in" svg:y2="1.6902in" draw:start-shape="id9" draw:start-glue-point="6" draw:end-shape="id10" draw:end-glue-point="4" svg:d="M14750-2304l-101 1699" svg:viewBox="0 0 102 1700"><text:p/></draw:connector><draw:rect draw:style-name="gr18" draw:text-style-name="P179" svg:width="1.1815in" svg:height="0.785in" svg:x="1.6138in" svg:y="0.8661in"><text:p text:style-name="P175"><text:span text:style-name="T96">Scene's Pass</text:span></text:p></draw:rect><draw:rect draw:style-name="gr17" draw:text-style-name="P180" xml:id="id13" draw:id="id13" svg:width="0.9843in" svg:height="0.3941in" svg:x="1.7319in" svg:y="1.1783in"><text:p text:style-name="P175"><text:span text:style-name="T98">Hash</text:span></text:p></draw:rect><draw:connector draw:style-name="gr15" draw:text-style-name="P178"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8" svg:width="1.5748in" svg:height="1.0634in" svg:x="0in" svg:y="1.3752in"><text:p text:style-name="P175"><text:span text:style-name="T9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1.0303in" svg:height="0.1961in" svg:x="0.1571in" svg:y="1.8618in"><text:p text:style-name="P175"><text:span text:style-name="T96">Properties</text:span></text:p></draw:rect><draw:rect draw:style-name="gr14" draw:text-style-name="P179" svg:width="1.0295in" svg:height="0.1969in" svg:x="0.1575in" svg:y="2.078in"><text:p text:style-name="P175"><text:span text:style-name="T96">Pieces</text:span></text:p></draw:rect></draw:g><draw:g draw:style-name="gr2" xml:id="id15" draw:id="id15"><draw:custom-shape draw:style-name="gr13" draw:text-style-name="P178" svg:width="1.5752in" svg:height="1.0634in" svg:x="0.4327in" svg:y="2.7925in"><text:p text:style-name="P175"><text:span text:style-name="T9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1.0295in" svg:height="0.1961in" svg:x="0.5902in" svg:y="3.2791in"><text:p text:style-name="P175"><text:span text:style-name="T96">Properties</text:span></text:p></draw:rect><draw:rect draw:style-name="gr14" draw:text-style-name="P179" svg:width="1.0295in" svg:height="0.1969in" svg:x="0.5909in" svg:y="3.4953in"><text:p text:style-name="P175"><text:span text:style-name="T96">Pieces</text:span></text:p></draw:rect></draw:g><draw:connector draw:style-name="gr15" draw:text-style-name="P178" draw:type="curve" svg:x1="1.7319in" svg:y1="0.5087in" svg:x2="0.7866in" svg:y2="1.3752in" draw:start-shape="id7" draw:start-glue-point="3" draw:end-shape="id14" draw:end-glue-point="0" svg:d="M4399-3606c-1601 0-2401 733-2401 2201" svg:viewBox="0 0 2402 2203"><text:p/></draw:connector><draw:connector draw:style-name="gr15" draw:text-style-name="P178" draw:type="curve" svg:x1="2.2236in" svg:y1="1.5724in" svg:x2="1.2201in" svg:y2="2.7921in" draw:start-shape="id13" draw:start-glue-point="2" draw:end-shape="id15" svg:d="M5648-904c0 2323-2549 774-2549 3099" svg:viewBox="0 0 2551 3101"><text:p/></draw:connector><draw:connector draw:style-name="gr15" draw:text-style-name="P178" draw:type="line" svg:x1="2.0075in" svg:y1="3.3236in" svg:x2="2.322in" svg:y2="2.5161in" draw:start-shape="id15" draw:start-glue-point="1" draw:end-shape="id12" draw:end-glue-point="3" svg:d="M5099 3545l799-2051" svg:viewBox="0 0 801 2053"><text:p/></draw:connector><draw:connector draw:style-name="gr15" draw:text-style-name="P178" draw:type="line" svg:x1="1.5744in" svg:y1="1.9067in" svg:x2="2.322in" svg:y2="2.5161in" draw:start-shape="id14" draw:start-glue-point="1" draw:end-shape="id12" draw:end-glue-point="3" svg:d="M3999-55l1899 1549" svg:viewBox="0 0 1901 1550"><text:p/></draw:connector></draw:g></text:p>
      <text:p text:style-name="P56"/>
      <text:h text:style-name="Heading_20_3" text:outline-level="3">C++ interaction with shader templates</text:h>
      <text:p text:style-name="P43">Note: This section is relevant to those seeking to write their own Hlms implementation.</text:p>
      <text:p text:style-name="Text_20_body">C++ can use <text:span text:style-name="T58">Hlms</text:span><text:span text:style-name="T1">::setProperty(</text:span><text:span text:style-name="T77"> </text:span><text:span text:style-name="T33">"key"</text:span><text:span text:style-name="T1">,</text:span><text:span text:style-name="T77"> </text:span><text:span text:style-name="T1">value</text:span><text:span text:style-name="T77">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8">Hlms</text:span><text:span text:style-name="T1">::</text:span><text:span text:style-name="T58">PiecesMap </text:span>to <text:span text:style-name="T58">Hlms</text:span><text:span text:style-name="T1">::addRenderableCache.</text:span></text:p>
      <text:p text:style-name="Text_20_body"><text:span text:style-name="T1">The recommended place to do this is in </text:span><text:span text:style-name="T58">Hlms</text:span><text:span text:style-name="T1">::</text:span><text:span text:style-name="T15">calculateHashForPreCreate and </text:span><text:span text:style-name="T61">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2">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2">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2">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8">Hlms</text:span><text:span text:style-name="T1">::</text:span><text:span text:style-name="T15">reloadFrom</text:span> to achieve this. How to get notified when the files were changed is up to the user.</text:p>
      <text:h text:style-name="P162" text:outline-level="3">Disabling a stage</text:h>
      <text:p text:style-name="P54"><text:span text:style-name="T86">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text:span text:style-name="T33">hlms_disable_stage </text:span><text:span text:style-name="T86">to non-zero from within the template (i.e. using @set) . The value of this property is reset to 0 for every stage.</text:span></text:p>
      <text:p text:style-name="P55"><text:span text:style-name="T86">Note that even when disabled, the Hlms template will be fully parsed and dumped to disk; and any modification you perform to the Hlms properties will be carried over to the next stages. Setting </text:span><text:span text:style-name="T36">hlms_disable_stage</text:span><text:span text:style-name="T86"> is not an early out or an abort.</text:span></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157" text:outline-level="2">Using the HLMS implementations</text:h>
      <text:h text:style-name="P163" text:outline-level="3">Initialization</text:h>
      <text:p text:style-name="Text_20_body"><text:span text:style-name="T1">Before parsing the resources, i.e. before </text:span><text:span text:style-name="T58">ResourceGroupManager</text:span><text:span text:style-name="T1">::</text:span>initialiseAllResourceGroups<text:span text:style-name="T1"> is called, you need to setup the proper Hlms.</text:span></text:p>
      <text:p text:style-name="P49">Ogre is shipped with four implementations:</text:p>
      <text:list xml:id="list5469263477004476710" text:style-name="L146">
        <text:list-item>
          <text:p text:style-name="P143"><text:soft-page-break/>PBS: Stands for Physically Based Shading. The most common for most of your material needs.</text:p>
        </text:list-item>
        <text:list-item>
          <text:p text:style-name="P143">Unlit: Basic system with no lighting or skeleton skinning. Great for GUI, billboards, particle FXs. Supports multiple texture layering with photoshop-like blending modes.</text:p>
        </text:list-item>
        <text:list-item>
          <text:p text:style-name="P143">PBS Mobile: Same as PBS, but written for GLES2 (i.e. old Android and iOS devices, WebGL)</text:p>
        </text:list-item>
        <text:list-item>
          <text:p text:style-name="P143">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5"><text:span text:style-name="T58">Archive</text:span><text:span text:style-name="T77"> </text:span><text:span text:style-name="T1">*archivePbs</text:span><text:span text:style-name="T77"> </text:span><text:span text:style-name="T1">=</text:span><text:span text:style-name="T77"> </text:span><text:span text:style-name="T58">ArchiveManager</text:span><text:span text:style-name="T1">::getSingletonPtr()-&gt;load(</text:span></text:p>
            <text:p text:style-name="P65"><text:span text:style-name="T77"><text:s text:c="16"/></text:span><text:span text:style-name="T33">"/home/myuser/OgreSDK/Samples/Media/Hlms/Pbs/GLSL"</text:span><text:span text:style-name="T1">,</text:span></text:p>
            <text:p text:style-name="P65"><text:span text:style-name="T77"><text:s text:c="16"/></text:span><text:span text:style-name="T33">"FileSystem"</text:span><text:span text:style-name="T1">,</text:span><text:span text:style-name="T77"> </text:span><text:span text:style-name="T80">true</text:span><text:span text:style-name="T77"> </text:span><text:span text:style-name="T1">);</text:span></text:p>
            <text:p text:style-name="P65"><text:span text:style-name="T58">HlmsPbs</text:span><text:span text:style-name="T77"> </text:span><text:span text:style-name="T1">*hlmsPbs</text:span><text:span text:style-name="T77"> </text:span><text:span text:style-name="T1">=</text:span><text:span text:style-name="T77"> </text:span><text:span text:style-name="T19">OGRE_NEW</text:span><text:span text:style-name="T77"> </text:span><text:span text:style-name="T58">HlmsPbs</text:span><text:span text:style-name="T1">(</text:span><text:span text:style-name="T77"> </text:span><text:span text:style-name="T1">archivePbs</text:span><text:span text:style-name="T77">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5"><text:span text:style-name="T58">Root</text:span><text:span text:style-name="T1">::getSingleton().getHlmsManager()-&gt;registerHlms(</text:span><text:span text:style-name="T77"> </text:span><text:span text:style-name="T1">hlmsPbs</text:span><text:span text:style-name="T77">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7">deleteOnExit</text:span> which is true by default.</text:p>
      <text:p text:style-name="Text_20_body">When true, Ogre will automatically call “<text:span text:style-name="T19">OGRE_DELETE</text:span><text:span text:style-name="T77">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5"><text:span text:style-name="T80">bool</text:span><text:span text:style-name="T77"> </text:span><text:span text:style-name="T1">visibleToManager</text:span><text:span text:style-name="T77"> </text:span><text:span text:style-name="T1">=</text:span><text:span text:style-name="T77"> </text:span><text:span text:style-name="T80">true</text:span><text:span text:style-name="T1">;</text:span></text:p>
            <text:p text:style-name="P65"><text:span text:style-name="T58">HlmsPbsDatablock</text:span><text:span text:style-name="T77"> </text:span><text:span text:style-name="T1">*datablock</text:span><text:span text:style-name="T77"> </text:span><text:span text:style-name="T1">=</text:span><text:span text:style-name="T77"> </text:span><text:span text:style-name="T80">reinterpret_cast</text:span><text:span text:style-name="T1">&lt;</text:span><text:span text:style-name="T58">HlmsPbsDatablock</text:span><text:span text:style-name="T1">*&gt;(</text:span></text:p>
            <text:p text:style-name="P65"><text:span text:style-name="T77"><text:s text:c="12"/></text:span><text:span text:style-name="T1">hlmsPbs-&gt;createDatablock(</text:span><text:span text:style-name="T77"> </text:span><text:span text:style-name="T33">"myRealName"</text:span><text:span text:style-name="T1">,</text:span><text:span text:style-name="T77"> </text:span><text:span text:style-name="T33">"myHumanReadableName"</text:span><text:span text:style-name="T1">,</text:span></text:p>
            <text:p text:style-name="P65"><text:span text:style-name="T77"><text:s text:c="26"/></text:span><text:span text:style-name="T58">HlmsMacroblock</text:span><text:span text:style-name="T1">(),</text:span><text:span text:style-name="T77"> </text:span><text:span text:style-name="T58">HlmsBlendblock</text:span><text:span text:style-name="T1">(),</text:span></text:p>
            <text:p text:style-name="P65"><text:span text:style-name="T77"><text:s text:c="26"/></text:span><text:span text:style-name="T58">HlmsParamVec</text:span><text:span text:style-name="T1">(),</text:span><text:span text:style-name="T77"> </text:span><text:span text:style-name="T1">visibleToManager</text:span><text:span text:style-name="T77"> </text:span><text:span text:style-name="T1">)</text:span><text:span text:style-name="T77">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text:soft-page-break/>For example, both PBS and Unlit implementations may have a material named “Green”. However only one can be visible to the manager; let's assume that the PBS one was made visible.</text:p>
      <text:p text:style-name="Text_20_body">When you call <text:span text:style-name="T58">Renderable</text:span><text:span text:style-name="T1">::setDatablock(</text:span><text:span text:style-name="T77"> </text:span><text:span text:style-name="T33">"Green"</text:span><text:span text:style-name="T77">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8">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8">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5"><text:span text:style-name="T80">struct</text:span><text:span text:style-name="T77"> </text:span><text:span text:style-name="T58">TextureLocation</text:span></text:p>
            <text:p text:style-name="P66">{</text:p>
            <text:p text:style-name="P65"><text:span text:style-name="T77"><text:s text:c="4"/></text:span><text:span text:style-name="T58">TexturePtr</text:span><text:span text:style-name="T77"> <text:s/></text:span><text:span text:style-name="T79">texture</text:span><text:span text:style-name="T1">;</text:span></text:p>
            <text:p text:style-name="P65"><text:span text:style-name="T77"><text:s text:c="4"/></text:span><text:span text:style-name="T58">uint16</text:span><text:span text:style-name="T77"> <text:s text:c="5"/></text:span><text:span text:style-name="T79">xIdx</text:span><text:span text:style-name="T1">;</text:span></text:p>
            <text:p text:style-name="P65"><text:span text:style-name="T77"><text:s text:c="4"/></text:span><text:span text:style-name="T58">uint16</text:span><text:span text:style-name="T77"> <text:s text:c="5"/></text:span><text:span text:style-name="T79">yIdx</text:span><text:span text:style-name="T1">;</text:span></text:p>
            <text:p text:style-name="P65"><text:span text:style-name="T77"><text:s text:c="4"/></text:span><text:span text:style-name="T58">uint16</text:span><text:span text:style-name="T77"> <text:s text:c="5"/></text:span><text:span text:style-name="T79">divisor</text:span><text:span text:style-name="T1">;</text:span></text:p>
            <text:p text:style-name="P66">};</text:p>
          </table:table-cell>
        </table:table-row>
      </table:table>
      <text:p text:style-name="Text_20_body">The texture pointer is the actual atlas/array texture.</text:p>
      <text:p text:style-name="Text_20_body">On Desktop, only <text:span text:style-name="T79">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5"><text:span text:style-name="T33">//</text:span><text:span text:style-name="T77"> </text:span><text:span text:style-name="T33">GLSL</text:span></text:p>
            <text:p text:style-name="P65"><text:span text:style-name="T80">vec4</text:span><text:span text:style-name="T77"> </text:span>colour<text:span text:style-name="T77"> </text:span>=<text:span text:style-name="T77"> </text:span>texture(<text:span text:style-name="T77"> </text:span>myArrayTex,<text:span text:style-name="T77"> </text:span><text:span text:style-name="T80">vec3</text:span>(<text:span text:style-name="T77"> </text:span>uv.xy,<text:span text:style-name="T77"> </text:span><text:span text:style-name="T80">float</text:span>(xIdx)<text:span text:style-name="T77"> </text:span>)<text:span text:style-name="T77"> </text:span>);</text:p>
            <text:p text:style-name="P65"><text:soft-page-break/><text:span text:style-name="T33">//</text:span><text:span text:style-name="T77"> </text:span><text:span text:style-name="T33">HLSL</text:span></text:p>
            <text:p text:style-name="P65"><text:span text:style-name="T80">float4 </text:span>colour myArrayTex.Sample(<text:span text:style-name="T77"> </text:span>mySampler,<text:span text:style-name="T77"> </text:span><text:span text:style-name="T80">float3</text:span>(<text:span text:style-name="T77"> </text:span>uv.xy,<text:span text:style-name="T77"> </text:span><text:span text:style-name="T80">float</text:span>(xIdx)<text:span text:style-name="T77"> </text:span>)<text:span text:style-name="T77"> </text:span>);</text:p>
          </table:table-cell>
        </table:table-row>
      </table:table>
      <text:p text:style-name="Text_20_body"/>
      <text:p text:style-name="Text_20_body">On Mobile, <text:span text:style-name="T79">xIdx</text:span> indicates the horizontal offset of the UV needed to sample the texture, and <text:span text:style-name="T79">yIdx</text:span> the vertical offset. Both values have to be divided by <text:span text:style-name="T79">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5"><text:span text:style-name="T80">vec4</text:span><text:span text:style-name="T77"> </text:span>colour<text:span text:style-name="T77"> </text:span>=<text:span text:style-name="T77"> </text:span>texture2D(<text:span text:style-name="T77"> </text:span>myTex,<text:span text:style-name="T77"> </text:span>(uv.xy<text:span text:style-name="T77"> </text:span>+<text:span text:style-name="T77"> </text:span><text:span text:style-name="T80">vec2</text:span>(<text:span text:style-name="T77"> </text:span>xIdx,<text:span text:style-name="T77"> </text:span>yIdx<text:span text:style-name="T77"> </text:span>))<text:span text:style-name="T77"> </text:span>/<text:span text:style-name="T77"> </text:span>divisor<text:span text:style-name="T77">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8">DefaultTextureParameters </text:span><text:span text:style-name="T79">mDefaultTextureParameters</text:span><text:span text:style-name="T1">[</text:span><text:span text:style-name="T58">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852537242984668139" text:style-name="L147">
        <text:list-item>
          <text:p text:style-name="P167">TEXTURE_TYPE_DIFFUSE</text:p>
        </text:list-item>
        <text:list-item>
          <text:p text:style-name="P167">TEXTURE_TYPE_MONOCHROME</text:p>
        </text:list-item>
        <text:list-item>
          <text:p text:style-name="P167">TEXTURE_TYPE_NORMALS</text:p>
        </text:list-item>
        <text:list-item>
          <text:p text:style-name="P167"><text:soft-page-break/>TEXTURE_TYPE_ENV_MAP</text:p>
        </text:list-item>
        <text:list-item>
          <text:p text:style-name="P167">TEXTURE_TYPE_DETAIL</text:p>
        </text:list-item>
        <text:list-item>
          <text:p text:style-name="P167">TEXTURE_TYPE_DETAIL_NORMAL_MAP</text:p>
        </text:list-item>
      </text:list>
      <text:p text:style-name="Text_20_body"/>
      <text:p text:style-name="Text_20_body">The reasons to have multiple profiles are simple:</text:p>
      <text:list xml:id="list4629180222732121485" text:style-name="L148">
        <text:list-item>
          <text:p text:style-name="P144">Some textures, i.e. normal maps, require to be transformed to a special format, like BC5 or UV88 (two-component normalized signed 8-bit format). The Manager will convert the texture to those formats before packing.</text:p>
        </text:list-item>
        <text:list-item>
          <text:p text:style-name="P144">Roughness textures are usually monochrome and users may want to ensure that they get loaded with the optimal pixel format for them (i.e. <text:span text:style-name="T58">PF_L8</text:span>) even if the original is stored as a 32-bit RGBA PNG file. Furthermore, sRGB (gamma correction) is disabled for these textures.</text:p>
        </text:list-item>
        <text:list-item>
          <text:p text:style-name="P144">Detail maps &amp; its normal maps are usually meant to be tileable. Therefore on mobile, UV atlas is disabled.</text:p>
        </text:list-item>
      </text:list>
      <text:p text:style-name="Text_20_body">Desktop-only Hlms implementations already skip the use of <text:span text:style-name="T58">TEXTURE_TYPE_DETAIL</text:span> &amp; <text:span text:style-name="T19"><text:s/></text:span><text:span text:style-name="T58">TEXTURE_TYPE_DETAIL_NORMAL_MAP</text:span> enumerations since they're only useful in Mobile; and use <text:span text:style-name="T58">TEXTURE_TYPE_DIFFUSE</text:span> and <text:span text:style-name="T58">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5"><text:span text:style-name="T19">///</text:span><text:span text:style-name="T77"> </text:span><text:span text:style-name="T19">Textures</text:span><text:span text:style-name="T77"> </text:span><text:span text:style-name="T19">whose</text:span><text:span text:style-name="T77"> </text:span><text:span text:style-name="T19">size</text:span><text:span text:style-name="T77"> </text:span><text:span text:style-name="T19">are</text:span><text:span text:style-name="T77"> </text:span><text:span text:style-name="T19">less</text:span><text:span text:style-name="T77"> </text:span><text:span text:style-name="T19">or</text:span><text:span text:style-name="T77"> </text:span><text:span text:style-name="T19">equal</text:span><text:span text:style-name="T77"> </text:span><text:span text:style-name="T19">to</text:span><text:span text:style-name="T77"> </text:span><text:span text:style-name="T19">minTextureSize</text:span></text:p>
            <text:p text:style-name="P65"><text:span text:style-name="T19">///</text:span><text:span text:style-name="T77"> </text:span><text:span text:style-name="T19">(without</text:span><text:span text:style-name="T77"> </text:span><text:span text:style-name="T19">considering</text:span><text:span text:style-name="T77"> </text:span><text:span text:style-name="T19">mipmaps)</text:span><text:span text:style-name="T77"> </text:span><text:span text:style-name="T19">will</text:span><text:span text:style-name="T77"> </text:span><text:span text:style-name="T19">have</text:span><text:span text:style-name="T77"> </text:span><text:span text:style-name="T19">their</text:span><text:span text:style-name="T77"> </text:span><text:span text:style-name="T19">maxTexturesPerArray</text:span></text:p>
            <text:p text:style-name="P65"><text:span text:style-name="T19">///</text:span><text:span text:style-name="T77"> </text:span><text:span text:style-name="T19">clamped</text:span><text:span text:style-name="T77"> </text:span><text:span text:style-name="T19">to</text:span><text:span text:style-name="T77"> </text:span><text:span text:style-name="T19">the</text:span><text:span text:style-name="T77"> </text:span><text:span text:style-name="T19">value</text:span><text:span text:style-name="T77"> </text:span><text:span text:style-name="T19">given</text:span><text:span text:style-name="T77"> </text:span><text:span text:style-name="T19">in</text:span><text:span text:style-name="T77"> </text:span><text:span text:style-name="T19">this</text:span><text:span text:style-name="T77"> </text:span><text:span text:style-name="T19">threshold</text:span><text:span text:style-name="T77"> </text:span><text:span text:style-name="T19">structure</text:span></text:p>
            <text:p text:style-name="P65"><text:span text:style-name="T80">struct</text:span><text:span text:style-name="T77"> </text:span><text:span text:style-name="T58">Threshold</text:span></text:p>
            <text:p text:style-name="P66">{</text:p>
            <text:p text:style-name="P65"><text:span text:style-name="T77"><text:s text:c="4"/></text:span><text:span text:style-name="T58">uint32</text:span><text:span text:style-name="T77"> <text:s text:c="5"/></text:span><text:span text:style-name="T79">minTextureSize</text:span><text:span text:style-name="T1">;</text:span></text:p>
            <text:p text:style-name="P65"><text:span text:style-name="T77"><text:s text:c="4"/></text:span><text:span text:style-name="T58">uint32</text:span><text:span text:style-name="T77"> <text:s text:c="5"/></text:span><text:span text:style-name="T79">maxTexturesPerArray</text:span><text:span text:style-name="T1">;</text:span></text:p>
            <text:p text:style-name="P64">};</text:p>
            <text:p text:style-name="P63"><text:span text:style-name="T80">typedef</text:span><text:span text:style-name="T77"> </text:span><text:span text:style-name="T58">vector</text:span><text:span text:style-name="T1">&lt;</text:span><text:span text:style-name="T58">Threshold</text:span><text:span text:style-name="T1">&gt;::</text:span><text:span text:style-name="T58">type</text:span><text:span text:style-name="T77"> </text:span><text:span text:style-name="T58">ThresholdVec</text:span><text:span text:style-name="T1">;</text:span></text:p>
            <text:p text:style-name="P65"><text:span text:style-name="T80">struct</text:span><text:span text:style-name="T77"> </text:span><text:span text:style-name="T58">DefaultTextureParameters</text:span></text:p>
            <text:p text:style-name="P66">{</text:p>
            <text:p text:style-name="P65"><text:span text:style-name="T77"><text:s text:c="4"/></text:span><text:span text:style-name="T19">///</text:span><text:span text:style-name="T77"> </text:span><text:span text:style-name="T19">Unknown</text:span><text:span text:style-name="T77"> </text:span><text:span text:style-name="T19">means</text:span><text:span text:style-name="T77"> </text:span><text:span text:style-name="T19">assign</text:span><text:span text:style-name="T77"> </text:span><text:span text:style-name="T19">based</text:span><text:span text:style-name="T77"> </text:span><text:span text:style-name="T19">on</text:span><text:span text:style-name="T77"> </text:span><text:span text:style-name="T19">the</text:span><text:span text:style-name="T77"> </text:span><text:span text:style-name="T19">individual</text:span><text:span text:style-name="T77"> </text:span><text:span text:style-name="T19">texture</text:span></text:p>
            <text:p text:style-name="P65"><text:span text:style-name="T77"><text:s text:c="4"/></text:span><text:span text:style-name="T58">PixelFormat</text:span><text:span text:style-name="T77"> </text:span><text:span text:style-name="T79">pixelFormat</text:span><text:span text:style-name="T1">;</text:span></text:p>
            <text:p text:style-name="P65"><text:span text:style-name="T77"><text:s text:c="4"/></text:span><text:span text:style-name="T58">uint16</text:span><text:span text:style-name="T77"> <text:s text:c="5"/></text:span><text:span text:style-name="T79">maxTexturesPerArray</text:span><text:span text:style-name="T1">;</text:span></text:p>
            <text:p text:style-name="P65"><text:span text:style-name="T77"><text:s text:c="4"/></text:span><text:span text:style-name="T80">bool</text:span><text:span text:style-name="T77"> <text:s text:c="7"/></text:span><text:span text:style-name="T79">mipmaps</text:span><text:span text:style-name="T1">;</text:span></text:p>
            <text:p text:style-name="P65"><text:span text:style-name="T77"><text:s text:c="4"/></text:span><text:span text:style-name="T80">bool</text:span><text:span text:style-name="T77"> <text:s text:c="7"/></text:span><text:span text:style-name="T79">hwGammaCorrection</text:span><text:span text:style-name="T1">;</text:span></text:p>
            <text:p text:style-name="P65"><text:span text:style-name="T77"><text:s text:c="4"/></text:span><text:span text:style-name="T58">PackingMethod</text:span><text:span text:style-name="T77"> </text:span><text:span text:style-name="T79">packingMethod</text:span><text:span text:style-name="T1">;</text:span></text:p>
            <text:p text:style-name="P63"><text:span text:style-name="T77"><text:s text:c="4"/></text:span><text:span text:style-name="T80">bool</text:span><text:span text:style-name="T77"> <text:s text:c="7"/></text:span><text:span text:style-name="T79">isNormalMap</text:span><text:span text:style-name="T1">;</text:span></text:p>
            <text:p text:style-name="P65"><text:span text:style-name="T77"><text:s text:c="4"/></text:span><text:span text:style-name="T19">///</text:span><text:span text:style-name="T77"> </text:span><text:span text:style-name="T19">Whether</text:span><text:span text:style-name="T77"> </text:span><text:span text:style-name="T19">non-power-of-2</text:span><text:span text:style-name="T77"> </text:span><text:span text:style-name="T19">textures</text:span><text:span text:style-name="T77"> </text:span><text:span text:style-name="T19">should</text:span><text:span text:style-name="T77"> </text:span><text:span text:style-name="T19">be</text:span><text:span text:style-name="T77"> </text:span><text:span text:style-name="T19">packed</text:span><text:span text:style-name="T77"> </text:span><text:span text:style-name="T19">together.</text:span></text:p>
            <text:p text:style-name="P63"><text:span text:style-name="T77"><text:s text:c="4"/></text:span><text:span text:style-name="T80">bool</text:span><text:span text:style-name="T77"> <text:s text:c="7"/></text:span><text:span text:style-name="T79">packNonPow2</text:span><text:span text:style-name="T1">;</text:span></text:p>
            <text:p text:style-name="P65"><text:span text:style-name="T77"><text:s text:c="4"/></text:span><text:span text:style-name="T19">///</text:span><text:span text:style-name="T77"> </text:span><text:span text:style-name="T19">Textures</text:span><text:span text:style-name="T77"> </text:span><text:span text:style-name="T19">with</text:span><text:span text:style-name="T77"> </text:span><text:span text:style-name="T19">a</text:span><text:span text:style-name="T77"> </text:span><text:span text:style-name="T19">higher</text:span><text:span text:style-name="T77"> </text:span><text:span text:style-name="T19">AR</text:span><text:span text:style-name="T77"> </text:span><text:span text:style-name="T19">(whether</text:span><text:span text:style-name="T77"> </text:span><text:span text:style-name="T19">width</text:span><text:span text:style-name="T77"> </text:span><text:span text:style-name="T19">/</text:span><text:span text:style-name="T77"> </text:span><text:span text:style-name="T19">height</text:span><text:span text:style-name="T77"> </text:span><text:span text:style-name="T19">or</text:span><text:span text:style-name="T77"> </text:span><text:span text:style-name="T19">height</text:span><text:span text:style-name="T77"> </text:span><text:span text:style-name="T19">/</text:span><text:span text:style-name="T77"> </text:span><text:span text:style-name="T19">width)</text:span></text:p>
            <text:p text:style-name="P65"><text:span text:style-name="T77"><text:s text:c="4"/></text:span><text:span text:style-name="T19">///</text:span><text:span text:style-name="T77"> </text:span><text:span text:style-name="T19">than</text:span><text:span text:style-name="T77"> </text:span><text:span text:style-name="T19">this</text:span><text:span text:style-name="T77"> </text:span><text:span text:style-name="T19">value</text:span><text:span text:style-name="T77"> </text:span><text:span text:style-name="T19">won't</text:span><text:span text:style-name="T77"> </text:span><text:span text:style-name="T19">be</text:span><text:span text:style-name="T77"> </text:span><text:span text:style-name="T19">packed.</text:span></text:p>
            <text:p text:style-name="P65"><text:span text:style-name="T77"><text:s text:c="4"/></text:span><text:span text:style-name="T19">///</text:span><text:span text:style-name="T77"> </text:span><text:span text:style-name="T19">Example:</text:span><text:span text:style-name="T77"> </text:span><text:span text:style-name="T19">packMaxRatio</text:span><text:span text:style-name="T77"> </text:span><text:span text:style-name="T19">=</text:span><text:span text:style-name="T77"> </text:span><text:span text:style-name="T19">2;</text:span><text:span text:style-name="T77"> </text:span><text:span text:style-name="T19">textures</text:span><text:span text:style-name="T77"> </text:span><text:span text:style-name="T19">with</text:span><text:span text:style-name="T77"> </text:span><text:span text:style-name="T19">a</text:span><text:span text:style-name="T77"> </text:span><text:span text:style-name="T19">resolution</text:span><text:span text:style-name="T77"> </text:span><text:span text:style-name="T19">of</text:span><text:span text:style-name="T77"> </text:span><text:span text:style-name="T19">1024x512</text:span><text:span text:style-name="T77"> </text:span><text:span text:style-name="T19">or</text:span></text:p>
            <text:p text:style-name="P65"><text:span text:style-name="T77"><text:s text:c="4"/></text:span><text:span text:style-name="T19">///</text:span><text:span text:style-name="T77"> </text:span><text:span text:style-name="T19">512x2048</text:span><text:span text:style-name="T77"> </text:span><text:span text:style-name="T19">won't</text:span><text:span text:style-name="T77"> </text:span><text:span text:style-name="T19">be</text:span><text:span text:style-name="T77"> </text:span><text:span text:style-name="T19">packed</text:span><text:span text:style-name="T77"> </text:span><text:span text:style-name="T19">because</text:span><text:span text:style-name="T77"> </text:span><text:span text:style-name="T19">1024</text:span><text:span text:style-name="T77"> </text:span><text:span text:style-name="T19">/</text:span><text:span text:style-name="T77"> </text:span><text:span text:style-name="T19">512</text:span><text:span text:style-name="T77"> </text:span><text:span text:style-name="T19">&gt;=</text:span><text:span text:style-name="T77"> </text:span><text:span text:style-name="T19">2</text:span><text:span text:style-name="T77"> </text:span><text:span text:style-name="T19">and</text:span><text:span text:style-name="T77"> </text:span><text:span text:style-name="T19">2048</text:span><text:span text:style-name="T77"> </text:span><text:span text:style-name="T19">/</text:span><text:span text:style-name="T77"> </text:span><text:span text:style-name="T19">512</text:span><text:span text:style-name="T77"> </text:span><text:span text:style-name="T19">&gt;=</text:span><text:span text:style-name="T77"> </text:span><text:span text:style-name="T19">2</text:span></text:p>
            <text:p text:style-name="P63"><text:soft-page-break/><text:span text:style-name="T77"><text:s text:c="4"/></text:span><text:span text:style-name="T80">float</text:span><text:span text:style-name="T77"> <text:s text:c="6"/></text:span><text:span text:style-name="T79">packMaxRatio</text:span><text:span text:style-name="T1">;</text:span></text:p>
            <text:p text:style-name="P65"><text:span text:style-name="T77"><text:s text:c="4"/></text:span><text:span text:style-name="T19">///</text:span><text:span text:style-name="T77"> </text:span><text:span text:style-name="T19">Only</text:span><text:span text:style-name="T77"> </text:span><text:span text:style-name="T19">used</text:span><text:span text:style-name="T77"> </text:span><text:span text:style-name="T19">when</text:span><text:span text:style-name="T77"> </text:span><text:span text:style-name="T19">packingMethod</text:span><text:span text:style-name="T77"> </text:span><text:span text:style-name="T19">==</text:span><text:span text:style-name="T77"> </text:span><text:span text:style-name="T19">TextureArrays</text:span></text:p>
            <text:p text:style-name="P63"><text:span text:style-name="T77"><text:s text:c="4"/></text:span><text:span text:style-name="T58">ThresholdVec</text:span><text:span text:style-name="T77"> <text:s text:c="3"/></text:span><text:span text:style-name="T79">textureArraysTresholds</text:span><text:span text:style-name="T1">;</text:span></text:p>
            <text:p text:style-name="P64">};</text:p>
          </table:table-cell>
        </table:table-row>
      </table:table>
      <text:p text:style-name="Text_20_body"/>
      <text:p text:style-name="Text_20_body">The comments and the code itself should be self-explanatory. The setting <text:span text:style-name="T79">pixelFormat</text:span> allows to force a conversion to a particular format. When left as PF_UNKNOWN, the texture's original format will be used (except for RGB/BGR/ARGB/BGRA/etc variations).</text:p>
      <text:p text:style-name="Text_20_body">The setting <text:span text:style-name="T79">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9">textureArraysTresholds</text:span> parameter (which only applies on Desktop).</text:p>
      <text:p text:style-name="Text_20_body">The parameters <text:span text:style-name="T79">packNonPow2</text:span> and <text:span text:style-name="T79">packMaxRatio</text:span> operate under the assumption that such textures are rare and therefore should not be packed to prevent memory waste.</text:p>
      <text:p text:style-name="Text_20_body">The setting <text:span text:style-name="T79">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5"><text:span text:style-name="T19">///</text:span><text:span text:style-name="T77"> </text:span><text:span text:style-name="T19">See</text:span><text:span text:style-name="T77"> </text:span><text:span text:style-name="T19">other</text:span><text:span text:style-name="T77"> </text:span><text:span text:style-name="T19">overload.</text:span><text:span text:style-name="T77"> </text:span><text:span text:style-name="T19">This</text:span><text:span text:style-name="T77"> </text:span><text:span text:style-name="T19">one</text:span><text:span text:style-name="T77"> </text:span><text:span text:style-name="T19">allows</text:span><text:span text:style-name="T77"> </text:span><text:span text:style-name="T19">aliasing</text:span><text:span text:style-name="T77"> </text:span><text:span text:style-name="T19">a</text:span><text:span text:style-name="T77"> </text:span><text:span text:style-name="T19">texture.</text:span><text:span text:style-name="T77"> </text:span><text:span text:style-name="T19">If</text:span><text:span text:style-name="T77"> </text:span><text:span text:style-name="T19">you</text:span><text:span text:style-name="T77"> </text:span><text:span text:style-name="T19">have</text:span></text:p>
            <text:p text:style-name="P65"><text:span text:style-name="T19">///</text:span><text:span text:style-name="T77"> </text:span><text:span text:style-name="T19">"VERY_TECHNICAL_NAME_HASH_1234.png"</text:span><text:span text:style-name="T77"> </text:span><text:span text:style-name="T19">as</text:span><text:span text:style-name="T77"> </text:span><text:span text:style-name="T19">texName,</text:span><text:span text:style-name="T77"> </text:span><text:span text:style-name="T19">you</text:span><text:span text:style-name="T77"> </text:span><text:span text:style-name="T19">can</text:span><text:span text:style-name="T77"> </text:span><text:span text:style-name="T19">make</text:span><text:span text:style-name="T77"> </text:span><text:span text:style-name="T19">your</text:span><text:span text:style-name="T77"> </text:span><text:span text:style-name="T19">first</text:span></text:p>
            <text:p text:style-name="P65"><text:span text:style-name="T19">///</text:span><text:span text:style-name="T77"> </text:span><text:span text:style-name="T19">call</text:span><text:span text:style-name="T77"> </text:span><text:span text:style-name="T19">with</text:span><text:span text:style-name="T77"> </text:span><text:span text:style-name="T19">aliasName</text:span><text:span text:style-name="T77"> </text:span><text:span text:style-name="T19">as</text:span><text:span text:style-name="T77"> </text:span><text:span text:style-name="T19">"Tree</text:span><text:span text:style-name="T77"> </text:span><text:span text:style-name="T19">Wood",</text:span><text:span text:style-name="T77"> </text:span><text:span text:style-name="T19">and</text:span><text:span text:style-name="T77"> </text:span><text:span text:style-name="T19">the</text:span><text:span text:style-name="T77"> </text:span><text:span text:style-name="T19">next</text:span><text:span text:style-name="T77"> </text:span><text:span text:style-name="T19">calls</text:span><text:span text:style-name="T77"> </text:span><text:span text:style-name="T19">to</text:span></text:p>
            <text:p text:style-name="P65"><text:span text:style-name="T19">///</text:span><text:span text:style-name="T77"> </text:span><text:span text:style-name="T19">createOrRetrieveTexture(</text:span><text:span text:style-name="T77"> </text:span><text:span text:style-name="T19">"Tree</text:span><text:span text:style-name="T77"> </text:span><text:span text:style-name="T19">Wood",</text:span><text:span text:style-name="T77"> </text:span><text:span text:style-name="T19">mapType</text:span><text:span text:style-name="T77"> </text:span><text:span text:style-name="T19">)</text:span><text:span text:style-name="T77"> </text:span><text:span text:style-name="T19">will</text:span><text:span text:style-name="T77"> </text:span><text:span text:style-name="T19">refer</text:span><text:span text:style-name="T77"> </text:span><text:span text:style-name="T19">to</text:span><text:span text:style-name="T77"> </text:span><text:span text:style-name="T19">this</text:span><text:span text:style-name="T77"> </text:span><text:span text:style-name="T19">texture</text:span></text:p>
            <text:p text:style-name="P65"><text:span text:style-name="T58">TextureLocation</text:span><text:span text:style-name="T77"> </text:span><text:span text:style-name="T1">createOrRetrieveTexture(</text:span><text:span text:style-name="T77"> </text:span><text:span text:style-name="T80">const</text:span><text:span text:style-name="T77"> </text:span><text:span text:style-name="T58">String</text:span><text:span text:style-name="T77"> </text:span><text:span text:style-name="T1">&amp;</text:span>aliasName<text:span text:style-name="T1">,</text:span></text:p>
            <text:p text:style-name="P65"><text:span text:style-name="T77"><text:s text:c="41"/></text:span><text:span text:style-name="T80">const</text:span><text:span text:style-name="T77"> </text:span><text:span text:style-name="T58">String</text:span><text:span text:style-name="T77"> </text:span><text:span text:style-name="T1">&amp;</text:span>texName<text:span text:style-name="T1">,</text:span></text:p>
            <text:p text:style-name="P65"><text:span text:style-name="T77"><text:s text:c="41"/></text:span><text:span text:style-name="T58">TextureMapType</text:span><text:span text:style-name="T77"> </text:span>mapType<text:span text:style-name="T77">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5"><text:span text:style-name="T58">TextureLocation</text:span><text:span text:style-name="T77"> </text:span><text:span text:style-name="T79">texLoc</text:span><text:span text:style-name="T1">;</text:span></text:p>
            <text:p text:style-name="P65">texLoc<text:span text:style-name="T77"> </text:span><text:span text:style-name="T1">=</text:span><text:span text:style-name="T77"> </text:span>createOrRetrieveTexture<text:span text:style-name="T1">(</text:span><text:span text:style-name="T77"> </text:span><text:span text:style-name="T33">"As</text:span><text:span text:style-name="T77"> </text:span><text:span text:style-name="T33">Normal</text:span><text:span text:style-name="T77"> </text:span><text:span text:style-name="T33">Map"</text:span><text:span text:style-name="T1">,</text:span><text:span text:style-name="T77"> </text:span><text:span text:style-name="T33">"MyNormalMap.dds"</text:span><text:span text:style-name="T1">,</text:span></text:p>
            <text:p text:style-name="P65"><text:span text:style-name="T77"><text:s text:c="50"/></text:span>TEXTURE_TYPE_NORMALS<text:span text:style-name="T77"> </text:span><text:span text:style-name="T1">);</text:span></text:p>
            <text:p text:style-name="P65">texLoc<text:span text:style-name="T77"> </text:span><text:span text:style-name="T1">=</text:span><text:span text:style-name="T77"> </text:span>createOrRetrieveTexture<text:span text:style-name="T1">(</text:span><text:span text:style-name="T77"> </text:span><text:span text:style-name="T33">"As</text:span><text:span text:style-name="T77"> </text:span><text:span text:style-name="T33">Raw</text:span><text:span text:style-name="T77"> </text:span><text:span text:style-name="T33">Map"</text:span><text:span text:style-name="T1">,</text:span><text:span text:style-name="T77"> </text:span><text:span text:style-name="T33">"MyNormalMap.dds"</text:span><text:span text:style-name="T1">,</text:span></text:p>
            <text:p text:style-name="P65"><text:span text:style-name="T77"><text:s text:c="34"/></text:span>TEXTURE_TYPE_DIFFUSE<text:span text:style-name="T77"> </text:span><text:span text:style-name="T1">);</text:span></text:p>
          </table:table-cell>
        </table:table-row>
      </table:table>
      <text:p text:style-name="Text_20_body">Now the texture is loaded twice in the GPU. Set the datablock's texture to the name <text:span text:style-name="T33">"As</text:span><text:span text:style-name="T77"> </text:span><text:span text:style-name="T33">Raw</text:span><text:span text:style-name="T77"> </text:span><text:span text:style-name="T33">Map"</text:span> to view it, and the name <text:span text:style-name="T33">"As</text:span><text:span text:style-name="T77"> </text:span><text:span text:style-name="T33">Normal</text:span><text:span text:style-name="T77"> </text:span><text:span text:style-name="T33">Map" </text:span>to use it as a normal map.</text:p>
      <text:p text:style-name="P35"><text:soft-page-break/>Note that if you try to use the name <text:span text:style-name="T33">"MyNormalMap.dds"</text:span> in the datablock, you will load the texture again for a 3<text:span text:style-name="T45">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638415732300591279" text:style-name="L149">
        <text:list-item>
          <text:p text:style-name="P145">Guarantee related textures are loaded together in the same array.</text:p>
        </text:list-item>
        <text:list-item>
          <text:p text:style-name="P145">Improve loading time by baking as much information as possible offline.</text:p>
        </text:list-item>
        <text:list-item>
          <text:p text:style-name="P145">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9">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9">textureArraysTresholds</text:span> parameter will kick in; and will clamp <text:span text:style-name="T79">maxTexturesPerArray</text:span> to 1.</text:p>
      <text:p text:style-name="Text_20_body">Nonetheless, special attention needs to be taken to ensure maximum occupancy of the each array.</text:p>
      <text:p text:style-name="Text_20_body">The function <text:span text:style-name="T58">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text:soft-page-break/>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soft-page-break/></text:p>
      <text:list xml:id="list638242329892882244" text:style-name="L150">
        <text:list-item>
          <text:p text:style-name="P146">=J2 / K2 <text:s/>will give you the % of occupancy per texture.</text:p>
        </text:list-item>
        <text:list-item>
          <text:p text:style-name="P146">=I2 / K2 will give you the size of each individual texture (and not the whole array)</text:p>
        </text:list-item>
        <text:list-item>
          <text:p text:style-name="P146">=J2 / K2 * J2 <text:s/>will give you the size actually being used.</text:p>
        </text:list-item>
        <text:list-item>
          <text:p text:style-name="P146">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6410014100483889569" text:style-name="L151">
        <text:list-item>
          <text:p text:style-name="P147">We have <text:span text:style-name="T37">very</text:span> few textures, thus we should change the defaults in <text:span text:style-name="T58">DefaultTextureParameters</text:span>. Real world applications won't usually have this problem though.</text:p>
        </text:list-item>
        <text:list-item>
          <text:p text:style-name="P147">We have a lot of heterogenous data: Mixed ARGB formats with compressed DXT1, lots of different <text:soft-page-break/>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We can gather:</text:p>
      <text:list xml:id="list5303393242719569205" text:style-name="L152">
        <text:list-item>
          <text:p text:style-name="P148">There's a high amount of non-power-of-2 textures that need to be taken care of.</text:p>
        </text:list-item>
        <text:list-item>
          <text:p text:style-name="P148">Texture #41 is the only 2048x2048 L8 texture, causing the biggest waste.</text:p>
        </text:list-item>
        <text:list-item>
          <text:p text:style-name="P148">There are many textures that are 256x512 and then many that are 512x256. The artitsts should be consistent; or an export script should take care of this.</text:p>
        </text:list-item>
        <text:list-item>
          <text:p text:style-name="P148">A lot of textures are not compressed when they could or should be.</text:p>
        </text:list-item>
        <text:list-item>
          <text:p text:style-name="P148">There are many DXT5/BC3 files that need verification that this compression scheme is actually <text:soft-page-break/>needed (or if DXT1 is better).</text:p>
        </text:list-item>
        <text:list-item>
          <text:p text:style-name="P148">Overall occupancy is relatively good, but it can be improved.</text:p>
        </text:list-item>
        <text:list-item>
          <text:p text:style-name="P148">Can't be seen in the screenshot, but taking a look at the file names reveals that there are a lot of files that aren't being used as they're not for use in-game or old assets; there are also jpg files.</text:p>
        </text:list-item>
      </text:list>
      <text:h text:style-name="P165" text:outline-level="4">Additional memory considerations</text:h>
      <text:p text:style-name="P51">D3D11 &amp; GL3+ <text:span text:style-name="T82">RenderSystems</text:span> have slightly different strategies for uploading memory. This means that if your memory budget is very tight, one RS can succeed where the other can fail with an out of memory error.</text:p>
      <text:p text:style-name="P51">Something to be aware of is that D3D11 doesn't support <text:span text:style-name="T82">formats like</text:span>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text:span text:style-name="T82">Fortunately this significant difference are often easy to see with Windows' Task Manager.</text:span></text:p>
      <text:p text:style-name="P51">One way to fix this problem, if using Unlit shaders, is to use PF_R8G8 and using Unlit's shader with setTextureSwizzle( 0, R_MASK, R_MASK, R_MASK, G_MASK ).</text:p>
      <text:p text:style-name="P51"/>
      <text:p text:style-name="P51"><text:span text:style-name="T82">Additionally, t</text:span>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text:span text:style-name="T83">RAM</text:span>. This is known as “<text:span text:style-name="T44">residency</text:span>”.</text:p>
      <text:p text:style-name="P51">Texture arrays make residency control coarser. As a result, packing unrelated textures in the same array will force the driver to keep these unneeded textures resident (e.g. Level A &amp; Level X textures <text:span text:style-name="T84">packed</text:span> together), and this can result in more frequent out of GPU memory exceptions.</text:p>
      <text:p text:style-name="P52">In the future Ogre should have its own residency control solution, particularly since it is needed by Vulkan &amp; D3D12; but at the time being Ogre will <text:span text:style-name="T81">naively </text:span>try to load all textures. <text:span text:style-name="T81">S</text:span>uboptimal HlmsTextureManager settings can cause residency problems in OpenGL &amp; D3D11, in addition to the waste mentioned in the previous section.</text:p>
      <text:p text:style-name="P53">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761869344071458806" text:style-name="L153">
        <text:list-item>
          <text:p text:style-name="P149">For directional lights, try to use PSSM with at least 3 splits. A pssm_lambda of 0.95 often gives good results, but this may vary per scene.</text:p>
        </text:list-item>
        <text:list-item>
          <text:p text:style-name="P149"><text:soft-page-break/>Use sane defaults for shadow mapping. For example call:</text:p>
        </text:list-item>
      </text:list>
      <table:table table:name="Table7" table:style-name="Table7">
        <table:table-column table:style-name="Table7.A"/>
        <table:table-row>
          <table:table-cell table:style-name="Table7.A1" office:value-type="string">
            <text:p text:style-name="P65"><text:span text:style-name="T79">mSceneManager</text:span><text:span text:style-name="T1">-&gt;</text:span><text:span text:style-name="T15">setShadowDirectionalLightExtrusionDistance</text:span><text:span text:style-name="T1">(</text:span><text:span text:style-name="T77"> </text:span><text:span text:style-name="T19">500.0f</text:span><text:span text:style-name="T77"> </text:span><text:span text:style-name="T1">);</text:span></text:p>
            <text:p text:style-name="P65"><text:span text:style-name="T79">mSceneManager</text:span><text:span text:style-name="T1">-&gt;</text:span><text:span text:style-name="T15">setShadowFarDistance</text:span><text:span text:style-name="T1">(</text:span><text:span text:style-name="T77"> </text:span><text:span text:style-name="T19">500.0f</text:span><text:span text:style-name="T77"> </text:span><text:span text:style-name="T1">);</text:span></text:p>
          </table:table-cell>
        </table:table-row>
      </table:table>
      <text:list xml:id="list7042873204748370375" text:style-name="L154">
        <text:list-item>
          <text:p text:style-name="P150">Try toggling HlmsManager::setShadowMappingUseBackFaces</text:p>
        </text:list-item>
        <text:list-item>
          <text:p text:style-name="P150">The default shadow bias for every material is 0.01f. Perhaps this is too much/little for you? Adjust it via HlmsDatablock::mShadowConstantBias.</text:p>
        </text:list-item>
        <text:list-item>
          <text:p text:style-name="P150">Use PF_FLOAT32_R for rendering shadow maps until you get it to look correct. Then you can start worrying about lowering precision to get better performance.</text:p>
        </text:list-item>
        <text:list-item>
          <text:p text:style-name="P150">Checkout the Sample_ShadowMapDebugging sample on how to debug shadows. Those techniques may give you useful hints about what's going on.</text:p>
        </text:list-item>
      </text:list>
      <text:h text:style-name="P154"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109981344498425088" text:style-name="L155">
        <text:list-item>
          <text:p text:style-name="P151">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1">Software Pose/Morph animations: The reasons are exactly the same as SW Skinning.</text:p>
        </text:list-item>
        <text:list-item>
          <text:p text:style-name="P151">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8">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384809454508490418" text:style-name="L156">
        <text:list-item>
          <text:p text:style-name="P152"><text:span text:style-name="T58">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2"><text:span text:style-name="T58">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2"><text:span text:style-name="T58">FAST</text:span>: The new system. It's similar to <text:span text:style-name="T58">V1_FAST</text:span>. However, only v2 objects can be used and they must be using dekstop Hlms materials. The API overhead is extremely low; and is more multicore-friendly because <text:span text:style-name="T58">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6"/>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8">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5"><text:span text:style-name="T58">VertexArrayObject</text:span><text:span text:style-name="T77"> </text:span><text:span text:style-name="T1">*</text:span>vao<text:span text:style-name="T77"> </text:span><text:span text:style-name="T1">=</text:span><text:span text:style-name="T77"> </text:span><text:span text:style-name="T33">/*...*/</text:span><text:span text:style-name="T1">;</text:span></text:p>
            <text:p text:style-name="P65"><text:span text:style-name="T1">*</text:span><text:span text:style-name="T79">mCommandBuffer</text:span><text:span text:style-name="T1">-&gt;addCommand&lt;</text:span><text:span text:style-name="T58">CbVao</text:span><text:span text:style-name="T1">&gt;()</text:span><text:span text:style-name="T77"> </text:span><text:span text:style-name="T1">=</text:span><text:span text:style-name="T77"> </text:span><text:span text:style-name="T58">CbVao</text:span><text:span text:style-name="T1">(</text:span><text:span text:style-name="T77"> </text:span><text:span text:style-name="T1">vao</text:span><text:span text:style-name="T77">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5"><text:span text:style-name="T58">v1</text:span><text:span text:style-name="T1">::</text:span><text:span text:style-name="T58">CbDrawCallIndexed</text:span><text:span text:style-name="T77"> </text:span><text:span text:style-name="T1">*drawCall</text:span><text:span text:style-name="T77"> </text:span><text:span text:style-name="T1">=</text:span></text:p>
            <text:p text:style-name="P65"><text:span text:style-name="T77"><text:s text:c="8"/></text:span><text:span text:style-name="T79">mCommandBuffer</text:span><text:span text:style-name="T1">-&gt;addCommand&lt;</text:span><text:span text:style-name="T58">v1</text:span><text:span text:style-name="T1">::</text:span><text:span text:style-name="T58">CbDrawCallIndexed</text:span><text:span text:style-name="T1">&gt;();</text:span></text:p>
            <text:p text:style-name="P63"><text:span text:style-name="T1">*drawCall</text:span><text:span text:style-name="T77"> </text:span><text:span text:style-name="T1">=</text:span><text:span text:style-name="T77"> </text:span><text:span text:style-name="T58">v1</text:span><text:span text:style-name="T1">::</text:span><text:span text:style-name="T58">CbDrawCallIndexed</text:span><text:span text:style-name="T1">();</text:span></text:p>
            <text:p text:style-name="P65"><text:span text:style-name="T1">drawCall-&gt;</text:span><text:span text:style-name="T79">operationType</text:span><text:span text:style-name="T77"> <text:s text:c="4"/></text:span><text:span text:style-name="T1">=</text:span><text:span text:style-name="T77"> </text:span><text:span text:style-name="T1">renderOp.</text:span><text:span text:style-name="T79">operationType</text:span><text:span text:style-name="T1">;</text:span></text:p>
            <text:p text:style-name="P65"><text:span text:style-name="T1">drawCall-&gt;</text:span><text:span text:style-name="T79">useGlobalInstancingVertexBufferIsAvailable</text:span><text:span text:style-name="T77"> </text:span><text:span text:style-name="T1">=</text:span></text:p>
            <text:p text:style-name="P65"><text:span text:style-name="T77"><text:s text:c="8"/></text:span><text:span text:style-name="T1">renderOp.</text:span><text:span text:style-name="T79">useGlobalInstancingVertexBufferIsAvailable</text:span><text:span text:style-name="T1">;</text:span></text:p>
            <text:p text:style-name="P65"><text:span text:style-name="T1">drawCall-&gt;</text:span><text:span text:style-name="T79">primCount</text:span><text:span text:style-name="T77"> <text:s text:c="8"/></text:span><text:span text:style-name="T1">=</text:span><text:span text:style-name="T77"> </text:span><text:span text:style-name="T1">renderOp.</text:span><text:span text:style-name="T79">indexData</text:span><text:span text:style-name="T1">-&gt;</text:span><text:span text:style-name="T79">indexCount</text:span><text:span text:style-name="T1">;</text:span></text:p>
            <text:p text:style-name="P65"><text:span text:style-name="T1">drawCall-&gt;</text:span><text:span text:style-name="T79">instanceCount</text:span><text:span text:style-name="T77"> <text:s text:c="4"/></text:span><text:span text:style-name="T1">=</text:span><text:span text:style-name="T77"> </text:span><text:span text:style-name="T1">renderOp.</text:span><text:span text:style-name="T79">numberOfInstances</text:span><text:span text:style-name="T1">;</text:span></text:p>
            <text:p text:style-name="P65"><text:span text:style-name="T1">drawCall-&gt;</text:span><text:span text:style-name="T79">firstVertexIndex</text:span><text:span text:style-name="T77"> <text:s/></text:span><text:span text:style-name="T1">=</text:span><text:span text:style-name="T77"> </text:span><text:span text:style-name="T1">renderOp.</text:span><text:span text:style-name="T79">indexData</text:span><text:span text:style-name="T1">-&gt;</text:span><text:span text:style-name="T79">indexStart</text:span><text:span text:style-name="T1">;</text:span></text:p>
            <text:p text:style-name="P65"><text:span text:style-name="T1">drawCall-&gt;</text:span><text:span text:style-name="T79">baseInstance</text:span><text:span text:style-name="T77"> <text:s text:c="5"/></text:span><text:span text:style-name="T1">=</text:span><text:span text:style-name="T77">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7">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8">CommandBuffer</text:span><text:span text:style-name="T1">::</text:span><text:span text:style-name="T79">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19">1</text:span><text:span text:style-name="T1">]</text:span> is populated with all the entries to this vtable. See <text:span text:style-name="T80">enum</text:span><text:span text:style-name="T77"> </text:span><text:span text:style-name="T58">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5"><text:span text:style-name="T80">struct</text:span><text:span text:style-name="T77"> </text:span><text:span text:style-name="T19">_OgreExport</text:span><text:span text:style-name="T77"> </text:span><text:span text:style-name="T58">CbMacroblock</text:span><text:span text:style-name="T77"> </text:span><text:span text:style-name="T1">:</text:span><text:span text:style-name="T77"> </text:span><text:span text:style-name="T80">public</text:span><text:span text:style-name="T77"> </text:span><text:span text:style-name="T58">CbBase</text:span></text:p>
            <text:p text:style-name="P66">{</text:p>
            <text:p text:style-name="P65"><text:span text:style-name="T77"><text:s text:c="4"/></text:span><text:span text:style-name="T58">HlmsMacroblock</text:span><text:span text:style-name="T77"> </text:span><text:span text:style-name="T80">const</text:span><text:span text:style-name="T77"> <text:s text:c="3"/></text:span><text:span text:style-name="T1">*</text:span><text:span text:style-name="T79">block</text:span><text:span text:style-name="T1">;</text:span></text:p>
            <text:p text:style-name="P65"><text:span text:style-name="T77"><text:s text:c="4"/></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text:span>_block<text:span text:style-name="T77"> </text:span><text:span text:style-name="T1">);</text:span></text:p>
            <text:p text:style-name="P66">};</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5"><text:span text:style-name="T58">CbMacroblock</text:span><text:span text:style-name="T1">::</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_block</text:span><text:span text:style-name="T77"> </text:span><text:span text:style-name="T1">)</text:span><text:span text:style-name="T77"> </text:span><text:span text:style-name="T1">:</text:span></text:p>
            <text:p text:style-name="P65"><text:span text:style-name="T77"><text:s text:c="4"/></text:span><text:span text:style-name="T58">CbBase</text:span><text:span text:style-name="T1">(</text:span><text:span text:style-name="T77"> </text:span><text:span text:style-name="T58">CB_SET_MACROBLOCK</text:span><text:span text:style-name="T77"> </text:span><text:span text:style-name="T1">),</text:span></text:p>
            <text:p text:style-name="P65"><text:span text:style-name="T77"><text:s text:c="4"/></text:span><text:span text:style-name="T79">block</text:span><text:span text:style-name="T1">(</text:span><text:span text:style-name="T77"> </text:span><text:span text:style-name="T1">_block</text:span><text:span text:style-name="T77"> </text:span><text:span text:style-name="T1">)</text:span></text:p>
            <text:p text:style-name="P66">{</text:p>
            <text:p text:style-name="P66">}</text:p>
          </table:table-cell>
        </table:table-row>
      </table:table>
      <text:p text:style-name="P45">The constructor sets the command type to <text:span text:style-name="T58">CB_SET_MACROBLOCK</text:span> which is already part of <text:span text:style-name="T58">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5"><text:span text:style-name="T33">//</text:span><text:span text:style-name="T77"> </text:span><text:span text:style-name="T33">Declaration</text:span></text:p>
            <text:p text:style-name="P65"><text:span text:style-name="T80">class</text:span><text:span text:style-name="T77"> </text:span><text:span text:style-name="T19">_OgreExport</text:span><text:span text:style-name="T77"> </text:span><text:span text:style-name="T58">CommandBuffer</text:span></text:p>
            <text:p text:style-name="P66">{</text:p>
            <text:p text:style-name="P65"><text:span text:style-name="T77"><text:s text:c="4"/></text:span><text:span text:style-name="T33">//</text:span><text:span text:style-name="T77"> </text:span><text:span text:style-name="T33">...</text:span></text:p>
            <text:p text:style-name="P65"><text:span text:style-name="T80">public</text:span><text:span text:style-name="T1">:</text:span></text:p>
            <text:p text:style-name="P65"><text:span text:style-name="T77"><text:s text:c="4"/></text:span><text:span text:style-name="T80">static</text:span><text:span text:style-name="T77"> </text:span><text:span text:style-name="T58">CommandBufferExecuteFunc</text:span><text:span text:style-name="T77"> </text:span><text:span text:style-name="T79">execute_setMacroblock</text:span><text:span text:style-name="T1">;</text:span></text:p>
            <text:p text:style-name="P65"><text:span text:style-name="T77"><text:s text:c="4"/></text:span><text:span text:style-name="T33">//</text:span><text:span text:style-name="T77"> </text:span><text:span text:style-name="T33">...</text:span></text:p>
            <text:p text:style-name="P64">};</text:p>
            <text:p text:style-name="P65"><text:span text:style-name="T33">//</text:span><text:span text:style-name="T77"> </text:span><text:span text:style-name="T33">Definition</text:span></text:p>
            <text:p text:style-name="P65"><text:span text:style-name="T80">void</text:span><text:span text:style-name="T77"> </text:span><text:span text:style-name="T58">CommandBuffer</text:span><text:span text:style-name="T1">::</text:span><text:span text:style-name="T79">execute_setMacroblock</text:span><text:span text:style-name="T1">(</text:span><text:span text:style-name="T77"> </text:span><text:span text:style-name="T58">CommandBuffer</text:span><text:span text:style-name="T77"> </text:span><text:span text:style-name="T1">*_this,</text:span><text:span text:style-name="T77"> </text:span><text:span text:style-name="T80">const</text:span><text:span text:style-name="T77"> </text:span><text:span text:style-name="T58">CbBase</text:span><text:span text:style-name="T77"> </text:span><text:span text:style-name="T1">*</text:span><text:span text:style-name="T77"> </text:span><text:span text:style-name="T19">RESTRICT_ALIAS</text:span><text:span text:style-name="T77"> </text:span><text:span text:style-name="T1">_cmd</text:span><text:span text:style-name="T77"> </text:span><text:span text:style-name="T1">)</text:span></text:p>
            <text:p text:style-name="P66">{</text:p>
            <text:p text:style-name="P65"><text:span text:style-name="T77"><text:s text:c="4"/></text:span><text:span text:style-name="T80">const</text:span><text:span text:style-name="T77"> </text:span><text:span text:style-name="T58">CbMacroblock</text:span><text:span text:style-name="T77"> </text:span><text:span text:style-name="T1">*cmd</text:span><text:span text:style-name="T77"> </text:span><text:span text:style-name="T1">=</text:span><text:span text:style-name="T77"> </text:span><text:span text:style-name="T80">static_cast</text:span><text:span text:style-name="T1">&lt;</text:span><text:span text:style-name="T80">const</text:span><text:span text:style-name="T77"> </text:span><text:span text:style-name="T58">CbMacroblock</text:span><text:span text:style-name="T1">*&gt;(</text:span><text:span text:style-name="T77"> </text:span><text:span text:style-name="T1">_cmd</text:span><text:span text:style-name="T77"> </text:span><text:span text:style-name="T1">);</text:span></text:p>
            <text:p text:style-name="P65"><text:span text:style-name="T77"><text:s text:c="4"/></text:span><text:span text:style-name="T1">_this-&gt;</text:span><text:span text:style-name="T79">mRenderSystem</text:span><text:span text:style-name="T1">-&gt;</text:span><text:span text:style-name="T15">_setHlmsMacroblock</text:span><text:span text:style-name="T1">(</text:span><text:span text:style-name="T77"> </text:span><text:span text:style-name="T1">cmd-&gt;</text:span><text:span text:style-name="T79">block</text:span><text:span text:style-name="T77"> </text:span><text:span text:style-name="T1">);</text:span></text:p>
            <text:p text:style-name="P66">}</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5"><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19">1</text:span><text:span text:style-name="T1">]</text:span><text:span text:style-name="T77"> </text:span><text:span text:style-name="T1">=</text:span></text:p>
            <text:p text:style-name="P66">{</text:p>
            <text:p text:style-name="P65"><text:span text:style-name="T77"><text:s text:c="4"/></text:span><text:span text:style-name="T33">//</text:span><text:span text:style-name="T77"> </text:span><text:span text:style-name="T33">...</text:span></text:p>
            <text:p text:style-name="P65"><text:span text:style-name="T77"><text:s text:c="4"/></text:span><text:span text:style-name="T33">//</text:span><text:span text:style-name="T77"> </text:span><text:span text:style-name="T33">MAKE</text:span><text:span text:style-name="T77"> </text:span><text:span text:style-name="T33">SURE</text:span><text:span text:style-name="T77"> </text:span><text:span text:style-name="T33">THE</text:span><text:span text:style-name="T77"> </text:span><text:span text:style-name="T33">INDEX</text:span><text:span text:style-name="T77"> </text:span><text:span text:style-name="T33">POSITION</text:span><text:span text:style-name="T77"> </text:span><text:span text:style-name="T33">MATCHES</text:span><text:span text:style-name="T77"> </text:span><text:span text:style-name="T33">THE</text:span><text:span text:style-name="T77"> </text:span><text:span text:style-name="T33">VALUE</text:span><text:span text:style-name="T77"> </text:span><text:span text:style-name="T33">OF</text:span><text:span text:style-name="T77"> </text:span><text:span text:style-name="T33">CB_SET_MACROBLOCK</text:span></text:p>
            <text:p text:style-name="P65"><text:span text:style-name="T77"><text:s text:c="4"/></text:span><text:span text:style-name="T1">&amp;</text:span><text:span text:style-name="T58">CommandBuffer</text:span><text:span text:style-name="T1">::</text:span><text:span text:style-name="T79">execute_setMacroblock</text:span><text:span text:style-name="T1">,</text:span></text:p>
            <text:p text:style-name="P65"><text:span text:style-name="T77"><text:s text:c="4"/></text:span><text:span text:style-name="T33">//</text:span><text:span text:style-name="T77"> </text:span><text:span text:style-name="T33">...</text:span></text:p>
            <text:p text:style-name="P66">};</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61"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4">For example, Ogre supports indirect buffers when available. But when indirect buffers aren't supported, not </text:span><text:soft-page-break/><text:span text:style-name="T64">only we have to store the draw command data in CPU memory rather than GPU memory, but we also have to use very different draw calls. This is shown in </text:span><text:span text:style-name="T63">RenderSystem</text:span><text:span text:style-name="T14">::</text:span><text:span text:style-name="T64">_render</text:span><text:span text:style-name="T78"> </text:span><text:span text:style-name="T64">vs</text:span><text:span text:style-name="T78"> </text:span><text:span text:style-name="T63">RenderSystem</text:span><text:span text:style-name="T14">::</text:span><text:span text:style-name="T64">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5"><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66">{</text:p>
            <text:p text:style-name="P65"><text:span text:style-name="T77"><text:s text:c="4"/></text:span><text:span text:style-name="T80">if</text:span><text:span text:style-name="T1">(</text:span><text:span text:style-name="T77"> </text:span>supportsIndirectBuffers<text:span text:style-name="T77"> </text:span><text:span text:style-name="T1">)</text:span></text:p>
            <text:p text:style-name="P65"><text:span text:style-name="T77"><text:s text:c="8"/></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span text:style-name="T77"> </text:span><text:span text:style-name="T58">CbDrawCallIndexed</text:span><text:span text:style-name="T1">();</text:span></text:p>
            <text:p text:style-name="P65"><text:span text:style-name="T77"><text:s text:c="4"/></text:span><text:span text:style-name="T80">else</text:span></text:p>
            <text:p text:style-name="P65"><text:span text:style-name="T77"><text:s text:c="8"/></text:span><text:span text:style-name="T1">*</text:span><text:span text:style-name="T79">mCommandBuffer</text:span><text:span text:style-name="T1">-&gt;addCommand&lt;</text:span><text:span text:style-name="T58">CbDrawCallIndexedEmulated</text:span><text:span text:style-name="T1">&gt;()</text:span><text:span text:style-name="T77"> </text:span><text:span text:style-name="T1">=</text:span><text:span text:style-name="T77"> </text:span><text:span text:style-name="T58">CbDrawCallIndexedEmulated</text:span><text:span text:style-name="T1">();</text:span></text:p>
            <text:p text:style-name="P66">}</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5"><text:span text:style-name="T58">CbDrawCallIndexed</text:span><text:span text:style-name="T1">::</text:span><text:span text:style-name="T58">CbDrawCallIndexed</text:span><text:span text:style-name="T1">(</text:span><text:span text:style-name="T77"> </text:span><text:span text:style-name="T80">bool</text:span><text:span text:style-name="T77"> </text:span><text:span text:style-name="T1">supportsIndirectBuffers</text:span><text:span text:style-name="T77"> </text:span><text:span text:style-name="T1">)</text:span><text:span text:style-name="T77"> </text:span><text:span text:style-name="T1">:</text:span></text:p>
            <text:p text:style-name="P65"><text:span text:style-name="T77"><text:s text:c="4"/></text:span><text:span text:style-name="T58">CbDrawCall</text:span><text:span text:style-name="T1">(</text:span><text:span text:style-name="T77"> </text:span><text:span text:style-name="T58">CB_DRAW_CALL_INDEXED_EMULATED</text:span><text:span text:style-name="T77"> </text:span><text:span text:style-name="T1">+</text:span><text:span text:style-name="T77"> </text:span><text:span text:style-name="T1">supportsIndirectBuffers</text:span><text:span text:style-name="T77"> </text:span><text:span text:style-name="T1">)</text:span></text:p>
            <text:p text:style-name="P66">{</text:p>
            <text:p text:style-name="P66">}</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5"><text:span text:style-name="T80">bool </text:span><text:span text:style-name="T1">supportsIndirectBuffers = </text:span><text:span text:style-name="T33">/*...*/</text:span><text:span text:style-name="T1">;</text:span></text:p>
            <text:p text:style-name="P65"><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66">{</text:p>
            <text:p text:style-name="P65"><text:span text:style-name="T77"><text:s text:c="4"/></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p>
            <text:p text:style-name="P65"><text:span text:style-name="T77"><text:s text:c="28"/></text:span><text:span text:style-name="T58">CbDrawCallIndexed</text:span><text:span text:style-name="T1">( supportsIndirectBuffers );</text:span></text:p>
            <text:p text:style-name="P66">}</text:p>
          </table:table-cell>
        </table:table-row>
      </table:table>
      <text:p text:style-name="P45">It's not just cleaner, it's also more efficient. A cmp, a jmp and a mov instruction (plus a potential miss-prediction) was just transformed into a single add.</text:p>
      <text:h text:style-name="P158"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4">For example, the Hlms implementations shipped with Ogre populate this size at the end. For that, it saves the command location with </text:span><text:span text:style-name="T63">CommandBuffer</text:span><text:span text:style-name="T14">::getCommandOffset</text:span><text:span text:style-name="T64"> called after adding the command:</text:span></text:p>
      <table:table table:name="Tabla76" table:style-name="Tabla76">
        <table:table-column table:style-name="Tabla76.A"/>
        <text:soft-page-break/>
        <table:table-row>
          <table:table-cell table:style-name="Tabla76.A1" office:value-type="string">
            <text:p text:style-name="P65"><text:span text:style-name="T58">CbShaderBuffer</text:span><text:span text:style-name="T77"> </text:span><text:span text:style-name="T1">*shaderBufferCmd</text:span><text:span text:style-name="T77"> </text:span><text:span text:style-name="T1">=</text:span><text:span text:style-name="T77"> </text:span><text:span text:style-name="T1">commandBuffer-&gt;addCommand&lt;</text:span><text:span text:style-name="T58">CbShaderBuffer</text:span><text:span text:style-name="T1">&gt;();</text:span></text:p>
            <text:p text:style-name="P65"><text:span text:style-name="T1">*shaderBufferCmd</text:span><text:span text:style-name="T77"> </text:span><text:span text:style-name="T1">=</text:span><text:span text:style-name="T77"> </text:span><text:span text:style-name="T58">CbShaderBuffer</text:span><text:span text:style-name="T1">(</text:span><text:span text:style-name="T77"> </text:span>shaderResourceSlot<text:span text:style-name="T1">,</text:span></text:p>
            <text:p text:style-name="P65"><text:span text:style-name="T77"><text:s text:c="35"/></text:span><text:span text:style-name="T1">texBuffer,</text:span><text:span text:style-name="T77"> </text:span>offsetStart<text:span text:style-name="T1">,</text:span><text:span text:style-name="T77"> </text:span><text:span text:style-name="T19">0</text:span><text:span text:style-name="T77"> </text:span><text:span text:style-name="T1">);</text:span></text:p>
            <text:p text:style-name="P65"><text:span text:style-name="T58">size_t</text:span><text:span text:style-name="T77"> </text:span><text:span text:style-name="T1">texBufferOffset</text:span><text:span text:style-name="T77"> </text:span><text:span text:style-name="T1">=</text:span><text:span text:style-name="T77"> </text:span><text:span text:style-name="T1">commandBuffer-&gt;getCommandOffset(</text:span><text:span text:style-name="T77"> </text:span><text:span text:style-name="T1">shaderBufferCmd</text:span><text:span text:style-name="T77">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5"><text:span text:style-name="T33">//Set</text:span><text:span text:style-name="T77"> </text:span><text:span text:style-name="T33">the</text:span><text:span text:style-name="T77"> </text:span><text:span text:style-name="T33">binding</text:span><text:span text:style-name="T77"> </text:span><text:span text:style-name="T33">size</text:span><text:span text:style-name="T77"> </text:span><text:span text:style-name="T33">of</text:span><text:span text:style-name="T77"> </text:span><text:span text:style-name="T33">the</text:span><text:span text:style-name="T77"> </text:span><text:span text:style-name="T33">old</text:span><text:span text:style-name="T77"> </text:span><text:span text:style-name="T33">binding</text:span><text:span text:style-name="T77"> </text:span><text:span text:style-name="T33">command</text:span><text:span text:style-name="T77"> </text:span><text:span text:style-name="T33">(if</text:span><text:span text:style-name="T77"> </text:span><text:span text:style-name="T33">exists)</text:span></text:p>
            <text:p text:style-name="P65"><text:span text:style-name="T58">CbShaderBuffer</text:span><text:span text:style-name="T77"> </text:span><text:span text:style-name="T1">*shaderBufferCmd</text:span><text:span text:style-name="T77"> </text:span><text:span text:style-name="T1">=</text:span><text:span text:style-name="T77"> </text:span><text:span text:style-name="T80">reinterpret_cast</text:span><text:span text:style-name="T1">&lt;</text:span><text:span text:style-name="T58">CbShaderBuffer</text:span><text:span text:style-name="T1">*&gt;(</text:span></text:p>
            <text:p text:style-name="P65"><text:span text:style-name="T77"><text:s text:c="12"/></text:span><text:span text:style-name="T1">commandBuffer-&gt;getCommandFromOffset(</text:span><text:span text:style-name="T77"> </text:span>texBufferOffset<text:span text:style-name="T77"> </text:span><text:span text:style-name="T1">)</text:span><text:span text:style-name="T77"> </text:span><text:span text:style-name="T1">);</text:span></text:p>
            <text:p text:style-name="P65"><text:span text:style-name="T1">shaderBufferCmd-&gt;</text:span><text:span text:style-name="T79">bindSizeBytes</text:span><text:span text:style-name="T77"> </text:span><text:span text:style-name="T1">=</text:span><text:span text:style-name="T77">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0T11:28:56.310393537</dc:date>
    <meta:editing-duration>P1DT21H24M43S</meta:editing-duration>
    <meta:editing-cycles>1120</meta:editing-cycles>
    <meta:generator>LibreOffice/4.2.7.2$Linux_X86_64 LibreOffice_project/420m0$Build-2</meta:generator>
    <meta:document-statistic meta:table-count="101" meta:image-count="12" meta:object-count="1" meta:page-count="100" meta:paragraph-count="2000" meta:word-count="28919" meta:character-count="182845" meta:non-whitespace-character-count="154850"/>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